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Helvetica1" svg:font-family="Helvetica" style:font-family-generic="swiss"/>
    <style:font-face style:name="Arial Unicode MS2" svg:font-family="'Arial Unicode MS'" style:font-pitch="variable"/>
    <style:font-face style:name="Gentium Basic1" svg:font-family="'Gentium Basic'" style:font-pitch="variable"/>
    <style:font-face style:name="Helvetica Neue1" svg:font-family="'Helvetica Neue'" style:font-pitch="variable"/>
    <style:font-face style:name="Latin Modern Math" svg:font-family="'Latin Modern Math'" style:font-pitch="variable"/>
    <style:font-face style:name="Liberation Sans2" svg:font-family="'Liberation Sans'" style:font-pitch="variable"/>
    <style:font-face style:name="PingFang SC2" svg:font-family="'PingFang SC'" style:font-pitch="variable"/>
    <style:font-face style:name="Gentium Basic" svg:font-family="'Gentium Basic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Helvetica Neue2" svg:font-family="'Helvetica Neue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0cm"/>
    </style:style>
    <style:style style:name="gr6" style:family="graphic" style:parent-style-name="standard">
      <style:graphic-properties svg:stroke-opacity="0%" draw:fill-color="#e16173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svg:stroke-opacity="0%" draw:fill-color="#5983b0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svg:stroke-opacity="0%" draw:fill-color="#3faf46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stroke="none" draw:fill="none" fo:min-height="1.45cm"/>
    </style:style>
    <style:style style:name="gr10" style:family="graphic" style:parent-style-name="standard">
      <style:graphic-properties svg:stroke-width="0.106cm" svg:stroke-color="#e16173" draw:marker-start-width="0.359cm" draw:marker-end-width="0.359cm" svg:stroke-opacity="100%" draw:fill-color="#ffffff" draw:textarea-horizontal-align="justify" draw:textarea-vertical-align="middle" draw:auto-grow-height="false" fo:min-height="0.316cm" fo:min-width="0.066cm" fo:padding-top="0.178cm" fo:padding-bottom="0.178cm" fo:padding-left="0.303cm" fo:padding-right="0.303cm"/>
    </style:style>
    <style:style style:name="gr11" style:family="graphic" style:parent-style-name="standard">
      <style:graphic-properties svg:stroke-opacity="0%" draw:fill-color="#77bc65" draw:textarea-horizontal-align="justify" draw:textarea-vertical-align="middle" draw:auto-grow-height="false" fo:min-height="0.316cm" fo:min-width="0.066cm"/>
    </style:style>
    <style:style style:name="gr12" style:family="graphic" style:parent-style-name="standard">
      <style:graphic-properties svg:stroke-width="0.106cm" svg:stroke-color="#5983b0" draw:marker-start-width="0.359cm" draw:marker-end-width="0.359cm" svg:stroke-opacity="100%" draw:fill-color="#ffffff" draw:textarea-horizontal-align="justify" draw:textarea-vertical-align="middle" draw:auto-grow-height="false" fo:min-height="0.21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77bc65" draw:marker-start-width="0.359cm" draw:marker-end-width="0.359cm" svg:stroke-opacity="100%" draw:fill-color="#ffffff" draw:textarea-horizontal-align="justify" draw:textarea-vertical-align="middle" draw:auto-grow-height="false" fo:min-height="0.21cm" fo:min-width="0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e16173" draw:marker-start-width="0.359cm" draw:marker-end-width="0.359cm" svg:stroke-opacity="100%" draw:fill-color="#ffffff" draw:textarea-horizontal-align="justify" draw:textarea-vertical-align="middle" draw:auto-grow-height="false" fo:min-height="0.21cm" fo:min-width="0cm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fo:min-height="1.786cm"/>
    </style:style>
    <style:style style:name="gr16" style:family="graphic" style:parent-style-name="standard">
      <style:graphic-properties draw:stroke="none" draw:fill="none" fo:min-height="1.631cm"/>
    </style:style>
    <style:style style:name="gr17" style:family="graphic" style:parent-style-name="standard">
      <style:graphic-properties draw:stroke="none" draw:fill="none" fo:min-height="3.261cm"/>
    </style:style>
    <style:style style:name="gr18" style:family="graphic" style:parent-style-name="standard">
      <style:graphic-properties draw:stroke="dash" draw:stroke-dash="Dashed_20__28_var_29_" svg:stroke-width="0.081cm" svg:stroke-color="#666666" draw:marker-start-width="0.321cm" draw:marker-end-width="0.321cm" draw:fill-color="#ffffff" draw:textarea-horizontal-align="justify" draw:textarea-vertical-align="middle" draw:auto-grow-height="false" fo:min-height="1.137cm" fo:min-width="2.42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1.309cm"/>
    </style:style>
    <style:style style:name="gr20" style:family="graphic" style:parent-style-name="standard">
      <style:graphic-properties draw:stroke="none" draw:fill="none" fo:min-height="8.151cm"/>
    </style:style>
    <style:style style:name="gr21" style:family="graphic" style:parent-style-name="standard">
      <style:graphic-properties draw:stroke="none" draw:fill="none" fo:min-height="3.925cm"/>
    </style:style>
    <style:style style:name="gr22" style:family="graphic" style:parent-style-name="standard">
      <style:graphic-properties svg:stroke-opacity="0%" draw:fill-color="#729fcf" draw:textarea-horizontal-align="justify" draw:textarea-vertical-align="middle" draw:auto-grow-height="false" fo:min-height="0.316cm" fo:min-width="0.066cm"/>
    </style:style>
    <style:style style:name="gr23" style:family="graphic" style:parent-style-name="objectwithoutfill">
      <style:graphic-properties svg:stroke-width="0.053cm" svg:stroke-color="#666666" draw:marker-start-width="0.279cm" draw:marker-end-width="0.279cm" draw:fill="solid" draw:fill-color="#666666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0.92cm"/>
    </style:style>
    <style:style style:name="gr25" style:family="graphic" style:parent-style-name="standard">
      <style:graphic-properties svg:stroke-opacity="0%" draw:fill-color="#3465a4" draw:textarea-horizontal-align="justify" draw:textarea-vertical-align="middle" draw:auto-grow-height="false" fo:min-height="0.316cm" fo:min-width="0.066cm"/>
    </style:style>
    <style:style style:name="gr26" style:family="graphic" style:parent-style-name="standard">
      <style:graphic-properties svg:stroke-opacity="0%" draw:fill-color="#127622" draw:textarea-horizontal-align="justify" draw:textarea-vertical-align="middle" draw:auto-grow-height="false" fo:min-height="0.316cm" fo:min-width="0.066cm"/>
    </style:style>
    <style:style style:name="gr27" style:family="graphic" style:parent-style-name="standard">
      <style:graphic-properties svg:stroke-opacity="0%" draw:fill-color="#a7074b" draw:textarea-horizontal-align="justify" draw:textarea-vertical-align="middle" draw:auto-grow-height="false" fo:min-height="0.316cm" fo:min-width="0.066cm"/>
    </style:style>
    <style:style style:name="gr28" style:family="graphic" style:parent-style-name="standard">
      <style:graphic-properties draw:stroke="none" draw:fill="none" fo:min-height="0.95cm"/>
    </style:style>
    <style:style style:name="gr29" style:family="graphic" style:parent-style-name="standard">
      <style:graphic-properties svg:stroke-opacity="0%" draw:fill-color="#666666" draw:textarea-horizontal-align="justify" draw:textarea-vertical-align="middle" draw:auto-grow-height="false" fo:min-height="0.316cm" fo:min-width="0.066cm"/>
    </style:style>
    <style:style style:name="gr30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opacity="0%" draw:fill-color="#e16173" draw:textarea-horizontal-align="justify" draw:textarea-vertical-align="middle" draw:auto-grow-height="false" fo:min-height="0.316cm" fo:min-width="0.066cm"/>
    </style:style>
    <style:style style:name="gr32" style:family="graphic" style:parent-style-name="objectwithoutfill">
      <style:graphic-properties svg:stroke-width="0.053cm" svg:stroke-color="#666666" draw:marker-start-width="0.279cm" draw:marker-end-width="0.279cm" draw:fill="solid" draw:fill-color="#e16173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="none" fo:min-height="6.45cm"/>
    </style:style>
    <style:style style:name="gr34" style:family="graphic" style:parent-style-name="standard">
      <style:graphic-properties svg:stroke-opacity="0%" draw:fill-color="#77bc65" draw:textarea-horizontal-align="justify" draw:textarea-vertical-align="middle" draw:auto-grow-height="false" fo:min-height="0.316cm" fo:min-width="0.066cm"/>
    </style:style>
    <style:style style:name="gr35" style:family="graphic" style:parent-style-name="standard">
      <style:graphic-properties svg:stroke-opacity="0%" draw:fill-color="#729fcf" draw:textarea-horizontal-align="justify" draw:textarea-vertical-align="middle" draw:auto-grow-height="false" fo:min-height="0.316cm" fo:min-width="0.066cm"/>
    </style:style>
    <style:style style:name="gr36" style:family="graphic" style:parent-style-name="standard">
      <style:graphic-properties draw:stroke="none" draw:fill="none" fo:min-height="10.11cm"/>
    </style:style>
    <style:style style:name="gr37" style:family="graphic" style:parent-style-name="standard">
      <style:graphic-properties draw:stroke="none" draw:fill="none" fo:min-height="11.25cm"/>
    </style:style>
    <style:style style:name="gr38" style:family="graphic" style:parent-style-name="objectwithoutfill">
      <style:graphic-properties svg:stroke-width="0.053cm" svg:stroke-color="#666666" draw:marker-start-width="0.279cm" draw:marker-end-width="0.279cm" draw:fill="solid" draw:fill-color="#729fcf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none" fo:min-height="1.75cm"/>
    </style:style>
    <style:style style:name="gr40" style:family="graphic" style:parent-style-name="objectwithoutfill">
      <style:graphic-properties svg:stroke-width="0.053cm" svg:stroke-color="#e16173" draw:marker-start-width="0.279cm" draw:marker-end-width="0.279cm" draw:fill="solid" draw:fill-color="#e16173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e1617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0.921cm"/>
    </style:style>
    <style:style style:name="gr43" style:family="graphic" style:parent-style-name="standard">
      <style:graphic-properties svg:stroke-opacity="0%" draw:fill-color="#f7d1d5" draw:textarea-horizontal-align="justify" draw:textarea-vertical-align="middle" draw:auto-grow-height="false" fo:min-height="0.316cm" fo:min-width="0.066cm"/>
    </style:style>
    <style:style style:name="gr44" style:family="graphic" style:parent-style-name="standard">
      <style:graphic-properties draw:stroke="none" draw:fill="none" fo:min-height="2.758cm"/>
    </style:style>
    <style:style style:name="gr45" style:family="graphic" style:parent-style-name="standard">
      <style:graphic-properties draw:opacity="0%" draw:textarea-horizontal-align="justify" draw:textarea-vertical-align="middle" draw:auto-grow-height="false" fo:min-height="3cm" fo:min-width="5.149cm"/>
    </style:style>
    <style:style style:name="gr46" style:family="graphic" style:parent-style-name="standard">
      <style:graphic-properties draw:stroke="none" draw:fill="none" fo:min-height="2.932cm"/>
    </style:style>
    <style:style style:name="gr47" style:family="graphic" style:parent-style-name="standard">
      <style:graphic-properties svg:stroke-color="#8e86ae" draw:fill-color="#8e86ae" draw:opacity="0%" draw:textarea-horizontal-align="justify" draw:textarea-vertical-align="middle" draw:auto-grow-height="false" fo:min-height="1.217cm" fo:min-width="4.543cm"/>
    </style:style>
    <style:style style:name="gr48" style:family="graphic" style:parent-style-name="standard">
      <style:graphic-properties svg:stroke-color="#e16173" draw:fill-color="#a1467e" draw:opacity="0%" draw:textarea-horizontal-align="justify" draw:textarea-vertical-align="middle" draw:auto-grow-height="false" fo:min-height="1.217cm" fo:min-width="4.543cm"/>
    </style:style>
    <style:style style:name="gr49" style:family="graphic" style:parent-style-name="standard">
      <style:graphic-properties svg:stroke-opacity="0%" draw:fill-color="#5983b0" draw:textarea-horizontal-align="justify" draw:textarea-vertical-align="middle" draw:auto-grow-height="false" fo:min-height="0.316cm" fo:min-width="0.066cm"/>
    </style:style>
    <style:style style:name="gr50" style:family="graphic" style:parent-style-name="standard">
      <style:graphic-properties svg:stroke-opacity="0%" draw:fill-color="#d62e4e" draw:textarea-horizontal-align="justify" draw:textarea-vertical-align="middle" draw:auto-grow-height="false" fo:min-height="0.316cm" fo:min-width="0.066cm"/>
    </style:style>
    <style:style style:name="gr51" style:family="graphic" style:parent-style-name="standard">
      <style:graphic-properties svg:stroke-opacity="0%" draw:fill-color="#6b5e9b" draw:textarea-horizontal-align="justify" draw:textarea-vertical-align="middle" draw:auto-grow-height="false" fo:min-height="0.316cm" fo:min-width="0.066cm"/>
    </style:style>
    <style:style style:name="gr52" style:family="graphic" style:parent-style-name="standard">
      <style:graphic-properties svg:stroke-opacity="0%" draw:fill-color="#a1467e" draw:textarea-horizontal-align="justify" draw:textarea-vertical-align="middle" draw:auto-grow-height="false" fo:min-height="0.316cm" fo:min-width="0.066cm"/>
    </style:style>
    <style:style style:name="gr53" style:family="graphic" style:parent-style-name="standard">
      <style:graphic-properties draw:stroke="none" draw:fill="none" fo:min-height="1.142cm"/>
    </style:style>
    <style:style style:name="gr54" style:family="graphic" style:parent-style-name="standard">
      <style:graphic-properties draw:stroke="none" draw:fill="none" fo:min-height="0.989cm"/>
    </style:style>
    <style:style style:name="gr55" style:family="graphic" style:parent-style-name="standard">
      <style:graphic-properties svg:stroke-opacity="0%" draw:fill-color="#6b5e9b" draw:textarea-horizontal-align="justify" draw:textarea-vertical-align="middle" draw:auto-grow-height="false" fo:min-height="0.316cm" fo:min-width="0.066cm"/>
    </style:style>
    <style:style style:name="gr56" style:family="graphic" style:parent-style-name="standard">
      <style:graphic-properties draw:opacity="0%" draw:textarea-horizontal-align="justify" draw:textarea-vertical-align="middle" draw:auto-grow-height="false" fo:min-height="3cm" fo:min-width="5.15cm"/>
    </style:style>
    <style:style style:name="gr57" style:family="graphic" style:parent-style-name="standard">
      <style:graphic-properties svg:stroke-opacity="0%" draw:fill-color="#666666" draw:textarea-horizontal-align="justify" draw:textarea-vertical-align="middle" draw:auto-grow-height="false" fo:min-height="0.6cm" fo:min-width="0.35cm"/>
    </style:style>
    <style:style style:name="gr58" style:family="graphic" style:parent-style-name="standard">
      <style:graphic-properties draw:stroke="none" draw:fill="none" fo:min-height="1.493cm"/>
    </style:style>
    <style:style style:name="gr59" style:family="graphic" style:parent-style-name="standard">
      <style:graphic-properties draw:stroke="none" draw:fill="none" fo:min-height="1.147cm"/>
    </style:style>
    <style:style style:name="gr60" style:family="graphic" style:parent-style-name="standard">
      <style:graphic-properties draw:stroke="none" draw:fill="none" fo:min-height="1.521cm"/>
    </style:style>
    <style:style style:name="gr61" style:family="graphic" style:parent-style-name="standard">
      <style:graphic-properties draw:stroke="none" draw:fill="none" fo:min-height="2.14cm"/>
    </style:style>
    <style:style style:name="gr62" style:family="graphic" style:parent-style-name="standard">
      <style:graphic-properties draw:stroke="none" draw:fill="none" fo:min-height="1.35cm"/>
    </style:style>
    <style:style style:name="gr63" style:family="graphic" style:parent-style-name="standard">
      <style:graphic-properties draw:stroke="none" draw:fill="none" fo:min-height="2.305cm"/>
    </style:style>
    <style:style style:name="gr64" style:family="graphic" style:parent-style-name="standard">
      <style:graphic-properties draw:stroke="none" draw:fill="none" fo:min-height="2.465cm"/>
    </style:style>
    <style:style style:name="gr65" style:family="graphic" style:parent-style-name="standard">
      <style:graphic-properties draw:stroke="none" draw:fill="none" fo:min-height="1.154cm"/>
    </style:style>
    <style:style style:name="pr1" style:family="presentation" style:parent-style-name="TitleSlide-title">
      <style:graphic-properties draw:auto-grow-height="true" fo:min-height="4.547cm"/>
    </style:style>
    <style:style style:name="pr2" style:family="presentation" style:parent-style-name="TitleSlide-outline1">
      <style:graphic-properties fo:min-height="11.423cm"/>
    </style:style>
    <style:style style:name="pr3" style:family="presentation" style:parent-style-name="TitleSlide-notes">
      <style:graphic-properties draw:fill-color="#ffffff" draw:auto-grow-height="true" fo:min-height="13.364cm"/>
    </style:style>
    <style:style style:name="pr4" style:family="presentation" style:parent-style-name="NormalSlide-title">
      <style:graphic-properties draw:auto-grow-height="true" fo:min-height="1.972cm"/>
    </style:style>
    <style:style style:name="pr5" style:family="presentation" style:parent-style-name="NormalSlide-outline1">
      <style:graphic-properties fo:min-height="9.984cm"/>
    </style:style>
    <style:style style:name="pr6" style:family="presentation" style:parent-style-name="NormalSlide-notes">
      <style:graphic-properties draw:fill-color="#ffffff" draw:auto-grow-height="true" fo:min-height="13.364cm"/>
    </style:style>
    <style:style style:name="pr7" style:family="presentation" style:parent-style-name="NormalSlide-outline1" style:list-style-name="L3">
      <style:graphic-properties fo:min-height="9.984cm"/>
    </style:style>
    <style:style style:name="pr8" style:family="presentation" style:parent-style-name="NormalSlide-outline1" style:list-style-name="L3">
      <style:graphic-properties fo:min-height="9.984cm"/>
    </style:style>
    <style:style style:name="pr9" style:family="presentation" style:parent-style-name="SemiTitleSlide-title">
      <style:graphic-properties fo:min-height="1.972cm"/>
    </style:style>
    <style:style style:name="pr10" style:family="presentation" style:parent-style-name="SemiTitleSlide-notes">
      <style:graphic-properties draw:fill-color="#ffffff" draw:auto-grow-height="true" fo:min-height="13.364cm"/>
    </style:style>
    <style:style style:name="P1" style:family="paragraph">
      <style:text-properties fo:font-size="50pt" fo:language="en" fo:country="US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language="en" fo:country="US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9999" style:font-name="Helvetica1" fo:font-size="12pt" style:font-name-asian="Helvetica1" style:font-size-asian="12pt" style:font-name-complex="Helvetica1" style:font-size-complex="12pt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="none" draw:fill-color="#ffffff"/>
      <style:text-properties fo:color="#808080" style:font-name="Gentium Basic1" fo:font-size="18pt" fo:language="en" fo:country="US" fo:font-style="italic" style:font-size-asian="18pt" style:font-style-asian="italic" style:font-size-complex="18pt" style:font-style-complex="italic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5cm" fo:margin-bottom="0cm" fo:text-indent="0cm"/>
      <style:text-properties fo:font-size="22pt" fo:language="en" fo:country="US" style:font-size-asian="22pt" style:font-size-complex="22pt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color="#808080" fo:font-size="50pt" fo:language="en" fo:country="US" style:font-size-asian="54pt" style:font-size-complex="54pt"/>
    </style:style>
    <style:style style:name="P13" style:family="paragraph">
      <style:paragraph-properties fo:margin-left="0cm" fo:margin-right="0cm" fo:margin-top="0.5cm" fo:margin-bottom="0cm" fo:text-indent="0cm"/>
      <style:text-properties fo:font-size="32pt" fo:language="en" fo:country="US" style:font-size-asian="32pt" style:font-size-complex="32pt"/>
    </style:style>
    <style:style style:name="P14" style:family="paragraph">
      <loext:graphic-properties draw:fill="none" draw:fill-color="#ffffff"/>
      <style:text-properties fo:color="#666666" style:font-name="Latin Modern Math" fo:font-size="12pt" fo:language="en" fo:country="US" style:font-size-asian="12pt" style:font-size-complex="12pt"/>
    </style:style>
    <style:style style:name="P15" style:family="paragraph">
      <loext:graphic-properties draw:fill-color="#e16173"/>
      <style:paragraph-properties fo:text-align="center"/>
      <style:text-properties fo:language="en" fo:country="US"/>
    </style:style>
    <style:style style:name="P16" style:family="paragraph">
      <loext:graphic-properties draw:fill-color="#5983b0"/>
      <style:paragraph-properties fo:text-align="center"/>
      <style:text-properties fo:language="en" fo:country="US"/>
    </style:style>
    <style:style style:name="P17" style:family="paragraph">
      <loext:graphic-properties draw:fill-color="#3faf46"/>
      <style:paragraph-properties fo:text-align="center"/>
      <style:text-properties fo:language="en" fo:country="US"/>
    </style:style>
    <style:style style:name="P18" style:family="paragraph">
      <loext:graphic-properties draw:fill="none"/>
      <style:text-properties fo:font-size="18pt" fo:language="en" fo:country="US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language="en" fo:country="US"/>
    </style:style>
    <style:style style:name="P20" style:family="paragraph">
      <loext:graphic-properties draw:fill-color="#77bc65"/>
      <style:paragraph-properties fo:text-align="center"/>
      <style:text-properties fo:language="en" fo:country="US"/>
    </style:style>
    <style:style style:name="P21" style:family="paragraph">
      <loext:graphic-properties draw:fill="none"/>
      <style:text-properties fo:font-size="32pt" fo:language="en" fo:country="US" style:font-size-asian="32pt" style:font-size-complex="32pt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808080" style:font-name="Helvetica1" fo:font-size="12pt" fo:language="en" fo:country="US" style:font-name-asian="Helvetica1" style:font-size-asian="12pt" style:font-name-complex="Helvetica1" style:font-size-complex="12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Gentium Basic1" fo:font-size="28pt" fo:language="en" fo:country="US" fo:font-style="italic" fo:font-weight="normal" style:font-size-asian="28pt" style:font-weight-asian="bold" style:font-size-complex="28pt" style:font-weight-complex="bold"/>
    </style:style>
    <style:style style:name="P25" style:family="paragraph">
      <loext:graphic-properties draw:fill="none"/>
      <style:text-properties style:font-name="Gentium Basic1" fo:font-size="28pt" fo:language="en" fo:country="US" fo:font-style="italic" fo:font-weight="normal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/>
      <style:text-properties style:font-name="Gentium Basic1" fo:font-size="32pt" fo:language="en" fo:country="US" fo:font-style="italic" fo:font-weight="normal" style:font-size-asian="28pt" style:font-weight-asian="bold" style:font-size-complex="28pt" style:font-weight-complex="bold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/>
      <style:text-properties style:font-name="Gentium Basic1" fo:font-size="32pt" fo:language="en" fo:country="US" fo:font-style="italic" fo:font-weight="normal" style:font-size-asian="26pt" style:font-weight-asian="bold" style:font-size-complex="26pt" style:font-weight-complex="bold"/>
    </style:style>
    <style:style style:name="P29" style:family="paragraph">
      <loext:graphic-properties draw:fill="none"/>
      <style:text-properties style:font-name="Gentium Basic1" fo:font-size="32pt" fo:language="en" fo:country="US" fo:font-style="italic" fo:font-weight="normal" style:font-size-asian="28pt" style:font-weight-asian="bold" style:font-size-complex="28pt" style:font-weight-complex="bold"/>
    </style:style>
    <style:style style:name="P30" style:family="paragraph">
      <loext:graphic-properties draw:fill-color="#729fcf"/>
      <style:paragraph-properties fo:text-align="center"/>
      <style:text-properties fo:language="en" fo:country="US"/>
    </style:style>
    <style:style style:name="P31" style:family="paragraph">
      <loext:graphic-properties draw:fill="solid" draw:fill-color="#666666"/>
      <style:paragraph-properties fo:text-align="center"/>
      <style:text-properties fo:language="en" fo:country="US"/>
    </style:style>
    <style:style style:name="P32" style:family="paragraph">
      <loext:graphic-properties draw:fill="none"/>
      <style:text-properties fo:font-size="18pt" fo:language="en" fo:country="US"/>
    </style:style>
    <style:style style:name="P33" style:family="paragraph">
      <loext:graphic-properties draw:fill-color="#3465a4"/>
      <style:paragraph-properties fo:text-align="center"/>
      <style:text-properties fo:language="en" fo:country="US"/>
    </style:style>
    <style:style style:name="P34" style:family="paragraph">
      <loext:graphic-properties draw:fill-color="#127622"/>
      <style:paragraph-properties fo:text-align="center"/>
      <style:text-properties fo:language="en" fo:country="US"/>
    </style:style>
    <style:style style:name="P35" style:family="paragraph">
      <loext:graphic-properties draw:fill-color="#a7074b"/>
      <style:paragraph-properties fo:text-align="center"/>
      <style:text-properties fo:language="en" fo:country="US"/>
    </style:style>
    <style:style style:name="P36" style:family="paragraph">
      <style:paragraph-properties fo:margin-left="0cm" fo:margin-right="0cm" fo:margin-top="0.5cm" fo:margin-bottom="0cm" fo:text-indent="0cm"/>
      <style:text-properties fo:font-weight="normal" style:font-weight-asian="normal" style:font-weight-complex="normal"/>
    </style:style>
    <style:style style:name="P37" style:family="paragraph">
      <style:text-properties fo:font-weight="normal" style:font-weight-asian="normal" style:font-weight-complex="normal"/>
    </style:style>
    <style:style style:name="P38" style:family="paragraph">
      <style:paragraph-properties fo:margin-left="0cm" fo:margin-right="0cm" fo:margin-top="0.5cm" fo:margin-bottom="0cm" fo:text-indent="0cm"/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P39" style:family="paragraph">
      <loext:graphic-properties draw:fill-color="#666666"/>
      <style:paragraph-properties fo:text-align="center"/>
      <style:text-properties fo:color="#ffffff" fo:language="en" fo:country="US"/>
    </style:style>
    <style:style style:name="P40" style:family="paragraph">
      <loext:graphic-properties draw:fill-color="#666666"/>
      <style:paragraph-properties fo:text-align="center"/>
      <style:text-properties fo:color="#ffffff" fo:language="en" fo:country="US" fo:background-color="#ffffff"/>
    </style:style>
    <style:style style:name="P41" style:family="paragraph">
      <loext:graphic-properties draw:fill="solid" draw:fill-color="#666666"/>
      <style:paragraph-properties fo:text-align="center"/>
      <style:text-properties fo:color="#ffffff" fo:language="en" fo:country="US"/>
    </style:style>
    <style:style style:name="P42" style:family="paragraph">
      <loext:graphic-properties draw:fill="solid"/>
      <style:paragraph-properties fo:text-align="center"/>
      <style:text-properties fo:color="#ffffff" fo:language="en" fo:country="US"/>
    </style:style>
    <style:style style:name="P43" style:family="paragraph">
      <loext:graphic-properties draw:fill-color="#e16173"/>
      <style:paragraph-properties fo:text-align="center"/>
      <style:text-properties fo:color="#ffffff" fo:language="en" fo:country="US"/>
    </style:style>
    <style:style style:name="P44" style:family="paragraph">
      <loext:graphic-properties draw:fill-color="#e16173"/>
      <style:paragraph-properties fo:text-align="center"/>
      <style:text-properties fo:color="#ffffff" fo:language="en" fo:country="US" fo:background-color="#ffffff"/>
    </style:style>
    <style:style style:name="P45" style:family="paragraph">
      <loext:graphic-properties draw:fill="solid" draw:fill-color="#e16173"/>
      <style:paragraph-properties fo:text-align="center"/>
      <style:text-properties fo:color="#ffffff" fo:language="en" fo:country="US"/>
    </style:style>
    <style:style style:name="P46" style:family="paragraph">
      <loext:graphic-properties draw:fill="none"/>
      <style:text-properties style:font-name="Latin Modern Math" fo:language="en" fo:country="US" fo:font-style="normal" style:font-style-asian="normal" style:font-style-complex="normal"/>
    </style:style>
    <style:style style:name="P47" style:family="paragraph">
      <loext:graphic-properties draw:fill-color="#77bc65"/>
      <style:paragraph-properties fo:text-align="center"/>
      <style:text-properties fo:color="#ffffff" fo:language="en" fo:country="US"/>
    </style:style>
    <style:style style:name="P48" style:family="paragraph">
      <loext:graphic-properties draw:fill-color="#729fcf"/>
      <style:paragraph-properties fo:text-align="center"/>
      <style:text-properties fo:color="#ffffff" fo:language="en" fo:country="US"/>
    </style:style>
    <style:style style:name="P49" style:family="paragraph">
      <loext:graphic-properties draw:fill-color="#729fcf"/>
      <style:paragraph-properties fo:text-align="center"/>
      <style:text-properties fo:color="#ffffff" fo:language="en" fo:country="US" fo:background-color="#ffffff"/>
    </style:style>
    <style:style style:name="P50" style:family="paragraph">
      <loext:graphic-properties draw:fill-color="#666666"/>
      <style:paragraph-properties fo:text-align="center"/>
      <style:text-properties fo:color="#ffffff" fo:font-size="18pt" fo:language="en" fo:country="US" fo:background-color="#ffffff"/>
    </style:style>
    <style:style style:name="P51" style:family="paragraph">
      <loext:graphic-properties draw:fill="solid"/>
      <style:paragraph-properties fo:text-align="center"/>
      <style:text-properties fo:language="en" fo:country="US"/>
    </style:style>
    <style:style style:name="P52" style:family="paragraph">
      <loext:graphic-properties draw:fill="solid" draw:fill-color="#e16173"/>
      <style:paragraph-properties fo:text-align="center"/>
      <style:text-properties fo:language="en" fo:country="US"/>
    </style:style>
    <style:style style:name="P53" style:family="paragraph">
      <loext:graphic-properties draw:fill="solid" draw:fill-color="#729fcf"/>
      <style:paragraph-properties fo:text-align="center"/>
      <style:text-properties fo:language="en" fo:country="US"/>
    </style:style>
    <style:style style:name="P54" style:family="paragraph">
      <loext:graphic-properties draw:fill="none"/>
      <style:text-properties fo:language="en" fo:country="US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style:paragraph-properties fo:line-height="100%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font-size="22pt" fo:language="en" fo:country="US" style:font-size-asian="22pt" style:font-size-complex="22pt"/>
    </style:style>
    <style:style style:name="P58" style:family="paragraph">
      <style:paragraph-properties fo:margin-left="0cm" fo:margin-right="0cm" fo:margin-top="0cm" fo:margin-bottom="0cm" fo:line-height="100%" fo:text-indent="0cm"/>
      <style:text-properties fo:font-size="26pt" fo:language="en" fo:country="US" style:font-size-asian="26pt" style:font-size-complex="26pt"/>
    </style:style>
    <style:style style:name="P59" style:family="paragraph">
      <style:paragraph-properties fo:margin-top="0.5cm" fo:margin-bottom="0cm"/>
    </style:style>
    <style:style style:name="P60" style:family="paragraph">
      <loext:graphic-properties draw:fill="none"/>
      <style:text-properties fo:font-size="22pt" fo:language="en" fo:country="US" style:font-size-asian="22pt" style:font-size-complex="22pt"/>
    </style:style>
    <style:style style:name="P61" style:family="paragraph">
      <loext:graphic-properties draw:fill-color="#e16173"/>
      <style:paragraph-properties fo:text-align="center"/>
      <style:text-properties fo:color="#ffffff" fo:language="en" fo:country="US" style:text-underline-style="solid" style:text-underline-width="auto" style:text-underline-color="font-color"/>
    </style:style>
    <style:style style:name="P62" style:family="paragraph">
      <loext:graphic-properties draw:fill-color="#f7d1d5"/>
      <style:paragraph-properties fo:text-align="center"/>
      <style:text-properties fo:color="#ffffff" fo:language="en" fo:country="US" style:text-underline-style="solid" style:text-underline-width="auto" style:text-underline-color="font-color"/>
    </style:style>
    <style:style style:name="P63" style:family="paragraph">
      <loext:graphic-properties draw:fill="none"/>
      <style:text-properties fo:color="#dddddd" fo:font-size="22pt" fo:language="en" fo:country="US" style:font-size-asian="22pt" style:font-size-complex="22pt"/>
    </style:style>
    <style:style style:name="P64" style:family="paragraph">
      <loext:graphic-properties draw:fill-color="#77bc65"/>
      <style:paragraph-properties fo:text-align="center"/>
      <style:text-properties fo:color="#ffffff" fo:language="en" fo:country="US" fo:background-color="#ffffff"/>
    </style:style>
    <style:style style:name="P65" style:family="paragraph">
      <loext:graphic-properties draw:opacity="0%"/>
      <style:paragraph-properties fo:text-align="center"/>
      <style:text-properties fo:language="en" fo:country="US"/>
    </style:style>
    <style:style style:name="P66" style:family="paragraph">
      <loext:graphic-properties draw:fill-color="#8e86ae" draw:opacity="0%"/>
      <style:paragraph-properties fo:text-align="center"/>
      <style:text-properties fo:language="en" fo:country="US"/>
    </style:style>
    <style:style style:name="P67" style:family="paragraph">
      <loext:graphic-properties draw:fill-color="#a1467e" draw:opacity="0%"/>
      <style:paragraph-properties fo:text-align="center"/>
      <style:text-properties fo:language="en" fo:country="US"/>
    </style:style>
    <style:style style:name="P68" style:family="paragraph">
      <loext:graphic-properties draw:fill-color="#5983b0"/>
      <style:paragraph-properties fo:text-align="center"/>
      <style:text-properties fo:color="#ffffff" fo:language="en" fo:country="US"/>
    </style:style>
    <style:style style:name="P69" style:family="paragraph">
      <loext:graphic-properties draw:fill-color="#d62e4e"/>
      <style:paragraph-properties fo:text-align="center"/>
      <style:text-properties fo:color="#ffffff" fo:language="en" fo:country="US" fo:background-color="#ffffff"/>
    </style:style>
    <style:style style:name="P70" style:family="paragraph">
      <loext:graphic-properties draw:fill-color="#6b5e9b"/>
      <style:paragraph-properties fo:text-align="center"/>
      <style:text-properties fo:color="#ffffff" fo:language="en" fo:country="US"/>
    </style:style>
    <style:style style:name="P71" style:family="paragraph">
      <loext:graphic-properties draw:fill-color="#a1467e"/>
      <style:paragraph-properties fo:text-align="center"/>
      <style:text-properties fo:color="#ffffff" fo:language="en" fo:country="US"/>
    </style:style>
    <style:style style:name="P72" style:family="paragraph">
      <loext:graphic-properties draw:fill="none"/>
      <style:text-properties fo:font-size="28pt" fo:language="en" fo:country="US"/>
    </style:style>
    <style:style style:name="P73" style:family="paragraph">
      <loext:graphic-properties draw:fill-color="#666666"/>
      <style:paragraph-properties fo:text-align="center"/>
      <style:text-properties fo:color="#ffffff" style:text-position="0% 100%" fo:language="en" fo:country="US" fo:background-color="#ffffff"/>
    </style:style>
    <style:style style:name="P74" style:family="paragraph">
      <loext:graphic-properties draw:fill="none"/>
      <style:paragraph-properties fo:text-align="center"/>
      <style:text-properties fo:language="en" fo:country="US"/>
    </style:style>
    <style:style style:name="P75" style:family="paragraph">
      <loext:graphic-properties draw:fill-color="#666666"/>
      <style:paragraph-properties fo:text-align="center"/>
      <style:text-properties fo:color="#ffffff" style:text-position="0% 100%" fo:font-size="18pt" fo:language="en" fo:country="US" fo:background-color="#ffffff"/>
    </style:style>
    <style:style style:name="P76" style:family="paragraph">
      <loext:graphic-properties draw:fill="none"/>
      <style:paragraph-properties fo:text-align="center"/>
      <style:text-properties fo:font-size="18pt" fo:language="en" fo:country="US"/>
    </style:style>
    <style:style style:name="P77" style:family="paragraph">
      <loext:graphic-properties draw:fill="none"/>
      <style:text-properties style:font-name="Helvetica Neue1" fo:font-size="28pt" fo:language="en" fo:country="US" style:font-size-asian="28pt" style:font-size-complex="28pt"/>
    </style:style>
    <style:style style:name="T1" style:family="text">
      <style:text-properties fo:font-size="50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Helvetica1" fo:font-size="12pt" fo:language="en" fo:country="US" fo:font-style="normal" fo:text-shadow="none" style:text-underline-style="none" fo:font-weight="normal" style:letter-kerning="true" style:font-name-asian="Helvetica1" style:font-size-asian="12pt" style:font-style-asian="normal" style:font-weight-asian="normal" style:font-name-complex="Helvetic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font-name="Gentium Basic1" fo:font-size="20pt" fo:language="en" fo:country="US" fo:font-style="italic" style:font-size-asian="20pt" style:font-style-asian="italic" style:font-size-complex="20pt" style:font-style-complex="italic"/>
    </style:style>
    <style:style style:name="T5" style:family="text">
      <style:text-properties fo:font-variant="normal" fo:text-transform="none" fo:color="#666666" style:text-outline="false" style:text-line-through-style="none" style:text-line-through-type="none" fo:language="en" fo:country="US" fo:font-style="normal" fo:text-shadow="none" style:text-underline-style="none" fo:font-weight="normal" style:letter-kerning="true" fo:background-color="transparent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Gentium Basic1" fo:language="en" fo:country="US" fo:font-style="italic" fo:text-shadow="none" style:text-underline-style="none" fo:font-weight="normal" style:letter-kerning="true" fo:background-color="transparent" style:font-name-asian="PingFang SC" style:font-style-asian="italic" style:font-weight-asian="normal" style:font-name-complex="Arial Unicode MS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Helvetica Neue1" fo:language="en" fo:country="US" fo:font-style="normal" fo:text-shadow="none" style:text-underline-style="none" fo:font-weight="normal" style:letter-kerning="true" fo:background-color="transparent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ccccc" style:text-outline="false" style:text-line-through-style="none" style:text-line-through-type="none" style:text-position="0% 100%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Gentium Basic1" fo:font-size="28pt" fo:language="en" fo:country="US" fo:font-style="italic" fo:text-shadow="none" style:text-underline-style="none" fo:font-weight="normal" style:letter-kerning="true" fo:background-color="transparent" style:font-name-asian="PingFang SC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Latin Modern Math" fo:font-size="32pt" fo:language="en" fo:country="US" fo:font-style="italic" fo:text-shadow="none" style:text-underline-style="none" fo:font-weight="normal" style:letter-kerning="true" fo:background-color="transparent" style:font-name-asian="PingFang SC" style:font-size-asian="32pt" style:font-style-asian="italic" style:font-weight-asian="normal" style:font-name-complex="Arial Unicode M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text-position="33% 58%" style:font-name="Latin Modern Math" fo:font-size="32pt" fo:language="en" fo:country="US" fo:font-style="italic" fo:text-shadow="none" style:text-underline-style="none" fo:font-weight="normal" style:letter-kerning="true" fo:background-color="transparent" style:font-name-asian="PingFang SC" style:font-size-asian="32pt" style:font-style-asian="italic" style:font-weight-asian="normal" style:font-name-complex="Arial Unicode M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28pt" fo:language="en" fo:country="US" fo:font-style="italic" fo:text-shadow="none" style:text-underline-style="none" fo:font-weight="normal" style:letter-kerning="true" fo:background-color="transparent" style:font-name-asian="PingFang SC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text-position="0% 100%" style:font-name="Helvetica Neue1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32pt" fo:language="en" fo:country="US" fo:font-style="italic" fo:text-shadow="none" style:text-underline-style="none" fo:font-weight="normal" style:letter-kerning="true" fo:background-color="transparent" style:font-name-asian="PingFang SC" style:font-size-asian="32pt" style:font-style-asian="italic" style:font-weight-asian="normal" style:font-name-complex="Arial Unicode M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8pt" fo:language="en" fo:country="US" fo:font-style="italic" fo:text-shadow="none" style:text-underline-style="none" fo:font-weight="normal" style:letter-kerning="true" fo:background-color="transparent" style:font-name-asian="PingFang SC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cccc" style:text-outline="false" style:text-line-through-style="none" style:text-line-through-type="none" fo:language="en" fo:country="US" fo:font-style="normal" fo:text-shadow="none" style:text-underline-style="none" fo:font-weight="normal" style:letter-kerning="true" fo:background-color="transparent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cccc" style:text-outline="false" style:text-line-through-style="none" style:text-line-through-type="none" style:text-position="0% 100%" style:font-name="Gentium Basic1" fo:font-size="28pt" fo:language="en" fo:country="US" fo:font-style="italic" fo:text-shadow="none" style:text-underline-style="none" fo:font-weight="normal" style:letter-kerning="true" fo:background-color="transparent" style:font-name-asian="PingFang SC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cccc" style:text-outline="false" style:text-line-through-style="none" style:text-line-through-type="none" style:text-position="0% 100%" style:font-name="Latin Modern Math" fo:font-size="28pt" fo:language="en" fo:country="US" fo:font-style="italic" fo:text-shadow="none" style:text-underline-style="none" fo:font-weight="normal" style:letter-kerning="true" fo:background-color="transparent" style:font-name-asian="PingFang SC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text-position="0% 100%" style:font-name="Helvetica Neue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26pt" fo:language="en" fo:country="US" fo:font-style="italic" fo:text-shadow="none" style:text-underline-style="none" fo:font-weight="normal" style:letter-kerning="true" fo:background-color="transparent" style:font-name-asian="Latin Modern Math1" style:font-size-asian="26pt" style:font-style-asian="italic" style:font-weight-asian="normal" style:font-name-complex="Latin Modern Math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text-position="0% 100%" fo:font-size="28pt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italic" fo:text-shadow="none" style:text-underline-style="none" fo:font-weight="normal" style:letter-kerning="true" fo:background-color="transparent" style:font-name-asian="Latin Modern Math1" style:font-size-asian="26pt" style:font-style-asian="italic" style:font-weight-asian="normal" style:font-name-complex="Latin Modern Math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6666" style:text-outline="false" style:text-line-through-style="none" style:text-line-through-type="none" style:text-position="0% 100%" style:font-name="Helvetica Neue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6666" style:text-outline="false" style:text-line-through-style="none" style:text-line-through-type="none" style:text-position="33% 58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6666" style:text-outline="false" style:text-line-through-style="none" style:text-line-through-type="none" style:text-position="90% 58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08080" fo:font-size="72pt" fo:language="en" fo:country="US" style:font-size-asian="80pt" style:font-size-complex="80pt"/>
    </style:style>
    <style:style style:name="T29" style:family="text">
      <style:text-properties fo:font-variant="normal" fo:text-transform="none" fo:color="#666666" style:text-outline="false" style:text-line-through-style="none" style:text-line-through-type="none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6666" style:text-outline="false" style:text-line-through-style="none" style:text-line-through-type="none" style:text-position="90%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4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66666" style:text-outline="false" style:text-line-through-style="none" style:text-line-through-type="none" style:text-position="33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6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26pt" fo:language="en" fo:country="US" fo:font-style="normal" fo:text-shadow="none" style:text-underline-style="none" fo:font-weight="bold" style:letter-kerning="true" fo:background-color="transparent" style:font-name-asian="Latin Modern Math1" style:font-size-asian="26pt" style:font-style-asian="normal" style:font-weight-asian="bold" style:font-name-complex="Latin Modern Math1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normal" fo:text-shadow="none" style:text-underline-style="none" fo:font-weight="bold" style:letter-kerning="true" fo:background-color="transparent" style:font-name-asian="Latin Modern Math1" style:font-size-asian="26pt" style:font-style-asian="normal" style:font-weight-asian="bold" style:font-name-complex="Latin Modern Math1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italic" fo:text-shadow="none" style:text-underline-style="none" fo:font-weight="normal" style:letter-kerning="true" fo:background-color="transparent" style:font-name-asian="Latin Modern Math1" style:font-size-asian="26pt" style:font-style-asian="italic" style:font-weight-asian="normal" style:font-name-complex="Latin Modern Math1" style:font-size-complex="2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26pt" fo:language="en" fo:country="US" fo:font-style="italic" fo:text-shadow="none" style:text-underline-style="none" fo:font-weight="normal" style:letter-kerning="true" fo:background-color="transparent" style:font-name-asian="Latin Modern Math1" style:font-size-asian="26pt" style:font-style-asian="italic" style:font-weight-asian="normal" style:font-name-complex="Latin Modern Math1" style:font-size-complex="2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italic" fo:text-shadow="none" style:text-underline-style="none" fo:font-weight="bold" style:letter-kerning="true" fo:background-color="transparent" style:font-name-asian="Latin Modern Math1" style:font-size-asian="26pt" style:font-style-asian="italic" style:font-weight-asian="bold" style:font-name-complex="Latin Modern Math1" style:font-size-complex="26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66666" style:text-outline="false" style:text-line-through-style="none" style:text-line-through-type="none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40pt" fo:language="en" fo:country="US" fo:font-style="italic" fo:text-shadow="none" style:text-underline-style="none" fo:font-weight="normal" style:letter-kerning="true" fo:background-color="transparent" style:font-name-asian="Latin Modern Math1" style:font-size-asian="40pt" style:font-style-asian="italic" style:font-weight-asian="normal" style:font-name-complex="Latin Modern Math1" style:font-size-complex="4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40pt" fo:language="en" fo:country="US" fo:font-style="italic" fo:text-shadow="none" style:text-underline-style="none" fo:font-weight="normal" style:letter-kerning="true" fo:background-color="transparent" style:font-name-asian="Latin Modern Math1" style:font-size-asian="40pt" style:font-style-asian="italic" style:font-weight-asian="normal" style:font-name-complex="Latin Modern Math1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40pt" fo:language="en" fo:country="US" fo:font-style="normal" fo:text-shadow="none" style:text-underline-style="none" fo:font-weight="normal" style:letter-kerning="true" fo:background-color="transparent" style:font-name-asian="Latin Modern Math1" style:font-size-asian="40pt" style:font-style-asian="normal" style:font-weight-asian="normal" style:font-name-complex="Latin Modern Math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40pt" fo:language="en" fo:country="US" fo:font-style="normal" fo:text-shadow="none" style:text-underline-style="none" fo:font-weight="normal" style:letter-kerning="true" fo:background-color="transparent" style:font-name-asian="Latin Modern Math1" style:font-size-asian="40pt" style:font-style-asian="normal" style:font-weight-asian="normal" style:font-name-complex="Latin Modern Math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40pt" fo:language="en" fo:country="US" fo:font-style="italic" fo:text-shadow="none" style:text-underline-style="none" fo:font-weight="bold" style:letter-kerning="true" fo:background-color="transparent" style:font-name-asian="Latin Modern Math1" style:font-size-asian="40pt" style:font-style-asian="italic" style:font-weight-asian="bold" style:font-name-complex="Latin Modern Math1" style:font-size-complex="4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40pt" fo:language="en" fo:country="US" fo:font-style="normal" fo:text-shadow="none" style:text-underline-style="none" fo:font-weight="bold" style:letter-kerning="true" fo:background-color="transparent" style:font-name-asian="Latin Modern Math1" style:font-size-asian="40pt" style:font-style-asian="normal" style:font-weight-asian="bold" style:font-name-complex="Latin Modern Math1" style:font-size-complex="4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666666" style:font-name="Latin Modern Math" fo:font-size="28pt" fo:language="en" fo:country="US" style:font-size-asian="28pt" style:font-size-complex="28pt"/>
    </style:style>
    <style:style style:name="T51" style:family="text">
      <style:text-properties fo:color="#666666" style:font-name="Latin Modern Math1" fo:font-size="28pt" fo:language="en" fo:country="US" style:font-name-asian="Latin Modern Math1" style:font-size-asian="28pt" style:font-name-complex="Latin Modern Math1" style:font-size-complex="28pt"/>
    </style:style>
    <style:style style:name="T52" style:family="text">
      <style:text-properties fo:color="#666666" style:text-position="-33% 58%" style:font-name="Latin Modern Math1" fo:font-size="28pt" fo:language="en" fo:country="US" fo:font-weight="bold" style:font-name-asian="Latin Modern Math1" style:font-size-asian="28pt" style:font-weight-asian="bold" style:font-name-complex="Latin Modern Math1" style:font-size-complex="28pt" style:font-weight-complex="bold"/>
    </style:style>
    <style:style style:name="T53" style:family="text">
      <style:text-properties fo:color="#666666" style:text-position="0% 100%" style:font-name="Latin Modern Math1" fo:font-size="28pt" fo:language="en" fo:country="US" fo:font-weight="bold" style:font-name-asian="Latin Modern Math1" style:font-size-asian="28pt" style:font-weight-asian="bold" style:font-name-complex="Latin Modern Math1" style:font-size-complex="28pt" style:font-weight-complex="bold"/>
    </style:style>
    <style:style style:name="T54" style:family="text">
      <style:text-properties fo:color="#666666" style:text-position="-33% 58%" style:font-name="Latin Modern Math1" fo:font-size="28pt" fo:language="en" fo:country="US" style:font-name-asian="Latin Modern Math1" style:font-size-asian="28pt" style:font-name-complex="Latin Modern Math1" style:font-size-complex="28pt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48pt" fo:language="en" fo:country="US" fo:font-style="normal" fo:text-shadow="none" style:text-underline-style="none" fo:font-weight="bold" style:letter-kerning="true" fo:background-color="transparent" style:font-name-asian="Latin Modern Math1" style:font-size-asian="48pt" style:font-style-asian="normal" style:font-weight-asian="bold" style:font-name-complex="Latin Modern Math1" style:font-size-complex="4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66666" style:text-outline="false" style:text-line-through-style="none" style:text-line-through-type="none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66666" style:text-outline="false" style:text-line-through-style="none" style:text-line-through-type="none" style:font-name="Gentium Basic1" fo:font-size="26pt" fo:language="en" fo:country="US" fo:font-style="italic" fo:text-shadow="none" style:text-underline-style="none" fo:font-weight="normal" style:letter-kerning="true" fo:background-color="transparent" style:font-name-asian="Latin Modern Math1" style:font-size-asian="26pt" style:font-style-asian="italic" style:font-weight-asian="normal" style:font-name-complex="Latin Modern Math1" style:font-size-complex="2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66666" style:text-outline="false" style:text-line-through-style="none" style:text-line-through-type="none" style:text-position="-33% 58%" style:font-name="Gentium Basic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08080" style:text-outline="false" style:text-line-through-style="none" style:text-line-through-type="none" style:font-name="Helvetica1" fo:font-size="72pt" fo:language="en" fo:country="US" fo:font-style="normal" fo:text-shadow="none" style:text-underline-style="none" fo:font-weight="bold" style:letter-kerning="true" fo:background-color="transparent" style:font-name-asian="Helvetica1" style:font-size-asian="80pt" style:font-style-asian="normal" style:font-weight-asian="normal" style:font-name-complex="Helvetica1" style:font-size-complex="8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66666" style:text-outline="false" style:text-line-through-style="none" style:text-line-through-type="none" style:font-name="Gentium Basic1" fo:font-size="40pt" fo:language="en" fo:country="US" fo:font-style="italic" fo:text-shadow="none" style:text-underline-style="none" fo:font-weight="normal" style:letter-kerning="true" fo:background-color="transparent" style:font-name-asian="PingFang SC" style:font-size-asian="40pt" style:font-style-asian="normal" style:font-weight-asian="bold" style:font-name-complex="Arial Unicode MS" style:font-size-complex="4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6666" style:text-outline="false" style:text-line-through-style="none" style:text-line-through-type="none" style:font-name="Gentium Basic1" fo:font-size="32pt" fo:language="en" fo:country="US" fo:font-style="italic" fo:text-shadow="none" style:text-underline-style="none" fo:font-weight="normal" style:letter-kerning="true" fo:background-color="transparent" style:font-name-asian="PingFang SC" style:font-size-asian="40pt" style:font-style-asian="normal" style:font-weight-asian="bold" style:font-name-complex="Arial Unicode MS" style:font-size-complex="40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6666" style:text-outline="false" style:text-line-through-style="none" style:text-line-through-type="none" style:font-name="Gentium Basic1" fo:font-size="32pt" fo:language="en" fo:country="US" fo:font-style="italic" fo:text-shadow="none" style:text-underline-style="none" fo:font-weight="normal" style:letter-kerning="true" fo:background-color="transparent" style:font-name-asian="PingFang SC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66666" style:text-outline="false" style:text-line-through-style="none" style:text-line-through-type="none" style:text-position="33% 58%" style:font-name="Gentium Basic1" fo:font-size="32pt" fo:language="en" fo:country="US" fo:font-style="italic" fo:text-shadow="none" style:text-underline-style="none" fo:font-weight="normal" style:letter-kerning="true" fo:background-color="transparent" style:font-name-asian="PingFang SC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32pt" fo:language="en" fo:country="US" fo:font-style="italic" fo:text-shadow="none" style:text-underline-style="none" fo:font-weight="normal" style:letter-kerning="true" fo:background-color="transparent" style:font-name-asian="PingFang SC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666666" style:text-outline="false" style:text-line-through-style="none" style:text-line-through-type="none" style:text-position="0% 100%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26pt" fo:language="en" fo:country="US" fo:font-style="italic" fo:text-shadow="none" style:text-underline-style="none" fo:font-weight="normal" style:letter-kerning="true" fo:background-color="transparent" style:font-name-asian="PingFang SC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666666" style:text-outline="false" style:text-line-through-style="none" style:text-line-through-type="none" fo:font-size="26pt" fo:language="en" fo:country="US" fo:text-shadow="none" style:text-underline-style="none" fo:font-weight="normal" style:letter-kerning="true" fo:background-color="transparent" style:font-size-asian="26pt" style:font-weight-asian="normal" style:font-size-complex="26pt" style:font-weight-complex="normal" style:text-emphasize="none" style:font-relief="none"/>
    </style:style>
    <style:style style:name="T69" style:family="text">
      <style:text-properties fo:font-variant="normal" fo:text-transform="none" fo:color="#666666" style:text-outline="false" style:text-line-through-style="none" style:text-line-through-type="none" style:text-position="0% 100%" style:font-name="Helvetica Neue1" fo:font-size="26pt" fo:language="en" fo:country="US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666666" style:text-outline="false" style:text-line-through-style="none" style:text-line-through-type="none" style:font-name="Gentium Basic1" fo:font-size="26pt" fo:language="en" fo:country="US" fo:font-style="italic" fo:text-shadow="none" style:text-underline-style="none" fo:font-weight="normal" style:letter-kerning="true" fo:background-color="transparent" style:font-name-asian="PingFang SC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666666" style:text-outline="false" style:text-line-through-style="none" style:text-line-through-type="none" style:font-name="Helvetica Neue1" fo:font-size="26pt" fo:language="en" fo:country="US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6666" style:text-outline="false" style:text-line-through-style="none" style:text-line-through-type="none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666666" style:text-outline="false" style:text-line-through-style="none" style:text-line-through-type="none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28pt" fo:language="en" fo:country="US" fo:font-style="normal" fo:text-shadow="none" style:text-underline-style="none" fo:font-weight="bold" style:letter-kerning="true" fo:background-color="transparent" style:font-name-asian="Latin Modern Math1" style:font-size-asian="28pt" style:font-style-asian="normal" style:font-weight-asian="bold" style:font-name-complex="Latin Modern Math1" style:font-size-complex="2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666666" style:text-outline="false" style:text-line-through-style="none" style:text-line-through-type="none" style:text-position="90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666666" style:text-outline="false" style:text-line-through-style="none" style:text-line-through-type="none" style:text-position="0% 100%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ff" fo:language="en" fo:country="US"/>
    </style:style>
    <style:style style:name="T80" style:family="text">
      <style:text-properties fo:color="#ffffff" fo:language="en" fo:country="US" fo:background-color="transparent"/>
    </style:style>
    <style:style style:name="T81" style:family="text">
      <style:text-properties fo:color="#ffffff" fo:font-size="18pt" fo:language="en" fo:country="US" fo:background-color="transparent"/>
    </style:style>
    <style:style style:name="T82" style:family="text">
      <style:text-properties fo:font-variant="normal" fo:text-transform="none" fo:color="#666666" style:text-outline="false" style:text-line-through-style="none" style:text-line-through-type="none" style:text-position="100% 58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666666" style:text-outline="false" style:text-line-through-style="none" style:text-line-through-type="none" style:font-name="Helvetica Neue1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85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28pt" fo:language="en" fo:country="US" fo:font-style="italic" fo:text-shadow="none" style:text-underline-style="none" fo:font-weight="normal" style:letter-kerning="true" fo:background-color="transparent" style:font-name-asian="Latin Modern Math1" style:font-size-asian="28pt" style:font-style-asian="italic" style:font-weight-asian="normal" style:font-name-complex="Latin Modern Math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6666" style:text-outline="false" style:text-line-through-style="none" style:text-line-through-type="none" style:font-name="Helvetica Neue1" fo:font-size="32pt" fo:language="en" fo:country="US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08080" style:text-position="33% 58%" style:font-name="Gentium Basic1" fo:font-size="20pt" fo:language="en" fo:country="US" fo:font-style="italic" style:font-size-asian="20pt" style:font-style-asian="italic" style:font-size-complex="20pt" style:font-style-complex="italic"/>
    </style:style>
    <style:style style:name="T88" style:family="text">
      <style:text-properties fo:color="#808080" style:text-position="0% 100%" style:font-name="Gentium Basic1" fo:font-size="20pt" fo:language="en" fo:country="US" fo:font-style="italic" style:font-size-asian="20pt" style:font-style-asian="italic" style:font-size-complex="20pt" style:font-style-complex="italic"/>
    </style:style>
    <style:style style:name="T89" style:family="text">
      <style:text-properties fo:font-variant="normal" fo:text-transform="none" fo:color="#666666" style:text-outline="false" style:text-line-through-style="none" style:text-line-through-type="none" style:text-position="33% 58%" fo:font-size="28pt" fo:language="en" fo:country="US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666666" style:text-outline="false" style:text-line-through-style="none" style:text-line-through-type="none" style:text-position="-22%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text-position="33%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6666" style:text-outline="false" style:text-line-through-style="none" style:text-line-through-type="none" style:text-position="-22% 58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6666" style:text-outline="false" style:text-line-through-style="none" style:text-line-through-type="none" style:text-position="-22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6666" style:text-outline="false" style:text-line-through-style="none" style:text-line-through-type="none" style:text-position="33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6666" style:text-outline="false" style:text-line-through-style="none" style:text-line-through-type="none" style:text-position="90% 58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text-position="0% 100%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Gentium Basic1" fo:font-size="26pt" fo:language="en" fo:country="US" fo:font-style="italic" style:font-name-asian="Latin Modern Math1" style:font-size-asian="26pt" style:font-style-asian="italic" style:font-name-complex="Latin Modern Math1" style:font-size-complex="26pt" style:font-style-complex="italic"/>
    </style:style>
    <style:style style:name="T98" style:family="text">
      <style:text-properties fo:font-variant="normal" fo:text-transform="none" fo:color="#666666" style:text-outline="false" style:text-line-through-style="none" style:text-line-through-type="none" style:text-position="-33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99" style:family="text">
      <style:text-properties style:font-name="Gentium Basic1" fo:font-size="26pt" fo:language="en" fo:country="US" fo:font-style="italic" style:font-size-asian="26pt" style:font-style-asian="italic" style:font-size-complex="26pt" style:font-style-complex="italic"/>
    </style:style>
    <style:style style:name="T100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2pt" fo:language="en" fo:country="US" fo:font-style="normal" fo:text-shadow="none" style:text-underline-style="none" fo:font-weight="normal" style:letter-kerning="true" fo:background-color="transparent" style:font-name-asian="Latin Modern Math1" style:font-size-asian="22pt" style:font-style-asian="normal" style:font-weight-asian="normal" style:font-name-complex="Latin Modern Math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ddddd" style:text-outline="false" style:text-line-through-style="none" style:text-line-through-type="none" style:text-position="0% 100%" style:font-name="Latin Modern Math" fo:font-size="22pt" fo:language="en" fo:country="US" fo:font-style="normal" fo:text-shadow="none" style:text-underline-style="none" fo:font-weight="normal" style:letter-kerning="true" fo:background-color="transparent" style:font-name-asian="Latin Modern Math1" style:font-size-asian="22pt" style:font-style-asian="normal" style:font-weight-asian="normal" style:font-name-complex="Latin Modern Math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4pt" fo:language="en" fo:country="US" fo:font-style="normal" fo:text-shadow="none" style:text-underline-style="none" fo:font-weight="normal" style:letter-kerning="true" fo:background-color="transparent" style:font-name-asian="Latin Modern Math1" style:font-size-asian="24pt" style:font-style-asian="normal" style:font-weight-asian="normal" style:font-name-complex="Latin Modern Math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666666" style:text-outline="false" style:text-line-through-style="none" style:text-line-through-type="none" style:text-position="70%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6666" style:text-outline="false" style:text-line-through-style="none" style:text-line-through-type="none" style:text-position="70%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5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106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4pt" style:font-style-asian="normal" style:font-weight-asian="normal" style:font-name-complex="Latin Modern Math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4pt" style:font-style-asian="normal" style:font-weight-asian="normal" style:font-name-complex="Latin Modern Math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666666" style:text-outline="false" style:text-line-through-style="none" style:text-line-through-type="none" style:text-position="70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ffffff" style:text-position="0% 100%" fo:language="en" fo:country="US" fo:background-color="transparent"/>
    </style:style>
    <style:style style:name="T110" style:family="text">
      <style:text-properties fo:color="#ffffff" style:text-position="-33% 58%" fo:language="en" fo:country="US" fo:background-color="transparent"/>
    </style:style>
    <style:style style:name="T111" style:family="text">
      <style:text-properties fo:font-variant="normal" fo:text-transform="none" fo:color="#666666" style:text-outline="false" style:text-line-through-style="none" style:text-line-through-type="none" style:text-position="0% 100%" fo:font-size="28pt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T112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26pt" fo:language="en" fo:country="US" fo:font-style="italic" fo:text-shadow="none" style:text-underline-style="none" fo:font-weight="normal" style:letter-kerning="true" fo:background-color="transparent" style:font-size-asian="26pt" style:font-style-asian="italic" style:font-weight-asian="normal" style:font-size-complex="26pt" style:font-style-complex="italic" style:font-weight-complex="normal" style:text-emphasize="none" style:font-relief="none"/>
    </style:style>
    <style:style style:name="T113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666666" style:text-outline="false" style:text-line-through-style="none" style:text-line-through-type="none" style:text-position="0% 100%" style:font-name="Gentium Basic1" fo:font-size="26pt" fo:language="en" fo:country="US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117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/>
    </style:style>
    <style:style style:name="T118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19" style:family="text">
      <style:text-properties fo:font-variant="normal" fo:text-transform="none" fo:color="#666666" style:text-outline="false" style:text-line-through-style="none" style:text-line-through-type="none" style:text-position="0% 100%" style:font-name="Helvetica Neue1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120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21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22" style:family="text">
      <style:text-properties fo:font-variant="normal" fo:text-transform="none" fo:color="#666666" style:text-outline="false" style:text-line-through-style="none" style:text-line-through-type="none" style:text-position="70%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23" style:family="text">
      <style:text-properties fo:font-variant="normal" fo:text-transform="none" fo:color="#666666" style:text-outline="false" style:text-line-through-style="none" style:text-line-through-type="none" style:text-position="super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666666" style:text-outline="false" style:text-line-through-style="none" style:text-line-through-type="none" style:text-position="super 58%" style:font-name="Latin Modern Math1" fo:font-size="26pt" fo:language="en" fo:country="US" fo:font-style="normal" fo:text-shadow="none" style:text-underline-style="none" fo:font-weight="normal" style:letter-kerning="true" fo:background-color="transparent" style:font-name-asian="Latin Modern Math1" style:font-size-asian="26pt" style:font-style-asian="normal" style:font-weight-asian="normal" style:font-name-complex="Latin Modern Math1" style:font-size-complex="2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25" style:family="text">
      <style:text-properties fo:color="#ffffff" style:text-position="0% 100%" fo:font-size="18pt" fo:language="en" fo:country="US" fo:background-color="transparent"/>
    </style:style>
    <style:style style:name="T126" style:family="text">
      <style:text-properties fo:color="#ffffff" style:text-position="-33% 58%" fo:font-size="18pt" fo:language="en" fo:country="US" fo:background-color="transparent"/>
    </style:style>
    <style:style style:name="T127" style:family="text">
      <style:text-properties fo:font-variant="normal" fo:text-transform="none" fo:color="#666666" style:text-outline="false" style:text-line-through-style="none" style:text-line-through-type="none" style:text-position="0% 100%" style:font-name="Latin Modern Math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28" style:family="text">
      <style:text-properties fo:font-variant="normal" fo:text-transform="none" fo:color="#666666" style:text-outline="false" style:text-line-through-style="none" style:text-line-through-type="none" style:text-position="super 58%" style:font-name="Latin Modern Math1" fo:font-size="28pt" fo:language="en" fo:country="US" fo:font-style="normal" fo:text-shadow="none" style:text-underline-style="none" fo:font-weight="normal" style:letter-kerning="true" fo:background-color="transparent" style:font-name-asian="Latin Modern Math1" style:font-size-asian="28pt" style:font-style-asian="normal" style:font-weight-asian="normal" style:font-name-complex="Latin Modern Math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|">
        <style:list-level-properties text:space-before="0.3cm" text:min-label-width="0.9cm"/>
        <style:text-properties fo:font-family="OpenSymbol" style:font-style-name="Regular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5983b0" fo:font-size="4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fo:color="#5983b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Slide" presentation:presentation-page-layout-name="AL1T1">
        <office:forms form:automatic-focus="false" form:apply-design-mode="false"/>
        <draw:frame presentation:style-name="pr1" draw:text-style-name="P1" draw:layer="layout" svg:width="29cm" svg:height="4.547cm" svg:x="2.4cm" svg:y="4.1cm" presentation:class="title" presentation:user-transformed="true">
          <draw:text-box>
            <text:p><text:span text:style-name="T1">Canonisation and Definability</text:span></text:p>
          </draw:text-box>
        </draw:frame>
        <draw:frame presentation:style-name="pr2" draw:text-style-name="P3" draw:layer="layout" svg:width="25.199cm" svg:height="1.473cm" svg:x="1.9cm" svg:y="7.727cm" presentation:class="outline" presentation:user-transformed="true">
          <draw:text-box>
            <text:list text:style-name="L2">
              <text:list-header>
                <text:p text:style-name="P2"><text:span text:style-name="T2">For Graphs of Bounded Rank Width</text:span></text:p>
              </text:list-header>
            </text:list>
          </draw:text-box>
        </draw:frame>
        <draw:frame draw:style-name="gr1" draw:text-style-name="P5" draw:layer="layout" svg:width="9.379cm" svg:height="1cm" svg:x="19.021cm" svg:y="14.85cm">
          <draw:text-box>
            <text:p text:style-name="P4"><text:span text:style-name="T3">Paper from Martin Grohe and Daniel Neu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Roadmap</text:span></text:p>
          </draw:text-box>
        </draw:frame>
        <draw:frame draw:style-name="gr3" draw:text-style-name="P8" draw:layer="layout" svg:width="11.9cm" svg:height="1.885cm" svg:x="2.1cm" svg:y="2.8cm">
          <draw:text-box>
            <text:p><text:span text:style-name="T4">A brief overview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5">Results</text:span></text:p>
              </text:list-item>
              <text:list-item>
                <text:p text:style-name="P9"><text:span text:style-name="T5">Machinery</text:span></text:p>
                <text:list>
                  <text:list-item>
                    <text:p><text:span text:style-name="T6">Foundation</text:span></text:p>
                  </text:list-item>
                  <text:list-item>
                    <text:p><text:span text:style-name="T6">Logic – Algorithm – Game Theory</text:span></text:p>
                  </text:list-item>
                  <text:list-item>
                    <text:p><text:span text:style-name="T6">Split and Flip</text:span></text:p>
                  </text:list-item>
                </text:list>
              </text:list-item>
              <text:list-item>
                <text:p><text:span text:style-name="T7">Proof Idea</text:span></text:p>
              </text:list-item>
              <text:list-item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ntribu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The main ones at least... 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5">Isomorphism Test:</text:span></text:p>
                <text:list>
                  <text:list-item>
                    <text:p><text:span text:style-name="T9">Runtim</text:span><text:span text:style-name="T6">e:</text:span><text:span text:style-name="T7"> </text:span><text:span text:style-name="T10">n</text:span><text:span text:style-name="T11">O(k) </text:span><text:span text:style-name="T12">from</text:span><text:span text:style-name="T13"> </text:span><text:span text:style-name="T14">n</text:span><text:span text:style-name="T11">f(k)</text:span></text:p>
                  </text:list-item>
                </text:list>
              </text:list-item>
              <text:list-item>
                <text:p text:style-name="P9"><text:span text:style-name="T5">k-fixed-point logic with counting:</text:span></text:p>
                <text:list>
                  <text:list-item>
                    <text:p><text:span text:style-name="T12">Captures polynomial time on graphs </text:span><text:span text:style-name="T15">rw(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ntribu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The main ones at least... 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5">Isomorphism Test:</text:span></text:p>
                <text:list>
                  <text:list-item>
                    <text:p><text:span text:style-name="T9">Runtim</text:span><text:span text:style-name="T6">e:</text:span><text:span text:style-name="T7"> </text:span><text:span text:style-name="T10">n</text:span><text:span text:style-name="T11">O(k) </text:span><text:span text:style-name="T12">from</text:span><text:span text:style-name="T13"> </text:span><text:span text:style-name="T14">n</text:span><text:span text:style-name="T11">f(k)</text:span></text:p>
                  </text:list-item>
                </text:list>
              </text:list-item>
              <text:list-item>
                <text:p text:style-name="P9"><text:span text:style-name="T16">k-fixed-point logic with counting:</text:span></text:p>
                <text:list>
                  <text:list-item>
                    <text:p><text:span text:style-name="T17">Captures polynomial time on graphs </text:span><text:span text:style-name="T18">rw(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ntribu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Detail</text:span></text:p>
          </draw:text-box>
        </draw:frame>
        <draw:frame presentation:style-name="pr7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19">Isomorphism Test</text:span></text:p>
                <text:list>
                  <text:list-item>
                    <text:p><text:span text:style-name="T20">General: quasi-polynomial</text:span></text:p>
                  </text:list-item>
                  <text:list-item>
                    <text:p><text:span text:style-name="T20">Polynomial of graph classes:</text:span></text:p>
                    <text:list>
                      <text:list-item>
                        <text:p><text:span text:style-name="T20">Bounded degree, tree width, ….. bounded rank width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21">Rank width almost invariant to complement</text:span></text:p>
                <text:list>
                  <text:list-item>
                    <text:p><text:span text:style-name="T20">Dense graphs can have small rank width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ntribu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Detail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header>
                <text:p text:style-name="P9"><text:span text:style-name="T23">(3k+4)-</text:span><text:span text:style-name="T19">dim Weisfeiler-Leman algorithm i</text:span><text:span text:style-name="T24">dentifies</text:span></text:p>
                <text:list>
                  <text:list-item>
                    <text:p><text:span text:style-name="T20">graphs rank width at most k</text:span></text:p>
                  </text:list-item>
                </text:list>
              </text:list-header>
              <text:list-item>
                <text:p><text:span text:style-name="T19">Isomorphism in </text:span><text:span text:style-name="T23">O(n</text:span><text:span text:style-name="T25">3k+5 </text:span><text:span text:style-name="T23">log n), rw(G) </text:span><text:span text:style-name="T26">≤</text:span><text:span text:style-name="T23"> k</text:span></text:p>
              </text:list-item>
              <text:list-item>
                <text:p><text:span text:style-name="T19">Sentence from</text:span><text:span text:style-name="T23"> C</text:span><text:span text:style-name="T27">3k+5 </text:span><text:span text:style-name="T19">characterises,</text:span><text:span text:style-name="T23"> rw(G) </text:span><text:span text:style-name="T26">≤</text:span><text:span text:style-name="T23"> k</text:span></text:p>
              </text:list-item>
              <text:list-item>
                <text:p><text:span text:style-name="T19">Canonisation algorithm in</text:span><text:span text:style-name="T23"> O(n</text:span><text:span text:style-name="T25">3k+7 </text:span><text:span text:style-name="T23">log n), rw(G) </text:span><text:span text:style-name="T26">≤</text:span><text:span text:style-name="T23"> k</text:span></text:p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Slide" presentation:presentation-page-layout-name="AL1T1">
        <office:forms form:automatic-focus="false" form:apply-design-mode="false"/>
        <draw:frame presentation:style-name="pr1" draw:text-style-name="P12" draw:layer="layout" svg:width="29cm" svg:height="4.547cm" svg:x="2.4cm" svg:y="5cm" presentation:class="title" presentation:user-transformed="true">
          <draw:text-box>
            <text:p><text:span text:style-name="T28">Founda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ounda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Graphs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Isomorphism</text:span></text:p>
                <text:list>
                  <text:list-item>
                    <text:p><text:span text:style-name="T30">φ </text:span><text:span text:style-name="T31">: V(G) </text:span><text:span text:style-name="T30">→ V(</text:span><text:span text:style-name="T31">H), </text:span><text:span text:style-name="T20">bijective and</text:span></text:p>
                  </text:list-item>
                  <text:list-item>
                    <text:p><text:span text:style-name="T31">vw </text:span><text:span text:style-name="T30">∈ </text:span><text:span text:style-name="T31">E(G) </text:span><text:span text:style-name="T30">⇔</text:span><text:span text:style-name="T31"> </text:span><text:span text:style-name="T30">φ(v)φ(w) ∈ </text:span><text:span text:style-name="T31">E(H)</text:span></text:p>
                  </text:list-item>
                </text:list>
              </text:list-item>
              <text:list-item>
                <text:p><text:span text:style-name="T19">Coloured Graph</text:span></text:p>
                <text:list>
                  <text:list-item>
                    <text:p><text:span text:style-name="T30">(G, χ) </text:span><text:span text:style-name="T20">where</text:span><text:span text:style-name="T30"> χ: V(G) → 𝒞</text:span></text:p>
                  </text:list-item>
                </text:list>
              </text:list-item>
              <text:list-item>
                <text:p><text:span text:style-name="T22"/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ounda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Colourings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19">Colouring of k-tuple: </text:span></text:p>
                <text:list>
                  <text:list-item>
                    <text:p><text:span text:style-name="T30">χ: V(G)</text:span><text:span text:style-name="T32">k</text:span><text:span text:style-name="T30"> → 𝒞</text:span></text:p>
                  </text:list-item>
                </text:list>
              </text:list-item>
              <text:list-item>
                <text:p text:style-name="P9"><text:span text:style-name="T19">For </text:span><text:span text:style-name="T30">(G, χ) </text:span><text:span text:style-name="T19"><text:s/>and </text:span><text:span text:style-name="T33">v</text:span><text:span text:style-name="T30"> </text:span><text:span text:style-name="T23">= (v</text:span><text:span text:style-name="T34">1</text:span><text:span text:style-name="T23">, . . . , v</text:span><text:span text:style-name="T34">k</text:span><text:span text:style-name="T23">) </text:span></text:p>
                <text:list>
                  <text:list-item>
                    <text:p><text:span text:style-name="T30">χ</text:span><text:span text:style-name="T35">v</text:span><text:span text:style-name="T36"> <text:s/></text:span><text:span text:style-name="T30">: V → ℕ</text:span></text:p>
                  </text:list-item>
                  <text:list-item>
                    <text:p><text:span text:style-name="T30">v ↦ i <text:s/>if v=u</text:span><text:span text:style-name="T36">i</text:span><text:span text:style-name="T30"> ∧ ∀ j &gt; i v ≠ v</text:span><text:span text:style-name="T36">j</text:span></text:p>
                  </text:list-item>
                  <text:list-item>
                    <text:p><text:span text:style-name="T30">v ↦ χ(v) + k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ounda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Colourings</text:span></text:p>
          </draw:text-box>
        </draw:frame>
        <draw:frame presentation:style-name="pr8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19">Refinement </text:span><text:span text:style-name="T26">χ</text:span><text:span text:style-name="T37">1 </text:span><text:span text:style-name="T26">, χ</text:span><text:span text:style-name="T37">2 <text:s/></text:span><text:span text:style-name="T26">: V(G)</text:span><text:span text:style-name="T32">k</text:span><text:span text:style-name="T26"> → 𝒞 </text:span><text:span text:style-name="T19">: </text:span></text:p>
                <text:list>
                  <text:list-item>
                    <text:p><text:span text:style-name="T30">χ</text:span><text:span text:style-name="T36">1</text:span><text:span text:style-name="T38"> </text:span><text:span text:style-name="T39">⪯</text:span><text:span text:style-name="T30"> χ</text:span><text:span text:style-name="T36">2</text:span></text:p>
                  </text:list-item>
                  <text:list-item>
                    <text:p><text:span text:style-name="T40">χ</text:span><text:span text:style-name="T41">1</text:span><text:span text:style-name="T30">(</text:span><text:span text:style-name="T33">v</text:span><text:span text:style-name="T30">)</text:span><text:span text:style-name="T42"> = </text:span><text:span text:style-name="T40">χ</text:span><text:span text:style-name="T41">1</text:span><text:span text:style-name="T30">(</text:span><text:span text:style-name="T33">w</text:span><text:span text:style-name="T30">) ⇒ χ</text:span><text:span text:style-name="T36">2</text:span><text:span text:style-name="T30">(</text:span><text:span text:style-name="T33">v</text:span><text:span text:style-name="T30">)</text:span><text:span text:style-name="T39"> = </text:span><text:span text:style-name="T30">χ</text:span><text:span text:style-name="T36">2</text:span><text:span text:style-name="T30">(</text:span><text:span text:style-name="T33">w</text:span><text:span text:style-name="T30">)</text:span></text:p>
                  </text:list-item>
                </text:list>
              </text:list-item>
              <text:list-item>
                <text:p text:style-name="P9"><text:span text:style-name="T19">Stable Colouring</text:span></text:p>
                <text:list>
                  <text:list-item>
                    <text:p><text:span text:style-name="T26">χ</text:span><text:span text:style-name="T37">∞ </text:span><text:span text:style-name="T26">stable ⟺ </text:span><text:span text:style-name="T43">∀ </text:span><text:span text:style-name="T26">χ</text:span><text:span text:style-name="T37">2 <text:s/></text:span><text:span text:style-name="T30">χ</text:span><text:span text:style-name="T36">2</text:span><text:span text:style-name="T38"> </text:span><text:span text:style-name="T39">⪯</text:span><text:span text:style-name="T30"> χ</text:span><text:span text:style-name="T37">∞</text:span></text:p>
                  </text:list-item>
                </text:list>
                <text:p text:style-name="P9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ounda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Colourings: Example</text:span></text:p>
          </draw:text-box>
        </draw:frame>
        <draw:frame presentation:style-name="pr5" draw:text-style-name="P13" draw:layer="layout" svg:width="17.2cm" svg:height="1.6cm" svg:x="5.2cm" svg:y="13.4cm" presentation:class="outline" presentation:user-transformed="true">
          <draw:text-box>
            <text:list text:style-name="L3">
              <text:list-item>
                <text:p text:style-name="P9"><text:span text:style-name="T44">χ</text:span><text:span text:style-name="T45">1</text:span><text:span text:style-name="T46">(v</text:span><text:span text:style-name="T47">1</text:span><text:span text:style-name="T46">, v</text:span><text:span text:style-name="T47">2</text:span><text:span text:style-name="T46">)</text:span><text:span text:style-name="T48"> = </text:span><text:span text:style-name="T44">χ</text:span><text:span text:style-name="T45">1</text:span><text:span text:style-name="T46">(w</text:span><text:span text:style-name="T47">1</text:span><text:span text:style-name="T46">, w</text:span><text:span text:style-name="T47">2</text:span><text:span text:style-name="T46">) ⇒ χ</text:span><text:span text:style-name="T47">2</text:span><text:span text:style-name="T46">(v</text:span><text:span text:style-name="T47">1</text:span><text:span text:style-name="T46">, v</text:span><text:span text:style-name="T47">2</text:span><text:span text:style-name="T46">)</text:span><text:span text:style-name="T49"> = </text:span><text:span text:style-name="T46">χ</text:span><text:span text:style-name="T47">2</text:span><text:span text:style-name="T46">(w</text:span><text:span text:style-name="T47">1</text:span><text:span text:style-name="T46">, w</text:span><text:span text:style-name="T47">2</text:span><text:span text:style-name="T46">)</text:span></text:p>
              </text:list-item>
              <text:list-item>
                <text:p><text:span text:style-name="T22"/></text:p>
              </text:list-item>
              <text:list-item>
                <text:p><text:span text:style-name="T22"/></text:p>
              </text:list-item>
            </text:list>
          </draw:text-box>
        </draw:frame>
        <draw:frame draw:style-name="gr5" draw:text-style-name="P14" draw:layer="layout" svg:width="9.157cm" svg:height="1.325cm" svg:x="10.543cm" svg:y="3.8cm">
          <draw:text-box>
            <text:p><text:span text:style-name="T50">V:={ <text:s text:c="9"/>}</text:span></text:p>
          </draw:text-box>
        </draw:frame>
        <draw:custom-shape draw:style-name="gr6" draw:text-style-name="P15" draw:layer="layout" svg:width="0.8cm" svg:height="0.8cm" svg:x="13.143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8cm" svg:height="0.8cm" svg:x="14.343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draw:layer="layout" svg:width="0.8cm" svg:height="0.8cm" svg:x="15.543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5.7cm" svg:y="5.2cm">
          <draw:text-box>
            <text:p><text:span text:style-name="T51">χ</text:span><text:span text:style-name="T52">1</text:span><text:span text:style-name="T53">( <text:s/>, <text:s/>)=</text:span></text:p>
          </draw:text-box>
        </draw:frame>
        <draw:custom-shape draw:style-name="gr6" draw:text-style-name="P15" draw:layer="layout" svg:width="0.8cm" svg:height="0.8cm" svg:x="7.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8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0.8cm" svg:height="0.8cm" svg:x="10.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5.727cm" svg:y="6.5cm">
          <draw:text-box>
            <text:p><text:span text:style-name="T51">χ</text:span><text:span text:style-name="T52">1</text:span><text:span text:style-name="T53">( <text:s/>, <text:s/>)=</text:span></text:p>
          </draw:text-box>
        </draw:frame>
        <draw:custom-shape draw:style-name="gr7" draw:text-style-name="P16" draw:layer="layout" svg:width="0.8cm" svg:height="0.8cm" svg:x="7.12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8cm" svg:height="0.8cm" svg:x="8.22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5.754cm" svg:y="7.7cm">
          <draw:text-box>
            <text:p><text:span text:style-name="T51">χ</text:span><text:span text:style-name="T52">1</text:span><text:span text:style-name="T53">( <text:s/>, <text:s/>)=</text:span></text:p>
          </draw:text-box>
        </draw:frame>
        <draw:custom-shape draw:style-name="gr11" draw:text-style-name="P20" draw:layer="layout" svg:width="0.8cm" svg:height="0.8cm" svg:x="7.15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8.25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5.7cm" svg:y="8.9cm">
          <draw:text-box>
            <text:p><text:span text:style-name="T51">χ</text:span><text:span text:style-name="T52">1</text:span><text:span text:style-name="T53">( <text:s/>, <text:s/>)=</text:span></text:p>
          </draw:text-box>
        </draw:frame>
        <draw:custom-shape draw:style-name="gr6" draw:text-style-name="P15" draw:layer="layout" svg:width="0.8cm" svg:height="0.8cm" svg:x="7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8cm" svg:height="0.8cm" svg:x="8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5.727cm" svg:y="10.2cm">
          <draw:text-box>
            <text:p><text:span text:style-name="T51">χ</text:span><text:span text:style-name="T52">1</text:span><text:span text:style-name="T53">( <text:s/>, <text:s/>)=</text:span></text:p>
          </draw:text-box>
        </draw:frame>
        <draw:custom-shape draw:style-name="gr6" draw:text-style-name="P15" draw:layer="layout" svg:width="0.8cm" svg:height="0.8cm" svg:x="7.1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8.2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5.754cm" svg:y="11.4cm">
          <draw:text-box>
            <text:p><text:span text:style-name="T51">χ</text:span><text:span text:style-name="T52">1</text:span><text:span text:style-name="T53">( <text:s/>, <text:s/>)=</text:span></text:p>
          </draw:text-box>
        </draw:frame>
        <draw:custom-shape draw:style-name="gr7" draw:text-style-name="P16" draw:layer="layout" svg:width="0.8cm" svg:height="0.8cm" svg:x="7.15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8.25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cm" svg:height="0.8cm" svg:x="10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8cm" svg:height="0.8cm" svg:x="10.12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8cm" svg:height="0.8cm" svg:x="10.12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cm" svg:height="0.8cm" svg:x="10.1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cm" svg:height="0.8cm" svg:x="10.12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16.746cm" svg:y="5.2cm">
          <draw:text-box>
            <text:p><text:span text:style-name="T51">χ</text:span><text:span text:style-name="T54">2</text:span><text:span text:style-name="T53">( <text:s/>, <text:s/>)=</text:span></text:p>
          </draw:text-box>
        </draw:frame>
        <draw:custom-shape draw:style-name="gr6" draw:text-style-name="P15" draw:layer="layout" svg:width="0.8cm" svg:height="0.8cm" svg:x="18.14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19.24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cm" svg:height="0.8cm" svg:x="21.14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16.773cm" svg:y="6.5cm">
          <draw:text-box>
            <text:p><text:span text:style-name="T51">χ</text:span><text:span text:style-name="T54">2</text:span><text:span text:style-name="T53">( <text:s/>, <text:s/>)=</text:span></text:p>
          </draw:text-box>
        </draw:frame>
        <draw:custom-shape draw:style-name="gr7" draw:text-style-name="P16" draw:layer="layout" svg:width="0.8cm" svg:height="0.8cm" svg:x="18.17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8cm" svg:height="0.8cm" svg:x="19.27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16.8cm" svg:y="7.7cm">
          <draw:text-box>
            <text:p><text:span text:style-name="T51">χ</text:span><text:span text:style-name="T54">2</text:span><text:span text:style-name="T53">( <text:s/>, <text:s/>)=</text:span></text:p>
          </draw:text-box>
        </draw:frame>
        <draw:custom-shape draw:style-name="gr11" draw:text-style-name="P20" draw:layer="layout" svg:width="0.8cm" svg:height="0.8cm" svg:x="18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19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16.746cm" svg:y="8.9cm">
          <draw:text-box>
            <text:p><text:span text:style-name="T51">χ</text:span><text:span text:style-name="T54">2</text:span><text:span text:style-name="T53">( <text:s/>, <text:s/>)=</text:span></text:p>
          </draw:text-box>
        </draw:frame>
        <draw:custom-shape draw:style-name="gr6" draw:text-style-name="P15" draw:layer="layout" svg:width="0.8cm" svg:height="0.8cm" svg:x="18.14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8cm" svg:height="0.8cm" svg:x="19.24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16.773cm" svg:y="10.2cm">
          <draw:text-box>
            <text:p><text:span text:style-name="T51">χ</text:span><text:span text:style-name="T54">2</text:span><text:span text:style-name="T53">( <text:s/>, <text:s/>)=</text:span></text:p>
          </draw:text-box>
        </draw:frame>
        <draw:custom-shape draw:style-name="gr6" draw:text-style-name="P15" draw:layer="layout" svg:width="0.8cm" svg:height="0.8cm" svg:x="18.1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19.2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5.2cm" svg:height="1.7cm" svg:x="16.8cm" svg:y="11.4cm">
          <draw:text-box>
            <text:p><text:span text:style-name="T51">χ</text:span><text:span text:style-name="T54">2</text:span><text:span text:style-name="T53">( <text:s/>, <text:s/>)=</text:span></text:p>
          </draw:text-box>
        </draw:frame>
        <draw:custom-shape draw:style-name="gr7" draw:text-style-name="P16" draw:layer="layout" svg:width="0.8cm" svg:height="0.8cm" svg:x="18.2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19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8cm" svg:height="0.8cm" svg:x="21.14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cm" svg:height="0.8cm" svg:x="21.17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cm" svg:height="0.8cm" svg:x="21.17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8cm" svg:height="0.8cm" svg:x="21.1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8cm" svg:height="0.8cm" svg:x="21.17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1" draw:layer="layout" svg:width="1.8cm" svg:height="2.036cm" svg:x="13cm" svg:y="7.264cm">
          <draw:text-box>
            <text:p><text:span text:style-name="T55">⪯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ounda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Canonisation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19">Graph Canonisation for a class </text:span><text:span text:style-name="T26">𝓒</text:span></text:p>
                <text:list>
                  <text:list-item>
                    <text:p><text:span text:style-name="T30">κ: 𝒞 → 𝒞</text:span></text:p>
                  </text:list-item>
                  <text:list-item>
                    <text:p><text:span text:style-name="T30">∀</text:span><text:span text:style-name="T30">G ∈ 𝒞, κ(G) ≅ G </text:span></text:p>
                  </text:list-item>
                  <text:list-item>
                    <text:p><text:span text:style-name="T30">∀</text:span><text:span text:style-name="T30">G, H ∈ 𝒞, G ≅ H ⟹ κ(G) = κ(H)</text:span></text:p>
                  </text:list-item>
                </text:list>
              </text:list-item>
              <text:list-item>
                <text:p text:style-name="P9"><text:span text:style-name="T56">Note that</text:span></text:p>
                <text:list>
                  <text:list-item>
                    <text:p><text:span text:style-name="T57">Graph isomorphism for </text:span><text:span text:style-name="T40">𝓒</text:span><text:span text:style-name="T20"> <text:s text:c="2"/></text:span><text:span text:style-name="T30">≤</text:span><text:span text:style-name="T58">P</text:span><text:span text:style-name="T57"> </text:span><text:span text:style-name="T20"><text:s/>graph canonisation for</text:span><text:span text:style-name="T22"> </text:span><text:span text:style-name="T40">𝓒</text:span></text:p>
                  </text:list-item>
                </text:list>
                <text:p><text:span text:style-name="T22"/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Slide" presentation:presentation-page-layout-name="AL1T1">
        <office:forms form:automatic-focus="false" form:apply-design-mode="false"/>
        <draw:frame presentation:style-name="pr1" draw:text-style-name="P22" draw:layer="layout" svg:width="29cm" svg:height="4.547cm" svg:x="2.4cm" svg:y="5.1cm" presentation:class="title" presentation:user-transformed="true">
          <draw:text-box>
            <text:p text:style-name="P4"><text:span text:style-name="T59">Weisfeiler-Leman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emiTitleSlide" presentation:presentation-page-layout-name="AL1T1">
        <office:forms form:automatic-focus="false" form:apply-design-mode="false"/>
        <draw:frame presentation:style-name="pr9" draw:text-style-name="P7" draw:layer="layout" svg:width="24.8cm" svg:height="1.972cm" svg:x="2.3cm" svg:y="1.028cm" presentation:class="title" presentation:user-transformed="true">
          <draw:text-box>
            <text:p><text:span text:style-name="T2">Correspondence</text:span></text:p>
          </draw:text-box>
        </draw:frame>
        <draw:frame draw:style-name="gr16" draw:text-style-name="P24" draw:layer="layout" svg:width="6.6cm" svg:height="1.881cm" svg:x="10.6cm" svg:y="4.101cm">
          <draw:text-box>
            <text:p text:style-name="P23"><text:span text:style-name="T60">Algorithms</text:span></text:p>
          </draw:text-box>
        </draw:frame>
        <draw:frame draw:style-name="gr16" draw:text-style-name="P25" draw:layer="layout" svg:width="3.8cm" svg:height="1.881cm" svg:x="7.3cm" svg:y="10.201cm">
          <draw:text-box>
            <text:p><text:span text:style-name="T60">Logic</text:span></text:p>
          </draw:text-box>
        </draw:frame>
        <draw:frame draw:style-name="gr17" draw:text-style-name="P25" draw:layer="layout" svg:width="4.6cm" svg:height="3.511cm" svg:x="17.2cm" svg:y="10.201cm">
          <draw:text-box>
            <text:p><text:span text:style-name="T60">Game </text:span></text:p>
            <text:p><text:span text:style-name="T60">Theory</text:span></text:p>
          </draw:text-box>
        </draw:frame>
        <draw:custom-shape draw:style-name="gr18" draw:text-style-name="P19" draw:layer="layout" svg:width="6cm" svg:height="4.4cm" svg:x="10.9cm" svg:y="6.2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rrespondence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Specific</text:span></text:p>
          </draw:text-box>
        </draw:frame>
        <draw:frame draw:style-name="gr19" draw:text-style-name="P26" draw:layer="layout" svg:width="13.4cm" svg:height="1.559cm" svg:x="7.3cm" svg:y="4.6cm">
          <draw:text-box>
            <text:p text:style-name="P23"><text:span text:style-name="T61">k-Weisfeiler-Leman</text:span></text:p>
          </draw:text-box>
        </draw:frame>
        <draw:frame draw:style-name="gr20" draw:text-style-name="P28" draw:layer="layout" svg:width="6cm" svg:height="8.401cm" svg:x="4.6cm" svg:y="10.301cm">
          <draw:text-box>
            <text:p text:style-name="P27"><text:span text:style-name="T62">C</text:span><text:span text:style-name="T63">k+1 </text:span><text:span text:style-name="T64">logic</text:span></text:p>
          </draw:text-box>
        </draw:frame>
        <draw:frame draw:style-name="gr21" draw:text-style-name="P29" draw:layer="layout" svg:width="6.2cm" svg:height="4.175cm" svg:x="17.2cm" svg:y="10.201cm">
          <draw:text-box>
            <text:p><text:span text:style-name="T61">bijective</text:span></text:p>
            <text:p><text:span text:style-name="T61">k+1-pebble game</text:span></text:p>
          </draw:text-box>
        </draw:frame>
        <draw:custom-shape draw:style-name="gr18" draw:text-style-name="P19" draw:layer="layout" svg:width="6cm" svg:height="4.4cm" svg:x="10.9cm" svg:y="6.2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65">k-dimensional Weisfeiler Leman</text:span></text:p>
                <text:list>
                  <text:list-item>
                    <text:p><text:span text:style-name="T20">Uses graph colouring</text:span></text:p>
                  </text:list-item>
                  <text:list-item>
                    <text:p><text:span text:style-name="T20">Can establish non-isomorphism</text:span></text:p>
                  </text:list-item>
                  <text:list-item>
                    <text:p><text:span text:style-name="T20">Not complete</text:span></text:p>
                  </text:list-item>
                </text:list>
              </text:list-item>
              <text:list-item>
                <text:p><text:span text:style-name="T13">Idea:</text:span></text:p>
                <text:list>
                  <text:list-item>
                    <text:p><text:span text:style-name="T66">Colour k-vertices </text:span></text:p>
                  </text:list-item>
                  <text:list-item>
                    <text:p><text:span text:style-name="T66">Refine Colou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10" draw:layer="layout" svg:width="24.899cm" svg:height="5.8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Notation:</text:span></text:p>
                <text:list>
                  <text:list-item>
                    <text:p><text:span text:style-name="T33">v</text:span><text:span text:style-name="T31"> </text:span><text:span text:style-name="T30">≅</text:span><text:span text:style-name="T31"> </text:span><text:span text:style-name="T33">w</text:span><text:span text:style-name="T31">, </text:span><text:span text:style-name="T20">if</text:span><text:span text:style-name="T31"> </text:span><text:span text:style-name="T30">φ : G[ </text:span><text:span text:style-name="T33">v</text:span><text:span text:style-name="T30"> ] → H[ </text:span><text:span text:style-name="T33">w</text:span><text:span text:style-name="T30"> ], </text:span><text:span text:style-name="T31">v</text:span><text:span text:style-name="T67">i</text:span><text:span text:style-name="T31"> </text:span><text:span text:style-name="T30">↦</text:span><text:span text:style-name="T31"> w</text:span><text:span text:style-name="T67">i</text:span><text:span text:style-name="T31"> </text:span><text:span text:style-name="T20">isomorphism</text:span></text:p>
                    <text:p><text:span text:style-name="T68"/></text:p>
                  </text:list-item>
                </text:list>
              </text:list-item>
              <text:list-item>
                <text:p><text:span text:style-name="T30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10" draw:layer="layout" svg:width="24.899cm" svg:height="5.8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Notation:</text:span></text:p>
                <text:list>
                  <text:list-item>
                    <text:p><text:span text:style-name="T33">v</text:span><text:span text:style-name="T31"> </text:span><text:span text:style-name="T30">≅</text:span><text:span text:style-name="T31"> </text:span><text:span text:style-name="T33">w</text:span><text:span text:style-name="T31">, </text:span><text:span text:style-name="T20">if</text:span><text:span text:style-name="T31"> </text:span><text:span text:style-name="T30">φ : G[ </text:span><text:span text:style-name="T33">v</text:span><text:span text:style-name="T30"> ] → H[ </text:span><text:span text:style-name="T33">w</text:span><text:span text:style-name="T30"> ], </text:span><text:span text:style-name="T31">v</text:span><text:span text:style-name="T67">i</text:span><text:span text:style-name="T31"> </text:span><text:span text:style-name="T30">↦</text:span><text:span text:style-name="T31"> w</text:span><text:span text:style-name="T67">i</text:span><text:span text:style-name="T31"> </text:span><text:span text:style-name="T20">isomorphism</text:span></text:p>
                    <text:p><text:span text:style-name="T31"><text:s/></text:span></text:p>
                  </text:list-item>
                </text:list>
              </text:list-item>
              <text:list-item>
                <text:p><text:span text:style-name="T30"/></text:p>
                <text:p><text:span text:style-name="T22"/></text:p>
              </text:list-item>
            </text:list>
          </draw:text-box>
        </draw:frame>
        <draw:custom-shape draw:style-name="gr22" draw:text-style-name="P30" xml:id="id2" draw:id="id2" draw:layer="layout" svg:width="0.8cm" svg:height="0.8cm" svg:x="3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3" draw:id="id3" draw:layer="layout" svg:width="0.8cm" svg:height="0.8cm" svg:x="3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" draw:id="id1" draw:layer="layout" svg:width="0.8cm" svg:height="0.8cm" svg:x="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1" draw:layer="layout" draw:type="line" svg:x1="4cm" svg:y1="10.4cm" svg:x2="4cm" svg:y2="11.6cm" draw:start-shape="id1" draw:start-glue-point="8" draw:end-shape="id2" draw:end-glue-point="4" svg:d="M4000 10400v1200" svg:viewBox="0 0 1 1201">
          <text:p/>
        </draw:connector>
        <draw:connector draw:style-name="gr23" draw:text-style-name="P31" draw:layer="layout" draw:type="line" svg:x1="4cm" svg:y1="12.4cm" svg:x2="4cm" svg:y2="13.6cm" draw:start-shape="id2" draw:start-glue-point="8" draw:end-shape="id3" draw:end-glue-point="4" svg:d="M4000 12400v1200" svg:viewBox="0 0 1 1201">
          <text:p/>
        </draw:connector>
        <draw:custom-shape draw:style-name="gr6" draw:text-style-name="P15" draw:layer="layout" svg:width="0.8cm" svg:height="0.8cm" svg:x="8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9.2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2" draw:layer="layout" svg:width="1.2cm" svg:height="1.17cm" svg:x="10cm" svg:y="10.43cm">
          <draw:text-box>
            <text:p><text:span text:style-name="T30">≅</text:span></text:p>
          </draw:text-box>
        </draw:frame>
        <draw:custom-shape draw:style-name="gr25" draw:text-style-name="P33" draw:layer="layout" svg:width="0.8cm" svg:height="0.8cm" svg:x="11.2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0.8cm" svg:height="0.8cm" svg:x="12.4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9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2" draw:layer="layout" svg:width="1.2cm" svg:height="1.17cm" svg:x="10cm" svg:y="12.4cm">
          <draw:text-box>
            <text:p><text:span text:style-name="T30">≇</text:span></text:p>
          </draw:text-box>
        </draw:frame>
        <draw:custom-shape draw:style-name="gr27" draw:text-style-name="P35" draw:layer="layout" svg:width="0.8cm" svg:height="0.8cm" svg:x="11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0.8cm" svg:height="0.8cm" svg:x="12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5" draw:id="id5" draw:layer="layout" svg:width="0.8cm" svg:height="0.8cm" svg:x="5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xml:id="id6" draw:id="id6" draw:layer="layout" svg:width="0.8cm" svg:height="0.8cm" svg:x="5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4" draw:id="id4" draw:layer="layout" svg:width="0.8cm" svg:height="0.8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1" draw:layer="layout" draw:type="line" svg:x1="6cm" svg:y1="10.4cm" svg:x2="6cm" svg:y2="11.6cm" draw:start-shape="id4" draw:start-glue-point="8" draw:end-shape="id5" draw:end-glue-point="4" svg:d="M6000 10400v1200" svg:viewBox="0 0 1 1201">
          <text:p/>
        </draw:connector>
        <draw:connector draw:style-name="gr23" draw:text-style-name="P31" draw:layer="layout" draw:type="line" svg:x1="6cm" svg:y1="12.4cm" svg:x2="6cm" svg:y2="13.6cm" draw:start-shape="id5" draw:start-glue-point="8" draw:end-shape="id6" draw:end-glue-point="4" svg:d="M6000 12400v1200" svg:viewBox="0 0 1 1201">
          <text:p/>
        </draw:connecto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10" draw:layer="layout" svg:width="24.899cm" svg:height="5.8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Notation:</text:span></text:p>
                <text:list>
                  <text:list-item>
                    <text:p><text:span text:style-name="T33">v</text:span><text:span text:style-name="T31"> </text:span><text:span text:style-name="T30">≅</text:span><text:span text:style-name="T31"> </text:span><text:span text:style-name="T33">w</text:span><text:span text:style-name="T31">, </text:span><text:span text:style-name="T20">if</text:span><text:span text:style-name="T31"> </text:span><text:span text:style-name="T30">φ : G[ </text:span><text:span text:style-name="T33">v</text:span><text:span text:style-name="T30"> ] → H[ </text:span><text:span text:style-name="T33">w</text:span><text:span text:style-name="T30"> ], </text:span><text:span text:style-name="T31">v</text:span><text:span text:style-name="T67">i</text:span><text:span text:style-name="T31"> </text:span><text:span text:style-name="T30">↦</text:span><text:span text:style-name="T31"> w</text:span><text:span text:style-name="T67">i</text:span><text:span text:style-name="T31"> </text:span><text:span text:style-name="T20">isomorphism</text:span></text:p>
                  </text:list-item>
                  <text:list-item>
                    <text:p><text:span text:style-name="T33">v</text:span><text:span text:style-name="T69"> </text:span><text:span text:style-name="T66">and</text:span><text:span text:style-name="T69"> </text:span><text:span text:style-name="T33">w</text:span><text:span text:style-name="T69"> <text:s/></text:span><text:span text:style-name="T66">i-neighbours, <text:s text:c="2"/>if</text:span><text:span text:style-name="T69"> </text:span><text:span text:style-name="T31">v</text:span><text:span text:style-name="T67">j </text:span><text:span text:style-name="T31">= w</text:span><text:span text:style-name="T67">j </text:span><text:span text:style-name="T31"><text:s/></text:span><text:span text:style-name="T20">for all</text:span><text:span text:style-name="T31"> j </text:span><text:span text:style-name="T30">≠</text:span><text:span text:style-name="T31"> i </text:span></text:p>
                  </text:list-item>
                </text:list>
              </text:list-item>
              <text:list-item>
                <text:p><text:span text:style-name="T30"/></text:p>
                <text:p><text:span text:style-name="T22"/></text:p>
              </text:list-item>
            </text:list>
          </draw:text-box>
        </draw:frame>
        <draw:custom-shape draw:style-name="gr22" draw:text-style-name="P30" xml:id="id8" draw:id="id8" draw:layer="layout" svg:width="0.8cm" svg:height="0.8cm" svg:x="3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9" draw:id="id9" draw:layer="layout" svg:width="0.8cm" svg:height="0.8cm" svg:x="3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7" draw:id="id7" draw:layer="layout" svg:width="0.8cm" svg:height="0.8cm" svg:x="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1" draw:layer="layout" draw:type="line" svg:x1="4cm" svg:y1="10.4cm" svg:x2="4cm" svg:y2="11.6cm" draw:start-shape="id7" draw:start-glue-point="8" draw:end-shape="id8" draw:end-glue-point="4" svg:d="M4000 10400v1200" svg:viewBox="0 0 1 1201">
          <text:p/>
        </draw:connector>
        <draw:connector draw:style-name="gr23" draw:text-style-name="P31" draw:layer="layout" draw:type="line" svg:x1="4cm" svg:y1="12.4cm" svg:x2="4cm" svg:y2="13.6cm" draw:start-shape="id8" draw:start-glue-point="8" draw:end-shape="id9" draw:end-glue-point="4" svg:d="M4000 12400v1200" svg:viewBox="0 0 1 1201">
          <text:p/>
        </draw:connector>
        <draw:custom-shape draw:style-name="gr6" draw:text-style-name="P15" draw:layer="layout" svg:width="0.8cm" svg:height="0.8cm" svg:x="8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9.2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2" draw:layer="layout" svg:width="1.2cm" svg:height="1.17cm" svg:x="10cm" svg:y="10.43cm">
          <draw:text-box>
            <text:p><text:span text:style-name="T30">≅</text:span></text:p>
          </draw:text-box>
        </draw:frame>
        <draw:custom-shape draw:style-name="gr25" draw:text-style-name="P33" draw:layer="layout" svg:width="0.8cm" svg:height="0.8cm" svg:x="11.2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0.8cm" svg:height="0.8cm" svg:x="12.4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9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2" draw:layer="layout" svg:width="1.2cm" svg:height="1.17cm" svg:x="10cm" svg:y="12.4cm">
          <draw:text-box>
            <text:p><text:span text:style-name="T30">≇</text:span></text:p>
          </draw:text-box>
        </draw:frame>
        <draw:custom-shape draw:style-name="gr27" draw:text-style-name="P35" draw:layer="layout" svg:width="0.8cm" svg:height="0.8cm" svg:x="11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0.8cm" svg:height="0.8cm" svg:x="12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11" draw:id="id11" draw:layer="layout" svg:width="0.8cm" svg:height="0.8cm" svg:x="5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xml:id="id12" draw:id="id12" draw:layer="layout" svg:width="0.8cm" svg:height="0.8cm" svg:x="5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10" draw:id="id10" draw:layer="layout" svg:width="0.8cm" svg:height="0.8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1" draw:layer="layout" draw:type="line" svg:x1="6cm" svg:y1="10.4cm" svg:x2="6cm" svg:y2="11.6cm" draw:start-shape="id10" draw:start-glue-point="8" draw:end-shape="id11" draw:end-glue-point="4" svg:d="M6000 10400v1200" svg:viewBox="0 0 1 1201">
          <text:p/>
        </draw:connector>
        <draw:connector draw:style-name="gr23" draw:text-style-name="P31" draw:layer="layout" draw:type="line" svg:x1="6cm" svg:y1="12.4cm" svg:x2="6cm" svg:y2="13.6cm" draw:start-shape="id11" draw:start-glue-point="8" draw:end-shape="id12" draw:end-glue-point="4" svg:d="M6000 12400v1200" svg:viewBox="0 0 1 1201">
          <text:p/>
        </draw:connecto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10" draw:layer="layout" svg:width="24.899cm" svg:height="5.8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Notation:</text:span></text:p>
                <text:list>
                  <text:list-item>
                    <text:p><text:span text:style-name="T33">v</text:span><text:span text:style-name="T31"> </text:span><text:span text:style-name="T30">≅</text:span><text:span text:style-name="T31"> </text:span><text:span text:style-name="T33">w</text:span><text:span text:style-name="T31">, </text:span><text:span text:style-name="T20">if</text:span><text:span text:style-name="T31"> </text:span><text:span text:style-name="T30">φ : G[ </text:span><text:span text:style-name="T33">v</text:span><text:span text:style-name="T30"> ] → H[ </text:span><text:span text:style-name="T33">w</text:span><text:span text:style-name="T30"> ], </text:span><text:span text:style-name="T31">v</text:span><text:span text:style-name="T67">i</text:span><text:span text:style-name="T31"> </text:span><text:span text:style-name="T30">↦</text:span><text:span text:style-name="T31"> w</text:span><text:span text:style-name="T67">i</text:span><text:span text:style-name="T31"> </text:span><text:span text:style-name="T20">isomorphism</text:span></text:p>
                  </text:list-item>
                  <text:list-item>
                    <text:p><text:span text:style-name="T33">v</text:span><text:span text:style-name="T69"> </text:span><text:span text:style-name="T66">and</text:span><text:span text:style-name="T69"> </text:span><text:span text:style-name="T33">w</text:span><text:span text:style-name="T69"> <text:s/></text:span><text:span text:style-name="T66">i-neighbours, <text:s text:c="2"/>if</text:span><text:span text:style-name="T69"> </text:span><text:span text:style-name="T31">v</text:span><text:span text:style-name="T67">j </text:span><text:span text:style-name="T31">= w</text:span><text:span text:style-name="T67">j </text:span><text:span text:style-name="T31"><text:s/></text:span><text:span text:style-name="T20">for all</text:span><text:span text:style-name="T31"> j </text:span><text:span text:style-name="T30">≠</text:span><text:span text:style-name="T31"> i </text:span></text:p>
                  </text:list-item>
                </text:list>
              </text:list-item>
              <text:list-item>
                <text:p><text:span text:style-name="T30"/></text:p>
                <text:p><text:span text:style-name="T22"/></text:p>
              </text:list-item>
            </text:list>
          </draw:text-box>
        </draw:frame>
        <draw:custom-shape draw:style-name="gr22" draw:text-style-name="P30" xml:id="id14" draw:id="id14" draw:layer="layout" svg:width="0.8cm" svg:height="0.8cm" svg:x="3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5" draw:id="id15" draw:layer="layout" svg:width="0.8cm" svg:height="0.8cm" svg:x="3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3" draw:id="id13" draw:layer="layout" svg:width="0.8cm" svg:height="0.8cm" svg:x="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1" draw:layer="layout" draw:type="line" svg:x1="4cm" svg:y1="10.4cm" svg:x2="4cm" svg:y2="11.6cm" draw:start-shape="id13" draw:start-glue-point="8" draw:end-shape="id14" draw:end-glue-point="4" svg:d="M4000 10400v1200" svg:viewBox="0 0 1 1201">
          <text:p/>
        </draw:connector>
        <draw:connector draw:style-name="gr23" draw:text-style-name="P31" draw:layer="layout" draw:type="line" svg:x1="4cm" svg:y1="12.4cm" svg:x2="4cm" svg:y2="13.6cm" draw:start-shape="id14" draw:start-glue-point="8" draw:end-shape="id15" draw:end-glue-point="4" svg:d="M4000 12400v1200" svg:viewBox="0 0 1 1201">
          <text:p/>
        </draw:connector>
        <draw:custom-shape draw:style-name="gr6" draw:text-style-name="P15" draw:layer="layout" svg:width="0.8cm" svg:height="0.8cm" svg:x="8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9.2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2" draw:layer="layout" svg:width="1.2cm" svg:height="1.17cm" svg:x="10cm" svg:y="10.43cm">
          <draw:text-box>
            <text:p><text:span text:style-name="T30">≅</text:span></text:p>
          </draw:text-box>
        </draw:frame>
        <draw:custom-shape draw:style-name="gr25" draw:text-style-name="P33" draw:layer="layout" svg:width="0.8cm" svg:height="0.8cm" svg:x="11.2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0.8cm" svg:height="0.8cm" svg:x="12.4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9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2" draw:layer="layout" svg:width="1.2cm" svg:height="1.17cm" svg:x="10cm" svg:y="12.4cm">
          <draw:text-box>
            <text:p><text:span text:style-name="T30">≇</text:span></text:p>
          </draw:text-box>
        </draw:frame>
        <draw:custom-shape draw:style-name="gr27" draw:text-style-name="P35" draw:layer="layout" svg:width="0.8cm" svg:height="0.8cm" svg:x="11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0.8cm" svg:height="0.8cm" svg:x="12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1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9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cm" svg:height="1.2cm" svg:x="20cm" svg:y="9.4cm">
          <draw:text-box>
            <text:p><text:span text:style-name="T30">-1-</text:span></text:p>
          </draw:text-box>
        </draw:frame>
        <draw:custom-shape draw:style-name="gr22" draw:text-style-name="P30" draw:layer="layout" svg:width="0.8cm" svg:height="0.8cm" svg:x="21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1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9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1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1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9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cm" svg:height="1.2cm" svg:x="20cm" svg:y="11.4cm">
          <draw:text-box>
            <text:p><text:span text:style-name="T30">-2-</text:span></text:p>
          </draw:text-box>
        </draw:frame>
        <draw:custom-shape draw:style-name="gr22" draw:text-style-name="P30" draw:layer="layout" svg:width="0.8cm" svg:height="0.8cm" svg:x="21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1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9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21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1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9.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cm" svg:height="1.2cm" svg:x="20.1cm" svg:y="13.4cm">
          <draw:text-box>
            <text:p><text:span text:style-name="T30">-!-</text:span></text:p>
          </draw:text-box>
        </draw:frame>
        <draw:custom-shape draw:style-name="gr22" draw:text-style-name="P30" draw:layer="layout" svg:width="0.8cm" svg:height="0.8cm" svg:x="21.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1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9.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1.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22.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3" xml:id="id17" draw:id="id17" draw:layer="layout" svg:width="0.8cm" svg:height="0.8cm" svg:x="5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xml:id="id18" draw:id="id18" draw:layer="layout" svg:width="0.8cm" svg:height="0.8cm" svg:x="5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16" draw:id="id16" draw:layer="layout" svg:width="0.8cm" svg:height="0.8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1" draw:layer="layout" draw:type="line" svg:x1="6cm" svg:y1="10.4cm" svg:x2="6cm" svg:y2="11.6cm" draw:start-shape="id16" draw:start-glue-point="8" draw:end-shape="id17" draw:end-glue-point="4" svg:d="M6000 10400v1200" svg:viewBox="0 0 1 1201">
          <text:p/>
        </draw:connector>
        <draw:connector draw:style-name="gr23" draw:text-style-name="P31" draw:layer="layout" draw:type="line" svg:x1="6cm" svg:y1="12.4cm" svg:x2="6cm" svg:y2="13.6cm" draw:start-shape="id17" draw:start-glue-point="8" draw:end-shape="id18" draw:end-glue-point="4" svg:d="M6000 12400v1200" svg:viewBox="0 0 1 1201">
          <text:p/>
        </draw:connecto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Initialisation:</text:span></text:p>
                <text:list>
                  <text:list-item>
                    <text:p><text:span text:style-name="T33">v</text:span><text:span text:style-name="T70">,</text:span><text:span text:style-name="T71"> </text:span><text:span text:style-name="T33">w</text:span><text:span text:style-name="T71"> </text:span><text:span text:style-name="T70">different colours if <text:s/></text:span><text:span text:style-name="T71"><text:s/></text:span><text:span text:style-name="T33">v</text:span><text:span text:style-name="T31"> </text:span><text:span text:style-name="T30">≇</text:span><text:span text:style-name="T31"> </text:span><text:span text:style-name="T33">w</text:span></text:p>
                  </text:list-item>
                </text:list>
              </text:list-item>
              <text:list-item>
                <text:p><text:span text:style-name="T29">Step:</text:span></text:p>
                <text:list>
                  <text:list-item>
                    <text:p><text:span text:style-name="T33">v</text:span><text:span text:style-name="T70">,</text:span><text:span text:style-name="T71"> </text:span><text:span text:style-name="T33">w</text:span><text:span text:style-name="T71"> </text:span><text:span text:style-name="T70">different colours if </text:span></text:p>
                  </text:list-item>
                  <text:list-item>
                    <text:p><text:span text:style-name="T72">∃ </text:span><text:span text:style-name="T72">i ≤ k ∃ c ∈ 𝒞 </text:span><text:span text:style-name="T57">different number of i-neighbours of colour </text:span><text:span text:style-name="T73">c</text:span></text:p>
                  </text:list-item>
                </text:list>
              </text:list-item>
              <text:list-item>
                <text:p><text:span text:style-name="T26">⇒</text:span><text:span text:style-name="T23"> </text:span><text:span text:style-name="T23">(G, </text:span><text:span text:style-name="T26">χ</text:span><text:span text:style-name="T74">∞</text:span><text:span text:style-name="T23">) </text:span><text:span text:style-name="T19">stable, in </text:span><text:span text:style-name="T23">O(n</text:span><text:span text:style-name="T25">k+1</text:span><text:span text:style-name="T23">log n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</text:span></text:p>
          </draw:text-box>
        </draw:frame>
        <draw:frame presentation:style-name="pr5" draw:text-style-name="P38" draw:layer="layout" svg:width="24.899cm" svg:height="10.234cm" svg:x="1.8cm" svg:y="4.4cm" presentation:class="outline" presentation:user-transformed="true">
          <draw:text-box>
            <text:list text:style-name="L3">
              <text:list-item>
                <text:p text:style-name="P36"><text:span text:style-name="T26">G ≃</text:span><text:span text:style-name="T37">k</text:span><text:span text:style-name="T26"> H </text:span><text:span text:style-name="T19">if and only if </text:span><text:span text:style-name="T26">∀</text:span><text:span text:style-name="T23">c </text:span><text:span text:style-name="T26">∈ 𝒞 |G</text:span><text:span text:style-name="T37">c</text:span><text:span text:style-name="T26">|</text:span><text:span text:style-name="T37"> </text:span><text:span text:style-name="T26">= |H</text:span><text:span text:style-name="T37">c</text:span><text:span text:style-name="T26">|</text:span></text:p>
                <text:list>
                  <text:list-item>
                    <text:p text:style-name="P37"><text:span text:style-name="T30">G</text:span><text:span text:style-name="T36">c</text:span><text:span text:style-name="T30">:={ </text:span><text:span text:style-name="T33">v</text:span><text:span text:style-name="T30"> | </text:span><text:span text:style-name="T33">v</text:span><text:span text:style-name="T30"> ∈ V</text:span><text:span text:style-name="T75">k</text:span><text:span text:style-name="T30">(G), χ</text:span><text:span text:style-name="T36">∞</text:span><text:span text:style-name="T30">(</text:span><text:span text:style-name="T33">v</text:span><text:span text:style-name="T30">)=c }</text:span></text:p>
                  </text:list-item>
                  <text:list-item>
                    <text:p text:style-name="P37"><text:span text:style-name="T30">H</text:span><text:span text:style-name="T36">c</text:span><text:span text:style-name="T30">:={ </text:span><text:span text:style-name="T33">w</text:span><text:span text:style-name="T30"> | </text:span><text:span text:style-name="T33">w</text:span><text:span text:style-name="T30"> ∈ V</text:span><text:span text:style-name="T75">k</text:span><text:span text:style-name="T30">(H), χ</text:span><text:span text:style-name="T36">∞</text:span><text:span text:style-name="T30">(</text:span><text:span text:style-name="T33">w</text:span><text:span text:style-name="T30">)=c }</text:span></text:p>
                  </text:list-item>
                </text:list>
              </text:list-item>
              <text:list-item>
                <text:p text:style-name="P37"><text:span text:style-name="T26">G ≄</text:span><text:span text:style-name="T37">k</text:span><text:span text:style-name="T26"> H </text:span><text:span text:style-name="T19">if and only if </text:span><text:span text:style-name="T26">∃</text:span><text:span text:style-name="T23">c </text:span><text:span text:style-name="T26">∈ 𝒞 |G</text:span><text:span text:style-name="T37">c</text:span><text:span text:style-name="T26">|</text:span><text:span text:style-name="T37"> </text:span><text:span text:style-name="T26">≠ |H</text:span><text:span text:style-name="T37">c</text:span><text:span text:style-name="T26">|</text:span></text:p>
              </text:list-item>
              <text:list-item>
                <text:p text:style-name="P37"><text:span text:style-name="T13">Identifies</text:span><text:span text:style-name="T76"> </text:span><text:span text:style-name="T77">G :</text:span><text:span text:style-name="T26">⟺</text:span><text:span text:style-name="T13"> </text:span><text:span text:style-name="T26">∀ </text:span><text:span text:style-name="T23">H , G </text:span><text:span text:style-name="T26">≇</text:span><text:span text:style-name="T23"> H </text:span><text:span text:style-name="T26">⇒G ≄</text:span><text:span text:style-name="T37">k</text:span><text:span text:style-name="T26"> H</text:span></text:p>
                <text:list>
                  <text:list-header>
                    <text:p text:style-name="P37"><text:span text:style-name="T30"><text:s/></text:span></text:p>
                    <text:p text:style-name="P37"><text:span text:style-name="T30"/></text:p>
                    <text:p text:style-name="P37"><text:span text:style-name="T78"/></text:p>
                  </text:list-header>
                </text:list>
                <text:p text:style-name="P37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29" draw:text-style-name="P39" xml:id="id20" draw:id="id20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21" draw:id="id21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9" draw:id="id19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9" draw:start-glue-point="10" draw:end-shape="id20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20" draw:start-glue-point="8" draw:end-shape="id21" draw:end-glue-point="4" svg:d="M13000 6400v3200" svg:viewBox="0 0 1 3201">
          <text:p/>
        </draw:connector>
        <draw:custom-shape draw:style-name="gr29" draw:text-style-name="P39" xml:id="id22" draw:id="id22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283cm" svg:y1="6.283cm" svg:x2="12.717cm" svg:y2="9.717cm" draw:start-shape="id19" draw:start-glue-point="9" draw:end-shape="id21" draw:end-glue-point="5" svg:d="M9283 6283l3434 3434" svg:viewBox="0 0 3435 3435">
          <text:p/>
        </draw:connector>
        <draw:connector draw:style-name="gr30" draw:text-style-name="P42" draw:layer="layout" draw:type="line" svg:x1="9.283cm" svg:y1="9.717cm" svg:x2="12.717cm" svg:y2="6.283cm" draw:start-shape="id22" draw:start-glue-point="11" draw:end-shape="id20" draw:end-glue-point="7" svg:d="M9283 9717l3434-3434" svg:viewBox="0 0 3435 3435">
          <text:p/>
        </draw:connector>
        <draw:custom-shape draw:style-name="gr29" draw:text-style-name="P39" xml:id="id24" draw:id="id24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25" draw:id="id25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23" draw:id="id23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23" draw:start-glue-point="10" draw:end-shape="id24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24" draw:start-glue-point="8" draw:end-shape="id25" draw:end-glue-point="4" svg:d="M19000 6400v3200" svg:viewBox="0 0 1 3201">
          <text:p/>
        </draw:connector>
        <draw:custom-shape draw:style-name="gr29" draw:text-style-name="P39" xml:id="id26" draw:id="id26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.283cm" svg:y1="6.283cm" svg:x2="18.717cm" svg:y2="9.717cm" draw:start-shape="id23" draw:start-glue-point="9" draw:end-shape="id25" draw:end-glue-point="5" svg:d="M15283 6283l3434 3434" svg:viewBox="0 0 3435 3435">
          <text:p/>
        </draw:connector>
        <draw:connector draw:style-name="gr30" draw:text-style-name="P42" draw:layer="layout" draw:type="line" svg:x1="15.4cm" svg:y1="10cm" svg:x2="18.6cm" svg:y2="10cm" draw:start-shape="id26" draw:start-glue-point="10" draw:end-shape="id25" draw:end-glue-point="6" svg:d="M15400 10000h3200" svg:viewBox="0 0 3201 1">
          <text:p/>
        </draw:connecto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31" draw:text-style-name="P43" xml:id="id28" draw:id="id28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xml:id="id29" draw:id="id29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7" draw:id="id27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4cm" svg:y1="6cm" svg:x2="12.6cm" svg:y2="6cm" draw:start-shape="id27" draw:start-glue-point="10" draw:end-shape="id28" draw:end-glue-point="6" svg:d="M9400 6000h3200" svg:viewBox="0 0 3201 1">
          <text:p/>
        </draw:connector>
        <draw:connector draw:style-name="gr32" draw:text-style-name="P45" draw:layer="layout" draw:type="line" svg:x1="13cm" svg:y1="6.4cm" svg:x2="13cm" svg:y2="9.6cm" draw:start-shape="id28" draw:start-glue-point="8" draw:end-shape="id29" draw:end-glue-point="4" svg:d="M13000 6400v3200" svg:viewBox="0 0 1 3201">
          <text:p/>
        </draw:connector>
        <draw:custom-shape draw:style-name="gr31" draw:text-style-name="P43" xml:id="id30" draw:id="id30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283cm" svg:y1="6.283cm" svg:x2="12.717cm" svg:y2="9.717cm" draw:start-shape="id27" draw:start-glue-point="9" draw:end-shape="id29" draw:end-glue-point="5" svg:d="M9283 6283l3434 3434" svg:viewBox="0 0 3435 3435">
          <text:p/>
        </draw:connector>
        <draw:connector draw:style-name="gr32" draw:text-style-name="P45" draw:layer="layout" draw:type="line" svg:x1="9.283cm" svg:y1="9.717cm" svg:x2="12.717cm" svg:y2="6.283cm" draw:start-shape="id30" draw:start-glue-point="11" draw:end-shape="id28" draw:end-glue-point="7" svg:d="M9283 9717l3434-3434" svg:viewBox="0 0 3435 3435">
          <text:p/>
        </draw:connector>
        <draw:custom-shape draw:style-name="gr31" draw:text-style-name="P43" xml:id="id32" draw:id="id32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xml:id="id33" draw:id="id33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31" draw:id="id31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.4cm" svg:y1="6cm" svg:x2="18.6cm" svg:y2="6cm" draw:start-shape="id31" draw:start-glue-point="10" draw:end-shape="id32" draw:end-glue-point="6" svg:d="M15400 6000h3200" svg:viewBox="0 0 3201 1">
          <text:p/>
        </draw:connector>
        <draw:connector draw:style-name="gr32" draw:text-style-name="P45" draw:layer="layout" draw:type="line" svg:x1="19cm" svg:y1="6.4cm" svg:x2="19cm" svg:y2="9.6cm" draw:start-shape="id32" draw:start-glue-point="8" draw:end-shape="id33" draw:end-glue-point="4" svg:d="M19000 6400v3200" svg:viewBox="0 0 1 3201">
          <text:p/>
        </draw:connector>
        <draw:custom-shape draw:style-name="gr31" draw:text-style-name="P43" xml:id="id34" draw:id="id34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.283cm" svg:y1="6.283cm" svg:x2="18.717cm" svg:y2="9.717cm" draw:start-shape="id31" draw:start-glue-point="9" draw:end-shape="id33" draw:end-glue-point="5" svg:d="M15283 6283l3434 3434" svg:viewBox="0 0 3435 3435">
          <text:p/>
        </draw:connector>
        <draw:connector draw:style-name="gr32" draw:text-style-name="P45" draw:layer="layout" draw:type="line" svg:x1="15.4cm" svg:y1="10cm" svg:x2="18.6cm" svg:y2="10cm" draw:start-shape="id34" draw:start-glue-point="10" draw:end-shape="id33" draw:end-glue-point="6" svg:d="M15400 10000h3200" svg:viewBox="0 0 3201 1">
          <text:p/>
        </draw:connector>
        <draw:frame draw:style-name="gr33" draw:text-style-name="P46" draw:layer="layout" svg:width="1.767cm" svg:height="6.7cm" svg:x="2.033cm" svg:y="5.4cm">
          <draw:text-box>
            <text:p><text:span text:style-name="T73">1:</text:span></text:p>
            <text:p><text:span text:style-name="T73"/></text:p>
            <text:p><text:span text:style-name="T73">2:</text:span></text:p>
            <text:p><text:span text:style-name="T73"/></text:p>
            <text:p><text:span text:style-name="T73">3:</text:span></text:p>
            <text:p><text:span text:style-name="T73"/></text:p>
            <text:p><text:span text:style-name="T73">4:</text:span></text:p>
          </draw:text-box>
        </draw:frame>
        <draw:frame draw:style-name="gr33" draw:text-style-name="P46" draw:layer="layout" svg:width="1.767cm" svg:height="6.7cm" svg:x="20.733cm" svg:y="5.3cm">
          <draw:text-box>
            <text:p><text:span text:style-name="T73">5:</text:span></text:p>
            <text:p><text:span text:style-name="T73"/></text:p>
            <text:p><text:span text:style-name="T73">6:</text:span></text:p>
            <text:p><text:span text:style-name="T73"/></text:p>
            <text:p><text:span text:style-name="T73">7:</text:span></text:p>
            <text:p><text:span text:style-name="T73"/></text:p>
            <text:p><text:span text:style-name="T73">8:</text:span></text:p>
          </draw:text-box>
        </draw:frame>
        <draw:custom-shape draw:style-name="gr6" draw:text-style-name="P15" draw:layer="layout" svg:width="0.8cm" svg:height="0.8cm" svg:x="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4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34" draw:text-style-name="P47" xml:id="id36" draw:id="id36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37" draw:id="id37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35" draw:id="id35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4cm" svg:y1="6cm" svg:x2="12.6cm" svg:y2="6cm" draw:start-shape="id35" draw:start-glue-point="10" draw:end-shape="id36" draw:end-glue-point="6" svg:d="M9400 6000h3200" svg:viewBox="0 0 3201 1">
          <text:p/>
        </draw:connector>
        <draw:connector draw:style-name="gr32" draw:text-style-name="P45" draw:layer="layout" draw:type="line" svg:x1="13cm" svg:y1="6.4cm" svg:x2="13cm" svg:y2="9.6cm" draw:start-shape="id36" draw:start-glue-point="8" draw:end-shape="id37" draw:end-glue-point="4" svg:d="M13000 6400v3200" svg:viewBox="0 0 1 3201">
          <text:p/>
        </draw:connector>
        <draw:custom-shape draw:style-name="gr31" draw:text-style-name="P43" xml:id="id38" draw:id="id38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283cm" svg:y1="6.283cm" svg:x2="12.717cm" svg:y2="9.717cm" draw:start-shape="id35" draw:start-glue-point="9" draw:end-shape="id37" draw:end-glue-point="5" svg:d="M9283 6283l3434 3434" svg:viewBox="0 0 3435 3435">
          <text:p/>
        </draw:connector>
        <draw:connector draw:style-name="gr32" draw:text-style-name="P45" draw:layer="layout" draw:type="line" svg:x1="9.283cm" svg:y1="9.717cm" svg:x2="12.717cm" svg:y2="6.283cm" draw:start-shape="id38" draw:start-glue-point="11" draw:end-shape="id36" draw:end-glue-point="7" svg:d="M9283 9717l3434-3434" svg:viewBox="0 0 3435 3435">
          <text:p/>
        </draw:connector>
        <draw:custom-shape draw:style-name="gr35" draw:text-style-name="P48" xml:id="id40" draw:id="id40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xml:id="id41" draw:id="id41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39" draw:id="id39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.4cm" svg:y1="6cm" svg:x2="18.6cm" svg:y2="6cm" draw:start-shape="id39" draw:start-glue-point="10" draw:end-shape="id40" draw:end-glue-point="6" svg:d="M15400 6000h3200" svg:viewBox="0 0 3201 1">
          <text:p/>
        </draw:connector>
        <draw:connector draw:style-name="gr32" draw:text-style-name="P45" draw:layer="layout" draw:type="line" svg:x1="19cm" svg:y1="6.4cm" svg:x2="19cm" svg:y2="9.6cm" draw:start-shape="id40" draw:start-glue-point="8" draw:end-shape="id41" draw:end-glue-point="4" svg:d="M19000 6400v3200" svg:viewBox="0 0 1 3201">
          <text:p/>
        </draw:connector>
        <draw:custom-shape draw:style-name="gr31" draw:text-style-name="P43" xml:id="id42" draw:id="id42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.283cm" svg:y1="6.283cm" svg:x2="18.717cm" svg:y2="9.717cm" draw:start-shape="id39" draw:start-glue-point="9" draw:end-shape="id41" draw:end-glue-point="5" svg:d="M15283 6283l3434 3434" svg:viewBox="0 0 3435 3435">
          <text:p/>
        </draw:connector>
        <draw:connector draw:style-name="gr32" draw:text-style-name="P45" draw:layer="layout" draw:type="line" svg:x1="15.4cm" svg:y1="10cm" svg:x2="18.6cm" svg:y2="10cm" draw:start-shape="id42" draw:start-glue-point="10" draw:end-shape="id41" draw:end-glue-point="6" svg:d="M15400 10000h3200" svg:viewBox="0 0 3201 1">
          <text:p/>
        </draw:connector>
        <draw:frame draw:style-name="gr33" draw:text-style-name="P46" draw:layer="layout" svg:width="1.767cm" svg:height="6.7cm" svg:x="2.033cm" svg:y="5.4cm">
          <draw:text-box>
            <text:p><text:span text:style-name="T73">1:</text:span></text:p>
            <text:p><text:span text:style-name="T73"/></text:p>
            <text:p><text:span text:style-name="T73">2:</text:span></text:p>
            <text:p><text:span text:style-name="T73"/></text:p>
            <text:p><text:span text:style-name="T73">3:</text:span></text:p>
            <text:p><text:span text:style-name="T73"/></text:p>
            <text:p><text:span text:style-name="T73">4:</text:span></text:p>
          </draw:text-box>
        </draw:frame>
        <draw:frame draw:style-name="gr33" draw:text-style-name="P46" draw:layer="layout" svg:width="1.767cm" svg:height="6.7cm" svg:x="20.733cm" svg:y="5.3cm">
          <draw:text-box>
            <text:p><text:span text:style-name="T73">5:</text:span></text:p>
            <text:p><text:span text:style-name="T73"/></text:p>
            <text:p><text:span text:style-name="T73">6:</text:span></text:p>
            <text:p><text:span text:style-name="T73"/></text:p>
            <text:p><text:span text:style-name="T73">7:</text:span></text:p>
            <text:p><text:span text:style-name="T73"/></text:p>
            <text:p><text:span text:style-name="T73">8:</text:span></text:p>
          </draw:text-box>
        </draw:frame>
        <draw:custom-shape draw:style-name="gr22" draw:text-style-name="P30" draw:layer="layout" svg:width="0.8cm" svg:height="0.8cm" svg:x="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4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4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3.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23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23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2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4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29" draw:text-style-name="P39" xml:id="id44" draw:id="id44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45" draw:id="id45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43" draw:id="id43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43" draw:start-glue-point="10" draw:end-shape="id44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44" draw:start-glue-point="8" draw:end-shape="id45" draw:end-glue-point="4" svg:d="M13000 6400v3200" svg:viewBox="0 0 1 3201">
          <text:p/>
        </draw:connector>
        <draw:custom-shape draw:style-name="gr29" draw:text-style-name="P39" xml:id="id46" draw:id="id46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4cm" svg:y1="10cm" svg:x2="12.6cm" svg:y2="10cm" draw:start-shape="id46" draw:start-glue-point="10" draw:end-shape="id45" draw:end-glue-point="6" svg:d="M9400 10000h3200" svg:viewBox="0 0 3201 1">
          <text:p/>
        </draw:connector>
        <draw:connector draw:style-name="gr30" draw:text-style-name="P42" draw:layer="layout" draw:type="line" svg:x1="9.283cm" svg:y1="9.717cm" svg:x2="12.717cm" svg:y2="6.283cm" draw:start-shape="id46" draw:start-glue-point="11" draw:end-shape="id44" draw:end-glue-point="7" svg:d="M9283 9717l3434-3434" svg:viewBox="0 0 3435 3435">
          <text:p/>
        </draw:connector>
        <draw:custom-shape draw:style-name="gr29" draw:text-style-name="P39" xml:id="id48" draw:id="id48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49" draw:id="id49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47" draw:id="id47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47" draw:start-glue-point="10" draw:end-shape="id48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48" draw:start-glue-point="8" draw:end-shape="id49" draw:end-glue-point="4" svg:d="M19000 6400v3200" svg:viewBox="0 0 1 3201">
          <text:p/>
        </draw:connector>
        <draw:custom-shape draw:style-name="gr29" draw:text-style-name="P39" xml:id="id50" draw:id="id50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cm" svg:y1="6.4cm" svg:x2="15cm" svg:y2="9.6cm" draw:start-shape="id47" draw:start-glue-point="8" draw:end-shape="id50" draw:end-glue-point="4" svg:d="M15000 6400v3200" svg:viewBox="0 0 1 3201">
          <text:p/>
        </draw:connector>
        <draw:connector draw:style-name="gr30" draw:text-style-name="P42" draw:layer="layout" draw:type="line" svg:x1="15.4cm" svg:y1="10cm" svg:x2="18.6cm" svg:y2="10cm" draw:start-shape="id50" draw:start-glue-point="10" draw:end-shape="id49" draw:end-glue-point="6" svg:d="M15400 10000h3200" svg:viewBox="0 0 3201 1">
          <text:p/>
        </draw:connecto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31" draw:text-style-name="P43" xml:id="id52" draw:id="id52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xml:id="id53" draw:id="id53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51" draw:id="id51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4cm" svg:y1="6cm" svg:x2="12.6cm" svg:y2="6cm" draw:start-shape="id51" draw:start-glue-point="10" draw:end-shape="id52" draw:end-glue-point="6" svg:d="M9400 6000h3200" svg:viewBox="0 0 3201 1">
          <text:p/>
        </draw:connector>
        <draw:connector draw:style-name="gr32" draw:text-style-name="P45" draw:layer="layout" draw:type="line" svg:x1="13cm" svg:y1="6.4cm" svg:x2="13cm" svg:y2="9.6cm" draw:start-shape="id52" draw:start-glue-point="8" draw:end-shape="id53" draw:end-glue-point="4" svg:d="M13000 6400v3200" svg:viewBox="0 0 1 3201">
          <text:p/>
        </draw:connector>
        <draw:custom-shape draw:style-name="gr31" draw:text-style-name="P43" xml:id="id54" draw:id="id54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4cm" svg:y1="10cm" svg:x2="12.6cm" svg:y2="10cm" draw:start-shape="id54" draw:start-glue-point="10" draw:end-shape="id53" draw:end-glue-point="6" svg:d="M9400 10000h3200" svg:viewBox="0 0 3201 1">
          <text:p/>
        </draw:connector>
        <draw:connector draw:style-name="gr32" draw:text-style-name="P45" draw:layer="layout" draw:type="line" svg:x1="9.283cm" svg:y1="9.717cm" svg:x2="12.717cm" svg:y2="6.283cm" draw:start-shape="id54" draw:start-glue-point="11" draw:end-shape="id52" draw:end-glue-point="7" svg:d="M9283 9717l3434-3434" svg:viewBox="0 0 3435 3435">
          <text:p/>
        </draw:connector>
        <draw:custom-shape draw:style-name="gr31" draw:text-style-name="P43" xml:id="id56" draw:id="id56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xml:id="id57" draw:id="id57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55" draw:id="id55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.4cm" svg:y1="6cm" svg:x2="18.6cm" svg:y2="6cm" draw:start-shape="id55" draw:start-glue-point="10" draw:end-shape="id56" draw:end-glue-point="6" svg:d="M15400 6000h3200" svg:viewBox="0 0 3201 1">
          <text:p/>
        </draw:connector>
        <draw:connector draw:style-name="gr32" draw:text-style-name="P45" draw:layer="layout" draw:type="line" svg:x1="19cm" svg:y1="6.4cm" svg:x2="19cm" svg:y2="9.6cm" draw:start-shape="id56" draw:start-glue-point="8" draw:end-shape="id57" draw:end-glue-point="4" svg:d="M19000 6400v3200" svg:viewBox="0 0 1 3201">
          <text:p/>
        </draw:connector>
        <draw:custom-shape draw:style-name="gr31" draw:text-style-name="P43" xml:id="id58" draw:id="id58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cm" svg:y1="6.4cm" svg:x2="15cm" svg:y2="9.6cm" draw:start-shape="id55" draw:start-glue-point="8" draw:end-shape="id58" draw:end-glue-point="4" svg:d="M15000 6400v3200" svg:viewBox="0 0 1 3201">
          <text:p/>
        </draw:connector>
        <draw:connector draw:style-name="gr32" draw:text-style-name="P45" draw:layer="layout" draw:type="line" svg:x1="15.4cm" svg:y1="10cm" svg:x2="18.6cm" svg:y2="10cm" draw:start-shape="id58" draw:start-glue-point="10" draw:end-shape="id57" draw:end-glue-point="6" svg:d="M15400 10000h3200" svg:viewBox="0 0 3201 1">
          <text:p/>
        </draw:connector>
        <draw:frame draw:style-name="gr33" draw:text-style-name="P46" draw:layer="layout" svg:width="1.767cm" svg:height="6.7cm" svg:x="2.033cm" svg:y="5.4cm">
          <draw:text-box>
            <text:p><text:span text:style-name="T73">1:</text:span></text:p>
            <text:p><text:span text:style-name="T73"/></text:p>
            <text:p><text:span text:style-name="T73">2:</text:span></text:p>
            <text:p><text:span text:style-name="T73"/></text:p>
            <text:p><text:span text:style-name="T73">3:</text:span></text:p>
            <text:p><text:span text:style-name="T73"/></text:p>
            <text:p><text:span text:style-name="T73">4:</text:span></text:p>
          </draw:text-box>
        </draw:frame>
        <draw:frame draw:style-name="gr33" draw:text-style-name="P46" draw:layer="layout" svg:width="1.767cm" svg:height="6.7cm" svg:x="20.733cm" svg:y="5.3cm">
          <draw:text-box>
            <text:p><text:span text:style-name="T73">5:</text:span></text:p>
            <text:p><text:span text:style-name="T73"/></text:p>
            <text:p><text:span text:style-name="T73">6:</text:span></text:p>
            <text:p><text:span text:style-name="T73"/></text:p>
            <text:p><text:span text:style-name="T73">7:</text:span></text:p>
            <text:p><text:span text:style-name="T73"/></text:p>
            <text:p><text:span text:style-name="T73">8:</text:span></text:p>
          </draw:text-box>
        </draw:frame>
        <draw:custom-shape draw:style-name="gr6" draw:text-style-name="P15" draw:layer="layout" svg:width="0.8cm" svg:height="0.8cm" svg:x="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34" draw:text-style-name="P47" xml:id="id60" draw:id="id60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61" draw:id="id61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59" draw:id="id59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4cm" svg:y1="6cm" svg:x2="12.6cm" svg:y2="6cm" draw:start-shape="id59" draw:start-glue-point="10" draw:end-shape="id60" draw:end-glue-point="6" svg:d="M9400 6000h3200" svg:viewBox="0 0 3201 1">
          <text:p/>
        </draw:connector>
        <draw:connector draw:style-name="gr32" draw:text-style-name="P45" draw:layer="layout" draw:type="line" svg:x1="13cm" svg:y1="6.4cm" svg:x2="13cm" svg:y2="9.6cm" draw:start-shape="id60" draw:start-glue-point="8" draw:end-shape="id61" draw:end-glue-point="4" svg:d="M13000 6400v3200" svg:viewBox="0 0 1 3201">
          <text:p/>
        </draw:connector>
        <draw:custom-shape draw:style-name="gr35" draw:text-style-name="P48" xml:id="id62" draw:id="id62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9.4cm" svg:y1="10cm" svg:x2="12.6cm" svg:y2="10cm" draw:start-shape="id62" draw:start-glue-point="10" draw:end-shape="id61" draw:end-glue-point="6" svg:d="M9400 10000h3200" svg:viewBox="0 0 3201 1">
          <text:p/>
        </draw:connector>
        <draw:connector draw:style-name="gr32" draw:text-style-name="P45" draw:layer="layout" draw:type="line" svg:x1="9.283cm" svg:y1="9.717cm" svg:x2="12.717cm" svg:y2="6.283cm" draw:start-shape="id62" draw:start-glue-point="11" draw:end-shape="id60" draw:end-glue-point="7" svg:d="M9283 9717l3434-3434" svg:viewBox="0 0 3435 3435">
          <text:p/>
        </draw:connector>
        <draw:custom-shape draw:style-name="gr35" draw:text-style-name="P48" xml:id="id64" draw:id="id64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65" draw:id="id65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63" draw:id="id63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.4cm" svg:y1="6cm" svg:x2="18.6cm" svg:y2="6cm" draw:start-shape="id63" draw:start-glue-point="10" draw:end-shape="id64" draw:end-glue-point="6" svg:d="M15400 6000h3200" svg:viewBox="0 0 3201 1">
          <text:p/>
        </draw:connector>
        <draw:connector draw:style-name="gr32" draw:text-style-name="P45" draw:layer="layout" draw:type="line" svg:x1="19cm" svg:y1="6.4cm" svg:x2="19cm" svg:y2="9.6cm" draw:start-shape="id64" draw:start-glue-point="8" draw:end-shape="id65" draw:end-glue-point="4" svg:d="M19000 6400v3200" svg:viewBox="0 0 1 3201">
          <text:p/>
        </draw:connector>
        <draw:custom-shape draw:style-name="gr35" draw:text-style-name="P48" xml:id="id66" draw:id="id66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15cm" svg:y1="6.4cm" svg:x2="15cm" svg:y2="9.6cm" draw:start-shape="id63" draw:start-glue-point="8" draw:end-shape="id66" draw:end-glue-point="4" svg:d="M15000 6400v3200" svg:viewBox="0 0 1 3201">
          <text:p/>
        </draw:connector>
        <draw:connector draw:style-name="gr32" draw:text-style-name="P45" draw:layer="layout" draw:type="line" svg:x1="15.4cm" svg:y1="10cm" svg:x2="18.6cm" svg:y2="10cm" draw:start-shape="id66" draw:start-glue-point="10" draw:end-shape="id65" draw:end-glue-point="6" svg:d="M15400 10000h3200" svg:viewBox="0 0 3201 1">
          <text:p/>
        </draw:connector>
        <draw:frame draw:style-name="gr33" draw:text-style-name="P46" draw:layer="layout" svg:width="1.767cm" svg:height="6.7cm" svg:x="2.033cm" svg:y="5.4cm">
          <draw:text-box>
            <text:p><text:span text:style-name="T73">1:</text:span></text:p>
            <text:p><text:span text:style-name="T73"/></text:p>
            <text:p><text:span text:style-name="T73">2:</text:span></text:p>
            <text:p><text:span text:style-name="T73"/></text:p>
            <text:p><text:span text:style-name="T73">3:</text:span></text:p>
            <text:p><text:span text:style-name="T73"/></text:p>
            <text:p><text:span text:style-name="T73">4:</text:span></text:p>
          </draw:text-box>
        </draw:frame>
        <draw:frame draw:style-name="gr33" draw:text-style-name="P46" draw:layer="layout" svg:width="1.767cm" svg:height="6.7cm" svg:x="20.733cm" svg:y="5.3cm">
          <draw:text-box>
            <text:p><text:span text:style-name="T73">5:</text:span></text:p>
            <text:p><text:span text:style-name="T73"/></text:p>
            <text:p><text:span text:style-name="T73">6:</text:span></text:p>
            <text:p><text:span text:style-name="T73"/></text:p>
            <text:p><text:span text:style-name="T73">7:</text:span></text:p>
            <text:p><text:span text:style-name="T73"/></text:p>
            <text:p><text:span text:style-name="T73">8:</text:span></text:p>
          </draw:text-box>
        </draw:frame>
        <draw:custom-shape draw:style-name="gr11" draw:text-style-name="P20" draw:layer="layout" svg:width="0.8cm" svg:height="0.8cm" svg:x="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4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0.8cm" svg:height="0.8cm" svg:x="4.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29" draw:text-style-name="P50" xml:id="id67" draw:id="id67" draw:layer="layout" svg:width="0.8cm" svg:height="0.8cm" svg:x="8.6cm" svg:y="6.6cm">
          <text:p text:style-name="P23"><text:span text:style-name="T8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68" draw:id="id68" draw:layer="layout" svg:width="0.8cm" svg:height="0.8cm" svg:x="10.6cm" svg:y="5.6cm">
          <text:p text:style-name="P23"><text:span text:style-name="T8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2" draw:id="id72" draw:layer="layout" svg:width="0.8cm" svg:height="0.8cm" svg:x="8.6cm" svg:y="8.6cm">
          <text:p text:style-name="P23"><text:span text:style-name="T8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1" draw:id="id71" draw:layer="layout" svg:width="0.8cm" svg:height="0.8cm" svg:x="10.6cm" svg:y="9.6cm">
          <text:p text:style-name="P23"><text:span text:style-name="T8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69" draw:id="id69" draw:layer="layout" svg:width="0.8cm" svg:height="0.8cm" svg:x="12.6cm" svg:y="6.6cm">
          <text:p text:style-name="P23"><text:span text:style-name="T8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0" draw:id="id70" draw:layer="layout" svg:width="0.8cm" svg:height="0.8cm" svg:x="12.6cm" svg:y="8.6cm">
          <text:p text:style-name="P23"><text:span text:style-name="T8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9.283cm" svg:y1="6.717cm" svg:x2="10.6cm" svg:y2="6cm" draw:start-shape="id67" draw:start-glue-point="11" draw:end-shape="id68" draw:end-glue-point="6" svg:d="M9283 6717l1317-717" svg:viewBox="0 0 1318 718">
          <text:p/>
        </draw:connector>
        <draw:connector draw:style-name="gr30" draw:text-style-name="P51" draw:layer="layout" draw:type="line" svg:x1="11.4cm" svg:y1="6cm" svg:x2="12.717cm" svg:y2="6.717cm" draw:start-shape="id68" draw:start-glue-point="10" draw:end-shape="id69" draw:end-glue-point="5" svg:d="M11400 6000l1317 717" svg:viewBox="0 0 1318 718">
          <text:p/>
        </draw:connector>
        <draw:connector draw:style-name="gr30" draw:text-style-name="P51" draw:layer="layout" draw:type="line" svg:x1="13cm" svg:y1="7.4cm" svg:x2="13cm" svg:y2="8.6cm" draw:start-shape="id69" draw:start-glue-point="8" draw:end-shape="id70" draw:end-glue-point="4" svg:d="M13000 7400v1200" svg:viewBox="0 0 1 1201">
          <text:p/>
        </draw:connector>
        <draw:connector draw:style-name="gr30" draw:text-style-name="P51" draw:layer="layout" draw:type="line" svg:x1="11.4cm" svg:y1="10cm" svg:x2="12.717cm" svg:y2="9.283cm" draw:start-shape="id71" draw:start-glue-point="10" draw:end-shape="id70" draw:end-glue-point="7" svg:d="M11400 10000l1317-717" svg:viewBox="0 0 1318 718">
          <text:p/>
        </draw:connector>
        <draw:connector draw:style-name="gr30" draw:text-style-name="P51" draw:layer="layout" draw:type="line" svg:x1="9.283cm" svg:y1="9.283cm" svg:x2="10.6cm" svg:y2="10cm" draw:start-shape="id72" draw:start-glue-point="9" draw:end-shape="id71" draw:end-glue-point="6" svg:d="M9283 9283l1317 717" svg:viewBox="0 0 1318 718">
          <text:p/>
        </draw:connector>
        <draw:connector draw:style-name="gr30" draw:text-style-name="P51" draw:layer="layout" draw:type="line" svg:x1="9cm" svg:y1="7.4cm" svg:x2="9cm" svg:y2="8.6cm" draw:start-shape="id67" draw:start-glue-point="8" draw:end-shape="id72" draw:end-glue-point="4" svg:d="M9000 7400v1200" svg:viewBox="0 0 1 1201">
          <text:p/>
        </draw:connector>
        <draw:custom-shape draw:style-name="gr29" draw:text-style-name="P50" xml:id="id73" draw:id="id73" draw:layer="layout" svg:width="0.8cm" svg:height="0.8cm" svg:x="14.6cm" svg:y="6.6cm">
          <text:p text:style-name="P23"><text:span text:style-name="T8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4" draw:id="id74" draw:layer="layout" svg:width="0.8cm" svg:height="0.8cm" svg:x="16.6cm" svg:y="5.6cm">
          <text:p text:style-name="P23"><text:span text:style-name="T8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8" draw:id="id78" draw:layer="layout" svg:width="0.8cm" svg:height="0.8cm" svg:x="14.6cm" svg:y="8.6cm">
          <text:p text:style-name="P23"><text:span text:style-name="T8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6" draw:id="id76" draw:layer="layout" svg:width="0.8cm" svg:height="0.8cm" svg:x="16.6cm" svg:y="9.6cm">
          <text:p text:style-name="P23"><text:span text:style-name="T8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5" draw:id="id75" draw:layer="layout" svg:width="0.8cm" svg:height="0.8cm" svg:x="18.6cm" svg:y="6.6cm">
          <text:p text:style-name="P23"><text:span text:style-name="T8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77" draw:id="id77" draw:layer="layout" svg:width="0.8cm" svg:height="0.8cm" svg:x="18.6cm" svg:y="8.6cm">
          <text:p text:style-name="P23"><text:span text:style-name="T8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15.283cm" svg:y1="6.717cm" svg:x2="16.6cm" svg:y2="6cm" draw:start-shape="id73" draw:start-glue-point="11" draw:end-shape="id74" draw:end-glue-point="6" svg:d="M15283 6717l1317-717" svg:viewBox="0 0 1318 718">
          <text:p/>
        </draw:connector>
        <draw:connector draw:style-name="gr30" draw:text-style-name="P51" draw:layer="layout" draw:type="line" svg:x1="17.4cm" svg:y1="6cm" svg:x2="18.717cm" svg:y2="6.717cm" draw:start-shape="id74" draw:start-glue-point="10" draw:end-shape="id75" draw:end-glue-point="5" svg:d="M17400 6000l1317 717" svg:viewBox="0 0 1318 718">
          <text:p/>
        </draw:connector>
        <draw:connector draw:style-name="gr30" draw:text-style-name="P51" draw:layer="layout" draw:type="line" svg:x1="18.6cm" svg:y1="7cm" svg:x2="15.4cm" svg:y2="7cm" draw:start-shape="id75" draw:start-glue-point="6" draw:end-shape="id73" draw:end-glue-point="10" svg:d="M18600 7000h-3200" svg:viewBox="0 0 3201 1">
          <text:p/>
        </draw:connector>
        <draw:connector draw:style-name="gr30" draw:text-style-name="P51" draw:layer="layout" draw:type="line" svg:x1="17.4cm" svg:y1="10cm" svg:x2="18.717cm" svg:y2="9.283cm" draw:start-shape="id76" draw:start-glue-point="10" draw:end-shape="id77" draw:end-glue-point="7" svg:d="M17400 10000l1317-717" svg:viewBox="0 0 1318 718">
          <text:p/>
        </draw:connector>
        <draw:connector draw:style-name="gr30" draw:text-style-name="P51" draw:layer="layout" draw:type="line" svg:x1="15.283cm" svg:y1="9.283cm" svg:x2="16.6cm" svg:y2="10cm" draw:start-shape="id78" draw:start-glue-point="9" draw:end-shape="id76" draw:end-glue-point="6" svg:d="M15283 9283l1317 717" svg:viewBox="0 0 1318 718">
          <text:p/>
        </draw:connector>
        <draw:connector draw:style-name="gr30" draw:text-style-name="P51" draw:layer="layout" draw:type="line" svg:x1="18.6cm" svg:y1="9cm" svg:x2="15.4cm" svg:y2="9cm" draw:start-shape="id77" draw:start-glue-point="6" draw:end-shape="id78" draw:end-glue-point="10" svg:d="M18600 9000h-3200" svg:viewBox="0 0 3201 1">
          <text:p/>
        </draw:connector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31" draw:text-style-name="P44" xml:id="id79" draw:id="id79" draw:layer="layout" svg:width="0.8cm" svg:height="0.8cm" svg:x="8.6cm" svg:y="6.6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0" draw:id="id80" draw:layer="layout" svg:width="0.8cm" svg:height="0.8cm" svg:x="10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4" draw:id="id84" draw:layer="layout" svg:width="0.8cm" svg:height="0.8cm" svg:x="8.6cm" svg:y="8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3" draw:id="id83" draw:layer="layout" svg:width="0.8cm" svg:height="0.8cm" svg:x="10.6cm" svg:y="9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1" draw:id="id81" draw:layer="layout" svg:width="0.8cm" svg:height="0.8cm" svg:x="12.6cm" svg:y="6.6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2" draw:id="id82" draw:layer="layout" svg:width="0.8cm" svg:height="0.8cm" svg:x="12.6cm" svg:y="8.6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52" draw:layer="layout" draw:type="line" svg:x1="9.283cm" svg:y1="6.717cm" svg:x2="10.6cm" svg:y2="6cm" draw:start-shape="id79" draw:start-glue-point="11" draw:end-shape="id80" draw:end-glue-point="6" svg:d="M9283 6717l1317-717" svg:viewBox="0 0 1318 718">
          <text:p/>
        </draw:connector>
        <draw:connector draw:style-name="gr32" draw:text-style-name="P52" draw:layer="layout" draw:type="line" svg:x1="11.4cm" svg:y1="6cm" svg:x2="12.717cm" svg:y2="6.717cm" draw:start-shape="id80" draw:start-glue-point="10" draw:end-shape="id81" draw:end-glue-point="5" svg:d="M11400 6000l1317 717" svg:viewBox="0 0 1318 718">
          <text:p/>
        </draw:connector>
        <draw:connector draw:style-name="gr32" draw:text-style-name="P52" draw:layer="layout" draw:type="line" svg:x1="13cm" svg:y1="7.4cm" svg:x2="13cm" svg:y2="8.6cm" draw:start-shape="id81" draw:start-glue-point="8" draw:end-shape="id82" draw:end-glue-point="4" svg:d="M13000 7400v1200" svg:viewBox="0 0 1 1201">
          <text:p/>
        </draw:connector>
        <draw:connector draw:style-name="gr32" draw:text-style-name="P52" draw:layer="layout" draw:type="line" svg:x1="11.4cm" svg:y1="10cm" svg:x2="12.717cm" svg:y2="9.283cm" draw:start-shape="id83" draw:start-glue-point="10" draw:end-shape="id82" draw:end-glue-point="7" svg:d="M11400 10000l1317-717" svg:viewBox="0 0 1318 718">
          <text:p/>
        </draw:connector>
        <draw:connector draw:style-name="gr32" draw:text-style-name="P52" draw:layer="layout" draw:type="line" svg:x1="9.283cm" svg:y1="9.283cm" svg:x2="10.6cm" svg:y2="10cm" draw:start-shape="id84" draw:start-glue-point="9" draw:end-shape="id83" draw:end-glue-point="6" svg:d="M9283 9283l1317 717" svg:viewBox="0 0 1318 718">
          <text:p/>
        </draw:connector>
        <draw:connector draw:style-name="gr32" draw:text-style-name="P52" draw:layer="layout" draw:type="line" svg:x1="9cm" svg:y1="7.4cm" svg:x2="9cm" svg:y2="8.6cm" draw:start-shape="id79" draw:start-glue-point="8" draw:end-shape="id84" draw:end-glue-point="4" svg:d="M9000 7400v1200" svg:viewBox="0 0 1 1201">
          <text:p/>
        </draw:connector>
        <draw:custom-shape draw:style-name="gr31" draw:text-style-name="P44" xml:id="id85" draw:id="id85" draw:layer="layout" svg:width="0.8cm" svg:height="0.8cm" svg:x="14.6cm" svg:y="6.6cm">
          <text:p text:style-name="P23"><text:span text:style-name="T8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6" draw:id="id86" draw:layer="layout" svg:width="0.8cm" svg:height="0.8cm" svg:x="16.6cm" svg:y="5.6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90" draw:id="id90" draw:layer="layout" svg:width="0.8cm" svg:height="0.8cm" svg:x="14.6cm" svg:y="8.6cm">
          <text:p text:style-name="P23"><text:span text:style-name="T8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8" draw:id="id88" draw:layer="layout" svg:width="0.8cm" svg:height="0.8cm" svg:x="16.6cm" svg:y="9.6cm">
          <text:p text:style-name="P23"><text:span text:style-name="T8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7" draw:id="id87" draw:layer="layout" svg:width="0.8cm" svg:height="0.8cm" svg:x="18.6cm" svg:y="6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89" draw:id="id89" draw:layer="layout" svg:width="0.8cm" svg:height="0.8cm" svg:x="18.6cm" svg:y="8.6cm">
          <text:p text:style-name="P23"><text:span text:style-name="T80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52" draw:layer="layout" draw:type="line" svg:x1="15.283cm" svg:y1="6.717cm" svg:x2="16.6cm" svg:y2="6cm" draw:start-shape="id85" draw:start-glue-point="11" draw:end-shape="id86" draw:end-glue-point="6" svg:d="M15283 6717l1317-717" svg:viewBox="0 0 1318 718">
          <text:p/>
        </draw:connector>
        <draw:connector draw:style-name="gr32" draw:text-style-name="P52" draw:layer="layout" draw:type="line" svg:x1="17.4cm" svg:y1="6cm" svg:x2="18.717cm" svg:y2="6.717cm" draw:start-shape="id86" draw:start-glue-point="10" draw:end-shape="id87" draw:end-glue-point="5" svg:d="M17400 6000l1317 717" svg:viewBox="0 0 1318 718">
          <text:p/>
        </draw:connector>
        <draw:connector draw:style-name="gr32" draw:text-style-name="P52" draw:layer="layout" draw:type="line" svg:x1="18.6cm" svg:y1="7cm" svg:x2="15.4cm" svg:y2="7cm" draw:start-shape="id87" draw:start-glue-point="6" draw:end-shape="id85" draw:end-glue-point="10" svg:d="M18600 7000h-3200" svg:viewBox="0 0 3201 1">
          <text:p/>
        </draw:connector>
        <draw:connector draw:style-name="gr32" draw:text-style-name="P52" draw:layer="layout" draw:type="line" svg:x1="17.4cm" svg:y1="10cm" svg:x2="18.717cm" svg:y2="9.283cm" draw:start-shape="id88" draw:start-glue-point="10" draw:end-shape="id89" draw:end-glue-point="7" svg:d="M17400 10000l1317-717" svg:viewBox="0 0 1318 718">
          <text:p/>
        </draw:connector>
        <draw:connector draw:style-name="gr32" draw:text-style-name="P52" draw:layer="layout" draw:type="line" svg:x1="15.283cm" svg:y1="9.283cm" svg:x2="16.6cm" svg:y2="10cm" draw:start-shape="id90" draw:start-glue-point="9" draw:end-shape="id88" draw:end-glue-point="6" svg:d="M15283 9283l1317 717" svg:viewBox="0 0 1318 718">
          <text:p/>
        </draw:connector>
        <draw:connector draw:style-name="gr32" draw:text-style-name="P52" draw:layer="layout" draw:type="line" svg:x1="18.6cm" svg:y1="9cm" svg:x2="15.4cm" svg:y2="9cm" draw:start-shape="id89" draw:start-glue-point="6" draw:end-shape="id90" draw:end-glue-point="10" svg:d="M18600 9000h-3200" svg:viewBox="0 0 3201 1">
          <text:p/>
        </draw:connector>
        <draw:frame draw:style-name="gr36" draw:text-style-name="P46" draw:layer="layout" svg:width="1.767cm" svg:height="10.36cm" svg:x="2.034cm" svg:y="4.3cm">
          <draw:text-box>
            <text:p><text:span text:style-name="T73">1:</text:span></text:p>
            <text:p><text:span text:style-name="T73"/></text:p>
            <text:p><text:span text:style-name="T73">2:</text:span></text:p>
            <text:p><text:span text:style-name="T73"/></text:p>
            <text:p><text:span text:style-name="T73">3:</text:span></text:p>
            <text:p><text:span text:style-name="T73"/></text:p>
            <text:p><text:span text:style-name="T73">4:</text:span></text:p>
            <text:p><text:span text:style-name="T73"/></text:p>
            <text:p><text:span text:style-name="T73">5:</text:span></text:p>
            <text:p><text:span text:style-name="T73"/></text:p>
            <text:p><text:span text:style-name="T73">6:</text:span></text:p>
          </draw:text-box>
        </draw:frame>
        <draw:frame draw:style-name="gr37" draw:text-style-name="P46" draw:layer="layout" svg:width="1.767cm" svg:height="11.5cm" svg:x="20.734cm" svg:y="4.2cm">
          <draw:text-box>
            <text:p><text:span text:style-name="T73">7:</text:span></text:p>
            <text:p><text:span text:style-name="T73"/></text:p>
            <text:p><text:span text:style-name="T73">8:</text:span></text:p>
            <text:p><text:span text:style-name="T73"/></text:p>
            <text:p><text:span text:style-name="T73">9:</text:span></text:p>
            <text:p><text:span text:style-name="T73"/></text:p>
            <text:p><text:span text:style-name="T73">A:</text:span></text:p>
            <text:p><text:span text:style-name="T73"/></text:p>
            <text:p><text:span text:style-name="T73">B</text:span></text:p>
            <text:p><text:span text:style-name="T73"/></text:p>
            <text:p><text:span text:style-name="T73">C:</text:span></text:p>
          </draw:text-box>
        </draw:frame>
        <draw:custom-shape draw:style-name="gr6" draw:text-style-name="P15" draw:layer="layout" svg:width="0.8cm" svg:height="0.8cm" svg:x="3.60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0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0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3.6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4.8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0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0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2.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0.8cm" svg:height="0.8cm" svg:x="23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Algorithm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k-Weisfeiler-Leman: Example</text:span></text:p>
          </draw:text-box>
        </draw:frame>
        <draw:custom-shape draw:style-name="gr35" draw:text-style-name="P49" xml:id="id91" draw:id="id91" draw:layer="layout" svg:width="0.8cm" svg:height="0.8cm" svg:x="8.6cm" svg:y="6.6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2" draw:id="id92" draw:layer="layout" svg:width="0.8cm" svg:height="0.8cm" svg:x="10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6" draw:id="id96" draw:layer="layout" svg:width="0.8cm" svg:height="0.8cm" svg:x="8.6cm" svg:y="8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5" draw:id="id95" draw:layer="layout" svg:width="0.8cm" svg:height="0.8cm" svg:x="10.6cm" svg:y="9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3" draw:id="id93" draw:layer="layout" svg:width="0.8cm" svg:height="0.8cm" svg:x="12.6cm" svg:y="6.6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4" draw:id="id94" draw:layer="layout" svg:width="0.8cm" svg:height="0.8cm" svg:x="12.6cm" svg:y="8.6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3" draw:layer="layout" draw:type="line" svg:x1="9.283cm" svg:y1="6.717cm" svg:x2="10.6cm" svg:y2="6cm" draw:start-shape="id91" draw:start-glue-point="11" draw:end-shape="id92" draw:end-glue-point="6" svg:d="M9283 6717l1317-717" svg:viewBox="0 0 1318 718">
          <text:p/>
        </draw:connector>
        <draw:connector draw:style-name="gr38" draw:text-style-name="P53" draw:layer="layout" draw:type="line" svg:x1="11.4cm" svg:y1="6cm" svg:x2="12.717cm" svg:y2="6.717cm" draw:start-shape="id92" draw:start-glue-point="10" draw:end-shape="id93" draw:end-glue-point="5" svg:d="M11400 6000l1317 717" svg:viewBox="0 0 1318 718">
          <text:p/>
        </draw:connector>
        <draw:connector draw:style-name="gr38" draw:text-style-name="P53" draw:layer="layout" draw:type="line" svg:x1="13cm" svg:y1="7.4cm" svg:x2="13cm" svg:y2="8.6cm" draw:start-shape="id93" draw:start-glue-point="8" draw:end-shape="id94" draw:end-glue-point="4" svg:d="M13000 7400v1200" svg:viewBox="0 0 1 1201">
          <text:p/>
        </draw:connector>
        <draw:connector draw:style-name="gr38" draw:text-style-name="P53" draw:layer="layout" draw:type="line" svg:x1="11.4cm" svg:y1="10cm" svg:x2="12.717cm" svg:y2="9.283cm" draw:start-shape="id95" draw:start-glue-point="10" draw:end-shape="id94" draw:end-glue-point="7" svg:d="M11400 10000l1317-717" svg:viewBox="0 0 1318 718">
          <text:p/>
        </draw:connector>
        <draw:connector draw:style-name="gr38" draw:text-style-name="P53" draw:layer="layout" draw:type="line" svg:x1="9.283cm" svg:y1="9.283cm" svg:x2="10.6cm" svg:y2="10cm" draw:start-shape="id96" draw:start-glue-point="9" draw:end-shape="id95" draw:end-glue-point="6" svg:d="M9283 9283l1317 717" svg:viewBox="0 0 1318 718">
          <text:p/>
        </draw:connector>
        <draw:connector draw:style-name="gr38" draw:text-style-name="P53" draw:layer="layout" draw:type="line" svg:x1="9cm" svg:y1="7.4cm" svg:x2="9cm" svg:y2="8.6cm" draw:start-shape="id91" draw:start-glue-point="8" draw:end-shape="id96" draw:end-glue-point="4" svg:d="M9000 7400v1200" svg:viewBox="0 0 1 1201">
          <text:p/>
        </draw:connector>
        <draw:custom-shape draw:style-name="gr35" draw:text-style-name="P49" xml:id="id97" draw:id="id97" draw:layer="layout" svg:width="0.8cm" svg:height="0.8cm" svg:x="14.6cm" svg:y="6.6cm">
          <text:p text:style-name="P23"><text:span text:style-name="T8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8" draw:id="id98" draw:layer="layout" svg:width="0.8cm" svg:height="0.8cm" svg:x="16.6cm" svg:y="5.6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102" draw:id="id102" draw:layer="layout" svg:width="0.8cm" svg:height="0.8cm" svg:x="14.6cm" svg:y="8.6cm">
          <text:p text:style-name="P23"><text:span text:style-name="T8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100" draw:id="id100" draw:layer="layout" svg:width="0.8cm" svg:height="0.8cm" svg:x="16.6cm" svg:y="9.6cm">
          <text:p text:style-name="P23"><text:span text:style-name="T8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99" draw:id="id99" draw:layer="layout" svg:width="0.8cm" svg:height="0.8cm" svg:x="18.6cm" svg:y="6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9" xml:id="id101" draw:id="id101" draw:layer="layout" svg:width="0.8cm" svg:height="0.8cm" svg:x="18.6cm" svg:y="8.6cm">
          <text:p text:style-name="P23"><text:span text:style-name="T80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3" draw:layer="layout" draw:type="line" svg:x1="15.283cm" svg:y1="6.717cm" svg:x2="16.6cm" svg:y2="6cm" draw:start-shape="id97" draw:start-glue-point="11" draw:end-shape="id98" draw:end-glue-point="6" svg:d="M15283 6717l1317-717" svg:viewBox="0 0 1318 718">
          <text:p/>
        </draw:connector>
        <draw:connector draw:style-name="gr38" draw:text-style-name="P53" draw:layer="layout" draw:type="line" svg:x1="17.4cm" svg:y1="6cm" svg:x2="18.717cm" svg:y2="6.717cm" draw:start-shape="id98" draw:start-glue-point="10" draw:end-shape="id99" draw:end-glue-point="5" svg:d="M17400 6000l1317 717" svg:viewBox="0 0 1318 718">
          <text:p/>
        </draw:connector>
        <draw:connector draw:style-name="gr38" draw:text-style-name="P53" draw:layer="layout" draw:type="line" svg:x1="18.6cm" svg:y1="7cm" svg:x2="15.4cm" svg:y2="7cm" draw:start-shape="id99" draw:start-glue-point="6" draw:end-shape="id97" draw:end-glue-point="10" svg:d="M18600 7000h-3200" svg:viewBox="0 0 3201 1">
          <text:p/>
        </draw:connector>
        <draw:connector draw:style-name="gr38" draw:text-style-name="P53" draw:layer="layout" draw:type="line" svg:x1="17.4cm" svg:y1="10cm" svg:x2="18.717cm" svg:y2="9.283cm" draw:start-shape="id100" draw:start-glue-point="10" draw:end-shape="id101" draw:end-glue-point="7" svg:d="M17400 10000l1317-717" svg:viewBox="0 0 1318 718">
          <text:p/>
        </draw:connector>
        <draw:connector draw:style-name="gr38" draw:text-style-name="P53" draw:layer="layout" draw:type="line" svg:x1="15.283cm" svg:y1="9.283cm" svg:x2="16.6cm" svg:y2="10cm" draw:start-shape="id102" draw:start-glue-point="9" draw:end-shape="id100" draw:end-glue-point="6" svg:d="M15283 9283l1317 717" svg:viewBox="0 0 1318 718">
          <text:p/>
        </draw:connector>
        <draw:connector draw:style-name="gr38" draw:text-style-name="P53" draw:layer="layout" draw:type="line" svg:x1="18.6cm" svg:y1="9cm" svg:x2="15.4cm" svg:y2="9cm" draw:start-shape="id101" draw:start-glue-point="6" draw:end-shape="id102" draw:end-glue-point="10" svg:d="M18600 9000h-3200" svg:viewBox="0 0 3201 1">
          <text:p/>
        </draw:connector>
        <draw:frame draw:style-name="gr36" draw:text-style-name="P46" draw:layer="layout" svg:width="1.767cm" svg:height="10.36cm" svg:x="2.034cm" svg:y="4.3cm">
          <draw:text-box>
            <text:p><text:span text:style-name="T73">1:</text:span></text:p>
            <text:p><text:span text:style-name="T73"/></text:p>
            <text:p><text:span text:style-name="T73">2:</text:span></text:p>
            <text:p><text:span text:style-name="T73"/></text:p>
            <text:p><text:span text:style-name="T73">3:</text:span></text:p>
            <text:p><text:span text:style-name="T73"/></text:p>
            <text:p><text:span text:style-name="T73">4:</text:span></text:p>
            <text:p><text:span text:style-name="T73"/></text:p>
            <text:p><text:span text:style-name="T73">5:</text:span></text:p>
            <text:p><text:span text:style-name="T73"/></text:p>
            <text:p><text:span text:style-name="T73">6:</text:span></text:p>
          </draw:text-box>
        </draw:frame>
        <draw:frame draw:style-name="gr37" draw:text-style-name="P46" draw:layer="layout" svg:width="1.767cm" svg:height="11.5cm" svg:x="20.734cm" svg:y="4.2cm">
          <draw:text-box>
            <text:p><text:span text:style-name="T73">7:</text:span></text:p>
            <text:p><text:span text:style-name="T73"/></text:p>
            <text:p><text:span text:style-name="T73">8:</text:span></text:p>
            <text:p><text:span text:style-name="T73"/></text:p>
            <text:p><text:span text:style-name="T73">9:</text:span></text:p>
            <text:p><text:span text:style-name="T73"/></text:p>
            <text:p><text:span text:style-name="T73">A:</text:span></text:p>
            <text:p><text:span text:style-name="T73"/></text:p>
            <text:p><text:span text:style-name="T73">B</text:span></text:p>
            <text:p><text:span text:style-name="T73"/></text:p>
            <text:p><text:span text:style-name="T73">C:</text:span></text:p>
          </draw:text-box>
        </draw:frame>
        <draw:custom-shape draw:style-name="gr22" draw:text-style-name="P30" draw:layer="layout" svg:width="0.8cm" svg:height="0.8cm" svg:x="3.60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0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0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3.6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4.8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0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0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2.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3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frame presentation:style-name="pr5" draw:text-style-name="P10" draw:layer="layout" svg:width="24.899cm" svg:height="10.6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Setup:</text:span></text:p>
                <text:list>
                  <text:list-item>
                    <text:p><text:span text:style-name="T20">Spoiler and Duplicator</text:span></text:p>
                  </text:list-item>
                  <text:list-item>
                    <text:p><text:span text:style-name="T20">Start Position: </text:span></text:p>
                    <text:list>
                      <text:list-item>
                        <text:p><text:span text:style-name="T30">((),()) </text:span></text:p>
                      </text:list-item>
                    </text:list>
                  </text:list-item>
                  <text:list-item>
                    <text:p><text:span text:style-name="T20">Rounds:</text:span></text:p>
                    <text:list>
                      <text:list-item>
                        <text:p><text:span text:style-name="T30">(</text:span><text:span text:style-name="T33">v</text:span><text:span text:style-name="T30">,</text:span><text:span text:style-name="T33">w</text:span><text:span text:style-name="T30">) </text:span><text:span text:style-name="T20">where</text:span><text:span text:style-name="T30"> </text:span><text:span text:style-name="T33">v</text:span><text:span text:style-name="T30">∈ </text:span><text:span text:style-name="T31">E(G)</text:span><text:span text:style-name="T82">l</text:span><text:span text:style-name="T31"> </text:span><text:span text:style-name="T20">and</text:span><text:span text:style-name="T31"> </text:span><text:span text:style-name="T33">w</text:span><text:span text:style-name="T31"> </text:span><text:span text:style-name="T30">∈ </text:span><text:span text:style-name="T31">E(H)</text:span><text:span text:style-name="T82">l </text:span><text:span text:style-name="T31">, 0 </text:span><text:span text:style-name="T30">≤</text:span><text:span text:style-name="T31"> l </text:span><text:span text:style-name="T30">≤</text:span><text:span text:style-name="T31"> 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83">Position </text:span><text:span text:style-name="T26">(</text:span><text:span text:style-name="T84">v</text:span><text:span text:style-name="T26">,</text:span><text:span text:style-name="T84">w</text:span><text:span text:style-name="T26">)=((v</text:span><text:span text:style-name="T37">1</text:span><text:span text:style-name="T26">, . . . , v</text:span><text:span text:style-name="T37">l </text:span><text:span text:style-name="T26">),(w</text:span><text:span text:style-name="T37">1</text:span><text:span text:style-name="T26">, . . . , w</text:span><text:span text:style-name="T74">l</text:span><text:span text:style-name="T37"> </text:span><text:span text:style-name="T26">))</text:span><text:span text:style-name="T29"> </text:span></text:p>
                <text:list>
                  <text:list-item>
                    <text:p><text:span text:style-name="T85">Spoiler chooses move</text:span></text:p>
                    <text:list>
                      <text:list-item>
                        <text:p><text:span text:style-name="T20">Remove pebble <text:s text:c="2"/>(if <text:s text:c="2"/></text:span><text:span text:style-name="T31">l &gt; 0</text:span><text:span text:style-name="T20">)</text:span><text:span text:style-name="T31"> <text:s/></text:span></text:p>
                      </text:list-item>
                      <text:list-item>
                        <text:p><text:span text:style-name="T20">Add pebble <text:s text:c="2"/>(if <text:s text:c="2"/></text:span><text:span text:style-name="T31">l &lt; k</text:span><text:span text:style-name="T2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frame presentation:style-name="pr5" draw:text-style-name="P38" draw:layer="layout" svg:width="24.899cm" svg:height="10.234cm" svg:x="1.6cm" svg:y="4.2cm" presentation:class="outline" presentation:user-transformed="true">
          <draw:text-box>
            <text:list text:style-name="L3">
              <text:list-item>
                <text:p text:style-name="P36"><text:span text:style-name="T83">Remove move: </text:span></text:p>
                <text:list>
                  <text:list-item>
                    <text:p text:style-name="P37"><text:span text:style-name="T20">Spoiler picks <text:s text:c="2"/></text:span><text:span text:style-name="T31">i </text:span><text:span text:style-name="T30">∈ [</text:span><text:span text:style-name="T31">1,…,l]</text:span></text:p>
                  </text:list-item>
                  <text:list-item>
                    <text:p text:style-name="P37"><text:span text:style-name="T20">Next round starts with</text:span></text:p>
                    <text:list>
                      <text:list-item>
                        <text:p text:style-name="P37"><text:span text:style-name="T33">v</text:span><text:span text:style-name="T26">=(v</text:span><text:span text:style-name="T37">1</text:span><text:span text:style-name="T26">, . . . , v</text:span><text:span text:style-name="T37">i−1</text:span><text:span text:style-name="T26">, v</text:span><text:span text:style-name="T37">i+1</text:span><text:span text:style-name="T26"> , . . . , v</text:span><text:span text:style-name="T37">l </text:span><text:span text:style-name="T26">)</text:span></text:p>
                      </text:list-item>
                      <text:list-item>
                        <text:p text:style-name="P37"><text:span text:style-name="T33">w</text:span><text:span text:style-name="T26">=(w</text:span><text:span text:style-name="T37">1</text:span><text:span text:style-name="T26">, . . . , w</text:span><text:span text:style-name="T37">i−1</text:span><text:span text:style-name="T26">, w</text:span><text:span text:style-name="T37">i+1</text:span><text:span text:style-name="T26"> , . . . , w</text:span><text:span text:style-name="T37">l </text:span><text:span text:style-name="T26">)</text:span></text:p>
                      </text:list-item>
                    </text:list>
                    <text:p text:style-name="P37"><text:span text:style-name="T69"/></text:p>
                  </text:list-item>
                </text:list>
              </text:list-item>
              <text:list-item>
                <text:p text:style-name="P37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frame presentation:style-name="pr5" draw:text-style-name="P38" draw:layer="layout" svg:width="24.899cm" svg:height="10.234cm" svg:x="1.6cm" svg:y="4.2cm" presentation:class="outline" presentation:user-transformed="true">
          <draw:text-box>
            <text:list text:style-name="L3">
              <text:list-item>
                <text:p text:style-name="P36"><text:span text:style-name="T83">Add move: </text:span></text:p>
                <text:list>
                  <text:list-item>
                    <text:p text:style-name="P37"><text:span text:style-name="T20">Duplicator picks bijection </text:span><text:span text:style-name="T30">φ </text:span><text:span text:style-name="T31">: V(G) </text:span><text:span text:style-name="T30">→ V(</text:span><text:span text:style-name="T31">H)</text:span><text:span text:style-name="T20"> </text:span></text:p>
                  </text:list-item>
                  <text:list-item>
                    <text:p text:style-name="P37"><text:span text:style-name="T20">Spoiler chooses <text:s/></text:span><text:span text:style-name="T30">v ∈ V</text:span><text:span text:style-name="T31">(G)</text:span><text:span text:style-name="T20"> <text:s/>and sets</text:span><text:span text:style-name="T31"> w = </text:span><text:span text:style-name="T30">φ(v)</text:span></text:p>
                  </text:list-item>
                  <text:list-item>
                    <text:p text:style-name="P37"><text:span text:style-name="T20">Next round starts with</text:span></text:p>
                    <text:list>
                      <text:list-item>
                        <text:p text:style-name="P37"><text:span text:style-name="T33">v</text:span><text:span text:style-name="T26">=(v</text:span><text:span text:style-name="T37">1</text:span><text:span text:style-name="T26">, . . . , v</text:span><text:span text:style-name="T37">l </text:span><text:span text:style-name="T26">, v)</text:span></text:p>
                      </text:list-item>
                      <text:list-item>
                        <text:p text:style-name="P37"><text:span text:style-name="T33">w</text:span><text:span text:style-name="T26">=(w</text:span><text:span text:style-name="T37">1</text:span><text:span text:style-name="T26">, . . . , w</text:span><text:span text:style-name="T37">l </text:span><text:span text:style-name="T26">, w)</text:span></text:p>
                      </text:list-item>
                    </text:list>
                    <text:p text:style-name="P37"><text:span text:style-name="T69"/></text:p>
                  </text:list-item>
                </text:list>
              </text:list-item>
              <text:list-item>
                <text:p text:style-name="P37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frame presentation:style-name="pr5" draw:text-style-name="P10" draw:layer="layout" svg:width="24.899cm" svg:height="10.234cm" svg:x="1.6cm" svg:y="4.2cm" presentation:class="outline" presentation:user-transformed="true">
          <draw:text-box>
            <text:list text:style-name="L3">
              <text:list-item>
                <text:p text:style-name="P9"><text:span text:style-name="T83">Who wins </text:span><text:span text:style-name="T26">((v</text:span><text:span text:style-name="T37">1</text:span><text:span text:style-name="T26">, . . . , v</text:span><text:span text:style-name="T37">l </text:span><text:span text:style-name="T26">),(w</text:span><text:span text:style-name="T37">1</text:span><text:span text:style-name="T26">, . . . , w</text:span><text:span text:style-name="T74">l</text:span><text:span text:style-name="T37"> </text:span><text:span text:style-name="T26">))</text:span><text:span text:style-name="T83"> : </text:span></text:p>
                <text:list>
                  <text:list-item>
                    <text:p><text:span text:style-name="T20">Spoiler wins if : <text:s/></text:span></text:p>
                    <text:list>
                      <text:list-item>
                        <text:p><text:span text:style-name="T30">∃</text:span><text:span text:style-name="T31">i </text:span><text:span text:style-name="T30">∈ [</text:span><text:span text:style-name="T31">1,…,l] </text:span><text:span text:style-name="T26">v</text:span><text:span text:style-name="T37">i </text:span><text:span text:style-name="T26">= ⊥ ⇎ </text:span><text:span text:style-name="T37"><text:s/></text:span><text:span text:style-name="T26">w</text:span><text:span text:style-name="T37">i </text:span><text:span text:style-name="T26">= ⊥</text:span></text:p>
                      </text:list-item>
                      <text:list-item>
                        <text:p><text:span text:style-name="T30">∃</text:span><text:span text:style-name="T31">i </text:span><text:span text:style-name="T30">∈ [</text:span><text:span text:style-name="T31">1,…,l]</text:span><text:span text:style-name="T20"> <text:s/></text:span><text:span text:style-name="T26">χ</text:span><text:span text:style-name="T37">G</text:span><text:span text:style-name="T26">(v</text:span><text:span text:style-name="T37">i</text:span><text:span text:style-name="T26">) ≠ χ</text:span><text:span text:style-name="T37">H</text:span><text:span text:style-name="T26">(w</text:span><text:span text:style-name="T37">i</text:span><text:span text:style-name="T26">)</text:span></text:p>
                      </text:list-item>
                      <text:list-item>
                        <text:p><text:span text:style-name="T30">∃</text:span><text:span text:style-name="T31">i, j </text:span><text:span text:style-name="T30">∈ [</text:span><text:span text:style-name="T31">1,…,l]</text:span><text:span text:style-name="T20"> <text:s/></text:span><text:span text:style-name="T26">v</text:span><text:span text:style-name="T37">i</text:span><text:span text:style-name="T26"> = v</text:span><text:span text:style-name="T37">j </text:span><text:span text:style-name="T26">⇎</text:span><text:span text:style-name="T37"> <text:s/></text:span><text:span text:style-name="T26">w</text:span><text:span text:style-name="T37">i</text:span><text:span text:style-name="T26"> = w</text:span><text:span text:style-name="T37">j </text:span></text:p>
                      </text:list-item>
                      <text:list-item>
                        <text:p><text:span text:style-name="T30">∃</text:span><text:span text:style-name="T31">i, j </text:span><text:span text:style-name="T30">∈ [</text:span><text:span text:style-name="T31">1,…,l]</text:span><text:span text:style-name="T20"> <text:s/></text:span><text:span text:style-name="T26">v</text:span><text:span text:style-name="T37">i</text:span><text:span text:style-name="T26">v</text:span><text:span text:style-name="T37">j </text:span><text:span text:style-name="T30">∈ E(G)</text:span><text:span text:style-name="T37"> </text:span><text:span text:style-name="T26">⇎</text:span><text:span text:style-name="T37"> <text:s/></text:span><text:span text:style-name="T26">w</text:span><text:span text:style-name="T37">i</text:span><text:span text:style-name="T26">w</text:span><text:span text:style-name="T37">j </text:span><text:span text:style-name="T30">∈ E(H)</text:span></text:p>
                      </text:list-item>
                    </text:list>
                  </text:list-item>
                  <text:list-item>
                    <text:p><text:span text:style-name="T20">Duplicator wins if the game never ends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04" draw:id="id104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05" draw:id="id105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03" draw:id="id103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03" draw:start-glue-point="10" draw:end-shape="id104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04" draw:start-glue-point="8" draw:end-shape="id105" draw:end-glue-point="4" svg:d="M13000 6400v3200" svg:viewBox="0 0 1 3201">
          <text:p/>
        </draw:connector>
        <draw:custom-shape draw:style-name="gr29" draw:text-style-name="P39" xml:id="id106" draw:id="id106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283cm" svg:y1="6.283cm" svg:x2="12.717cm" svg:y2="9.717cm" draw:start-shape="id103" draw:start-glue-point="9" draw:end-shape="id105" draw:end-glue-point="5" svg:d="M9283 6283l3434 3434" svg:viewBox="0 0 3435 3435">
          <text:p/>
        </draw:connector>
        <draw:connector draw:style-name="gr30" draw:text-style-name="P42" draw:layer="layout" draw:type="line" svg:x1="9.283cm" svg:y1="9.717cm" svg:x2="12.717cm" svg:y2="6.283cm" draw:start-shape="id106" draw:start-glue-point="11" draw:end-shape="id104" draw:end-glue-point="7" svg:d="M9283 9717l3434-3434" svg:viewBox="0 0 3435 3435">
          <text:p/>
        </draw:connector>
        <draw:custom-shape draw:style-name="gr29" draw:text-style-name="P39" xml:id="id108" draw:id="id108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09" draw:id="id109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07" draw:id="id107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107" draw:start-glue-point="10" draw:end-shape="id108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08" draw:start-glue-point="8" draw:end-shape="id109" draw:end-glue-point="4" svg:d="M19000 6400v3200" svg:viewBox="0 0 1 3201">
          <text:p/>
        </draw:connector>
        <draw:custom-shape draw:style-name="gr29" draw:text-style-name="P39" xml:id="id110" draw:id="id110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.283cm" svg:y1="6.283cm" svg:x2="18.717cm" svg:y2="9.717cm" draw:start-shape="id107" draw:start-glue-point="9" draw:end-shape="id109" draw:end-glue-point="5" svg:d="M15283 6283l3434 3434" svg:viewBox="0 0 3435 3435">
          <text:p/>
        </draw:connector>
        <draw:connector draw:style-name="gr30" draw:text-style-name="P42" draw:layer="layout" draw:type="line" svg:x1="15.4cm" svg:y1="10cm" svg:x2="18.6cm" svg:y2="10cm" draw:start-shape="id110" draw:start-glue-point="10" draw:end-shape="id109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12" draw:id="id112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13" draw:id="id113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11" draw:id="id111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11" draw:start-glue-point="10" draw:end-shape="id112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12" draw:start-glue-point="8" draw:end-shape="id113" draw:end-glue-point="4" svg:d="M13000 6400v3200" svg:viewBox="0 0 1 3201">
          <text:p/>
        </draw:connector>
        <draw:custom-shape draw:style-name="gr29" draw:text-style-name="P39" xml:id="id114" draw:id="id114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283cm" svg:y1="6.283cm" svg:x2="12.717cm" svg:y2="9.717cm" draw:start-shape="id111" draw:start-glue-point="9" draw:end-shape="id113" draw:end-glue-point="5" svg:d="M9283 6283l3434 3434" svg:viewBox="0 0 3435 3435">
          <text:p/>
        </draw:connector>
        <draw:connector draw:style-name="gr30" draw:text-style-name="P42" draw:layer="layout" draw:type="line" svg:x1="9.283cm" svg:y1="9.717cm" svg:x2="12.717cm" svg:y2="6.283cm" draw:start-shape="id114" draw:start-glue-point="11" draw:end-shape="id112" draw:end-glue-point="7" svg:d="M9283 9717l3434-3434" svg:viewBox="0 0 3435 3435">
          <text:p/>
        </draw:connector>
        <draw:custom-shape draw:style-name="gr29" draw:text-style-name="P39" xml:id="id116" draw:id="id116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17" draw:id="id117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15" draw:id="id115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115" draw:start-glue-point="10" draw:end-shape="id116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16" draw:start-glue-point="8" draw:end-shape="id117" draw:end-glue-point="4" svg:d="M19000 6400v3200" svg:viewBox="0 0 1 3201">
          <text:p/>
        </draw:connector>
        <draw:custom-shape draw:style-name="gr29" draw:text-style-name="P39" xml:id="id118" draw:id="id118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.283cm" svg:y1="6.283cm" svg:x2="18.717cm" svg:y2="9.717cm" draw:start-shape="id115" draw:start-glue-point="9" draw:end-shape="id117" draw:end-glue-point="5" svg:d="M15283 6283l3434 3434" svg:viewBox="0 0 3435 3435">
          <text:p/>
        </draw:connector>
        <draw:connector draw:style-name="gr30" draw:text-style-name="P42" draw:layer="layout" draw:type="line" svg:x1="15.4cm" svg:y1="10cm" svg:x2="18.6cm" svg:y2="10cm" draw:start-shape="id118" draw:start-glue-point="10" draw:end-shape="id117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6cm" svg:y="11.6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20" draw:id="id120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21" draw:id="id121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19" draw:id="id119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19" draw:start-glue-point="10" draw:end-shape="id120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20" draw:start-glue-point="8" draw:end-shape="id121" draw:end-glue-point="4" svg:d="M13000 6400v3200" svg:viewBox="0 0 1 3201">
          <text:p/>
        </draw:connector>
        <draw:custom-shape draw:style-name="gr29" draw:text-style-name="P39" xml:id="id122" draw:id="id122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283cm" svg:y1="6.283cm" svg:x2="12.717cm" svg:y2="9.717cm" draw:start-shape="id119" draw:start-glue-point="9" draw:end-shape="id121" draw:end-glue-point="5" svg:d="M9283 6283l3434 3434" svg:viewBox="0 0 3435 3435">
          <text:p/>
        </draw:connector>
        <draw:connector draw:style-name="gr30" draw:text-style-name="P42" draw:layer="layout" draw:type="line" svg:x1="9.283cm" svg:y1="9.717cm" svg:x2="12.717cm" svg:y2="6.283cm" draw:start-shape="id122" draw:start-glue-point="11" draw:end-shape="id120" draw:end-glue-point="7" svg:d="M9283 9717l3434-3434" svg:viewBox="0 0 3435 3435">
          <text:p/>
        </draw:connector>
        <draw:custom-shape draw:style-name="gr29" draw:text-style-name="P39" xml:id="id124" draw:id="id124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25" draw:id="id125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23" draw:id="id123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123" draw:start-glue-point="10" draw:end-shape="id124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24" draw:start-glue-point="8" draw:end-shape="id125" draw:end-glue-point="4" svg:d="M19000 6400v3200" svg:viewBox="0 0 1 3201">
          <text:p/>
        </draw:connector>
        <draw:custom-shape draw:style-name="gr29" draw:text-style-name="P39" xml:id="id126" draw:id="id126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.283cm" svg:y1="6.283cm" svg:x2="18.717cm" svg:y2="9.717cm" draw:start-shape="id123" draw:start-glue-point="9" draw:end-shape="id125" draw:end-glue-point="5" svg:d="M15283 6283l3434 3434" svg:viewBox="0 0 3435 3435">
          <text:p/>
        </draw:connector>
        <draw:connector draw:style-name="gr30" draw:text-style-name="P42" draw:layer="layout" draw:type="line" svg:x1="15.4cm" svg:y1="10cm" svg:x2="18.6cm" svg:y2="10cm" draw:start-shape="id126" draw:start-glue-point="10" draw:end-shape="id125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4" draw:layer="layout" svg:width="10.6cm" svg:height="2cm" svg:x="17.8cm" svg:y="11.2cm">
          <draw:text-box>
            <text:p><text:span text:style-name="T86">And so on…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28" draw:id="id128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29" draw:id="id129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27" draw:id="id127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27" draw:start-glue-point="10" draw:end-shape="id128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28" draw:start-glue-point="8" draw:end-shape="id129" draw:end-glue-point="4" svg:d="M13000 6400v3200" svg:viewBox="0 0 1 3201">
          <text:p/>
        </draw:connector>
        <draw:custom-shape draw:style-name="gr29" draw:text-style-name="P39" xml:id="id130" draw:id="id130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4cm" svg:y1="10cm" svg:x2="12.6cm" svg:y2="10cm" draw:start-shape="id130" draw:start-glue-point="10" draw:end-shape="id129" draw:end-glue-point="6" svg:d="M9400 10000h3200" svg:viewBox="0 0 3201 1">
          <text:p/>
        </draw:connector>
        <draw:connector draw:style-name="gr30" draw:text-style-name="P42" draw:layer="layout" draw:type="line" svg:x1="9.283cm" svg:y1="9.717cm" svg:x2="12.717cm" svg:y2="6.283cm" draw:start-shape="id130" draw:start-glue-point="11" draw:end-shape="id128" draw:end-glue-point="7" svg:d="M9283 9717l3434-3434" svg:viewBox="0 0 3435 3435">
          <text:p/>
        </draw:connector>
        <draw:custom-shape draw:style-name="gr29" draw:text-style-name="P39" xml:id="id132" draw:id="id132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33" draw:id="id133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31" draw:id="id131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131" draw:start-glue-point="10" draw:end-shape="id132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32" draw:start-glue-point="8" draw:end-shape="id133" draw:end-glue-point="4" svg:d="M19000 6400v3200" svg:viewBox="0 0 1 3201">
          <text:p/>
        </draw:connector>
        <draw:custom-shape draw:style-name="gr29" draw:text-style-name="P39" xml:id="id134" draw:id="id134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cm" svg:y1="6.4cm" svg:x2="15cm" svg:y2="9.6cm" draw:start-shape="id131" draw:start-glue-point="8" draw:end-shape="id134" draw:end-glue-point="4" svg:d="M15000 6400v3200" svg:viewBox="0 0 1 3201">
          <text:p/>
        </draw:connector>
        <draw:connector draw:style-name="gr30" draw:text-style-name="P42" draw:layer="layout" draw:type="line" svg:x1="15.4cm" svg:y1="10cm" svg:x2="18.6cm" svg:y2="10cm" draw:start-shape="id134" draw:start-glue-point="10" draw:end-shape="id133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36" draw:id="id136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37" draw:id="id137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35" draw:id="id135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35" draw:start-glue-point="10" draw:end-shape="id136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36" draw:start-glue-point="8" draw:end-shape="id137" draw:end-glue-point="4" svg:d="M13000 6400v3200" svg:viewBox="0 0 1 3201">
          <text:p/>
        </draw:connector>
        <draw:custom-shape draw:style-name="gr29" draw:text-style-name="P39" xml:id="id138" draw:id="id138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4cm" svg:y1="10cm" svg:x2="12.6cm" svg:y2="10cm" draw:start-shape="id138" draw:start-glue-point="10" draw:end-shape="id137" draw:end-glue-point="6" svg:d="M9400 10000h3200" svg:viewBox="0 0 3201 1">
          <text:p/>
        </draw:connector>
        <draw:connector draw:style-name="gr30" draw:text-style-name="P42" draw:layer="layout" draw:type="line" svg:x1="9.283cm" svg:y1="9.717cm" svg:x2="12.717cm" svg:y2="6.283cm" draw:start-shape="id138" draw:start-glue-point="11" draw:end-shape="id136" draw:end-glue-point="7" svg:d="M9283 9717l3434-3434" svg:viewBox="0 0 3435 3435">
          <text:p/>
        </draw:connector>
        <draw:custom-shape draw:style-name="gr29" draw:text-style-name="P39" xml:id="id140" draw:id="id140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41" draw:id="id141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139" draw:id="id139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139" draw:start-glue-point="10" draw:end-shape="id140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40" draw:start-glue-point="8" draw:end-shape="id141" draw:end-glue-point="4" svg:d="M19000 6400v3200" svg:viewBox="0 0 1 3201">
          <text:p/>
        </draw:connector>
        <draw:custom-shape draw:style-name="gr31" draw:text-style-name="P43" xml:id="id142" draw:id="id142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5" draw:layer="layout" draw:type="line" svg:x1="15cm" svg:y1="6.4cm" svg:x2="15cm" svg:y2="9.6cm" draw:start-shape="id139" draw:start-glue-point="8" draw:end-shape="id142" draw:end-glue-point="4" svg:d="M15000 6400v3200" svg:viewBox="0 0 1 3201">
          <text:p/>
        </draw:connector>
        <draw:connector draw:style-name="gr30" draw:text-style-name="P42" draw:layer="layout" draw:type="line" svg:x1="15.4cm" svg:y1="10cm" svg:x2="18.6cm" svg:y2="10cm" draw:start-shape="id142" draw:start-glue-point="10" draw:end-shape="id141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44" draw:id="id144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45" draw:id="id145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43" draw:id="id143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43" draw:start-glue-point="10" draw:end-shape="id144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44" draw:start-glue-point="8" draw:end-shape="id145" draw:end-glue-point="4" svg:d="M13000 6400v3200" svg:viewBox="0 0 1 3201">
          <text:p/>
        </draw:connector>
        <draw:custom-shape draw:style-name="gr29" draw:text-style-name="P39" xml:id="id146" draw:id="id146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4cm" svg:y1="10cm" svg:x2="12.6cm" svg:y2="10cm" draw:start-shape="id146" draw:start-glue-point="10" draw:end-shape="id145" draw:end-glue-point="6" svg:d="M9400 10000h3200" svg:viewBox="0 0 3201 1">
          <text:p/>
        </draw:connector>
        <draw:connector draw:style-name="gr30" draw:text-style-name="P42" draw:layer="layout" draw:type="line" svg:x1="9.283cm" svg:y1="9.717cm" svg:x2="12.717cm" svg:y2="6.283cm" draw:start-shape="id146" draw:start-glue-point="11" draw:end-shape="id144" draw:end-glue-point="7" svg:d="M9283 9717l3434-3434" svg:viewBox="0 0 3435 3435">
          <text:p/>
        </draw:connector>
        <draw:custom-shape draw:style-name="gr31" draw:text-style-name="P43" xml:id="id148" draw:id="id148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49" draw:id="id149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147" draw:id="id147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5" draw:layer="layout" draw:type="line" svg:x1="15.4cm" svg:y1="6cm" svg:x2="18.6cm" svg:y2="6cm" draw:start-shape="id147" draw:start-glue-point="10" draw:end-shape="id148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48" draw:start-glue-point="8" draw:end-shape="id149" draw:end-glue-point="4" svg:d="M19000 6400v3200" svg:viewBox="0 0 1 3201">
          <text:p/>
        </draw:connector>
        <draw:custom-shape draw:style-name="gr29" draw:text-style-name="P39" xml:id="id150" draw:id="id150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cm" svg:y1="6.4cm" svg:x2="15cm" svg:y2="9.6cm" draw:start-shape="id147" draw:start-glue-point="8" draw:end-shape="id150" draw:end-glue-point="4" svg:d="M15000 6400v3200" svg:viewBox="0 0 1 3201">
          <text:p/>
        </draw:connector>
        <draw:connector draw:style-name="gr30" draw:text-style-name="P42" draw:layer="layout" draw:type="line" svg:x1="15.4cm" svg:y1="10cm" svg:x2="18.6cm" svg:y2="10cm" draw:start-shape="id150" draw:start-glue-point="10" draw:end-shape="id149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6cm" svg:y="11.6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52" draw:id="id152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53" draw:id="id153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51" draw:id="id151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51" draw:start-glue-point="10" draw:end-shape="id152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52" draw:start-glue-point="8" draw:end-shape="id153" draw:end-glue-point="4" svg:d="M13000 6400v3200" svg:viewBox="0 0 1 3201">
          <text:p/>
        </draw:connector>
        <draw:custom-shape draw:style-name="gr29" draw:text-style-name="P39" xml:id="id154" draw:id="id154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4cm" svg:y1="10cm" svg:x2="12.6cm" svg:y2="10cm" draw:start-shape="id154" draw:start-glue-point="10" draw:end-shape="id153" draw:end-glue-point="6" svg:d="M9400 10000h3200" svg:viewBox="0 0 3201 1">
          <text:p/>
        </draw:connector>
        <draw:connector draw:style-name="gr30" draw:text-style-name="P42" draw:layer="layout" draw:type="line" svg:x1="9.283cm" svg:y1="9.717cm" svg:x2="12.717cm" svg:y2="6.283cm" draw:start-shape="id154" draw:start-glue-point="11" draw:end-shape="id152" draw:end-glue-point="7" svg:d="M9283 9717l3434-3434" svg:viewBox="0 0 3435 3435">
          <text:p/>
        </draw:connector>
        <draw:custom-shape draw:style-name="gr31" draw:text-style-name="P43" xml:id="id156" draw:id="id156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57" draw:id="id157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155" draw:id="id155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5" draw:layer="layout" draw:type="line" svg:x1="15.4cm" svg:y1="6cm" svg:x2="18.6cm" svg:y2="6cm" draw:start-shape="id155" draw:start-glue-point="10" draw:end-shape="id156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56" draw:start-glue-point="8" draw:end-shape="id157" draw:end-glue-point="4" svg:d="M19000 6400v3200" svg:viewBox="0 0 1 3201">
          <text:p/>
        </draw:connector>
        <draw:custom-shape draw:style-name="gr29" draw:text-style-name="P39" xml:id="id158" draw:id="id158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15cm" svg:y1="6.4cm" svg:x2="15cm" svg:y2="9.6cm" draw:start-shape="id155" draw:start-glue-point="8" draw:end-shape="id158" draw:end-glue-point="4" svg:d="M15000 6400v3200" svg:viewBox="0 0 1 3201">
          <text:p/>
        </draw:connector>
        <draw:connector draw:style-name="gr30" draw:text-style-name="P42" draw:layer="layout" draw:type="line" svg:x1="15.4cm" svg:y1="10cm" svg:x2="18.6cm" svg:y2="10cm" draw:start-shape="id158" draw:start-glue-point="10" draw:end-shape="id157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6cm" svg:y="11.6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</text:span></text:p>
          </draw:text-box>
        </draw:frame>
        <draw:custom-shape draw:style-name="gr29" draw:text-style-name="P39" xml:id="id160" draw:id="id160" draw:layer="layout" svg:width="0.8cm" svg:height="0.8cm" svg:x="12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61" draw:id="id161" draw:layer="layout" svg:width="0.8cm" svg:height="0.8cm" svg:x="12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159" draw:id="id159" draw:layer="layout" svg:width="0.8cm" svg:height="0.8cm" svg:x="8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9.4cm" svg:y1="6cm" svg:x2="12.6cm" svg:y2="6cm" draw:start-shape="id159" draw:start-glue-point="10" draw:end-shape="id160" draw:end-glue-point="6" svg:d="M9400 6000h3200" svg:viewBox="0 0 3201 1">
          <text:p/>
        </draw:connector>
        <draw:connector draw:style-name="gr23" draw:text-style-name="P41" draw:layer="layout" draw:type="line" svg:x1="13cm" svg:y1="6.4cm" svg:x2="13cm" svg:y2="9.6cm" draw:start-shape="id160" draw:start-glue-point="8" draw:end-shape="id161" draw:end-glue-point="4" svg:d="M13000 6400v3200" svg:viewBox="0 0 1 3201">
          <text:p/>
        </draw:connector>
        <draw:custom-shape draw:style-name="gr29" draw:text-style-name="P39" xml:id="id162" draw:id="id162" draw:layer="layout" svg:width="0.8cm" svg:height="0.8cm" svg:x="8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9.4cm" svg:y1="10cm" svg:x2="12.6cm" svg:y2="10cm" draw:start-shape="id162" draw:start-glue-point="10" draw:end-shape="id161" draw:end-glue-point="6" svg:d="M9400 10000h3200" svg:viewBox="0 0 3201 1">
          <text:p/>
        </draw:connector>
        <draw:connector draw:style-name="gr30" draw:text-style-name="P42" draw:layer="layout" draw:type="line" svg:x1="9.283cm" svg:y1="9.717cm" svg:x2="12.717cm" svg:y2="6.283cm" draw:start-shape="id162" draw:start-glue-point="11" draw:end-shape="id160" draw:end-glue-point="7" svg:d="M9283 9717l3434-3434" svg:viewBox="0 0 3435 3435">
          <text:p/>
        </draw:connector>
        <draw:custom-shape draw:style-name="gr29" draw:text-style-name="P39" xml:id="id164" draw:id="id164" draw:layer="layout" svg:width="0.8cm" svg:height="0.8cm" svg:x="18.6cm" svg:y="5.6cm">
          <text:p text:style-name="P23"><text:span text:style-name="T7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165" draw:id="id165" draw:layer="layout" svg:width="0.8cm" svg:height="0.8cm" svg:x="18.6cm" svg:y="9.6cm">
          <text:p text:style-name="P23"><text:span text:style-name="T7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163" draw:id="id163" draw:layer="layout" svg:width="0.8cm" svg:height="0.8cm" svg:x="14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15.4cm" svg:y1="6cm" svg:x2="18.6cm" svg:y2="6cm" draw:start-shape="id163" draw:start-glue-point="10" draw:end-shape="id164" draw:end-glue-point="6" svg:d="M15400 6000h3200" svg:viewBox="0 0 3201 1">
          <text:p/>
        </draw:connector>
        <draw:connector draw:style-name="gr23" draw:text-style-name="P41" draw:layer="layout" draw:type="line" svg:x1="19cm" svg:y1="6.4cm" svg:x2="19cm" svg:y2="9.6cm" draw:start-shape="id164" draw:start-glue-point="8" draw:end-shape="id165" draw:end-glue-point="4" svg:d="M19000 6400v3200" svg:viewBox="0 0 1 3201">
          <text:p/>
        </draw:connector>
        <draw:custom-shape draw:style-name="gr31" draw:text-style-name="P43" xml:id="id166" draw:id="id166" draw:layer="layout" svg:width="0.8cm" svg:height="0.8cm" svg:x="14.6cm" svg:y="9.6cm">
          <text:p text:style-name="P23"><text:span text:style-name="T7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42" draw:layer="layout" draw:type="line" svg:x1="15cm" svg:y1="6.4cm" svg:x2="15cm" svg:y2="9.6cm" draw:start-shape="id163" draw:start-glue-point="8" draw:end-shape="id166" draw:end-glue-point="4" svg:d="M15000 6400v3200" svg:viewBox="0 0 1 3201">
          <text:p/>
        </draw:connector>
        <draw:connector draw:style-name="gr30" draw:text-style-name="P42" draw:layer="layout" draw:type="line" svg:x1="15.4cm" svg:y1="10cm" svg:x2="18.6cm" svg:y2="10cm" draw:start-shape="id166" draw:start-glue-point="10" draw:end-shape="id165" draw:end-glue-point="6" svg:d="M15400 10000h3200" svg:viewBox="0 0 3201 1">
          <text:p/>
        </draw:connector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9.53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9.53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9.3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8.6cm" svg:y="11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0cm" svg:y="11.6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4" draw:layer="layout" svg:width="10.6cm" svg:height="2cm" svg:x="17.8cm" svg:y="11.2cm">
          <draw:text-box>
            <text:p><text:span text:style-name="T86">And so on…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: k= 2</text:span></text:p>
          </draw:text-box>
        </draw:frame>
        <draw:custom-shape draw:style-name="gr29" draw:text-style-name="P50" xml:id="id167" draw:id="id167" draw:layer="layout" svg:width="0.8cm" svg:height="0.8cm" svg:x="8.6cm" svg:y="6.6cm">
          <text:p text:style-name="P23"><text:span text:style-name="T8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68" draw:id="id168" draw:layer="layout" svg:width="0.8cm" svg:height="0.8cm" svg:x="10.6cm" svg:y="5.6cm">
          <text:p text:style-name="P23"><text:span text:style-name="T8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2" draw:id="id172" draw:layer="layout" svg:width="0.8cm" svg:height="0.8cm" svg:x="8.6cm" svg:y="8.6cm">
          <text:p text:style-name="P23"><text:span text:style-name="T8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1" draw:id="id171" draw:layer="layout" svg:width="0.8cm" svg:height="0.8cm" svg:x="10.6cm" svg:y="9.6cm">
          <text:p text:style-name="P23"><text:span text:style-name="T8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69" draw:id="id169" draw:layer="layout" svg:width="0.8cm" svg:height="0.8cm" svg:x="12.6cm" svg:y="6.6cm">
          <text:p text:style-name="P23"><text:span text:style-name="T8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0" draw:id="id170" draw:layer="layout" svg:width="0.8cm" svg:height="0.8cm" svg:x="12.6cm" svg:y="8.6cm">
          <text:p text:style-name="P23"><text:span text:style-name="T8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9.283cm" svg:y1="6.717cm" svg:x2="10.6cm" svg:y2="6cm" draw:start-shape="id167" draw:start-glue-point="11" draw:end-shape="id168" draw:end-glue-point="6" svg:d="M9283 6717l1317-717" svg:viewBox="0 0 1318 718">
          <text:p/>
        </draw:connector>
        <draw:connector draw:style-name="gr30" draw:text-style-name="P51" draw:layer="layout" draw:type="line" svg:x1="11.4cm" svg:y1="6cm" svg:x2="12.717cm" svg:y2="6.717cm" draw:start-shape="id168" draw:start-glue-point="10" draw:end-shape="id169" draw:end-glue-point="5" svg:d="M11400 6000l1317 717" svg:viewBox="0 0 1318 718">
          <text:p/>
        </draw:connector>
        <draw:connector draw:style-name="gr30" draw:text-style-name="P51" draw:layer="layout" draw:type="line" svg:x1="13cm" svg:y1="7.4cm" svg:x2="13cm" svg:y2="8.6cm" draw:start-shape="id169" draw:start-glue-point="8" draw:end-shape="id170" draw:end-glue-point="4" svg:d="M13000 7400v1200" svg:viewBox="0 0 1 1201">
          <text:p/>
        </draw:connector>
        <draw:connector draw:style-name="gr30" draw:text-style-name="P51" draw:layer="layout" draw:type="line" svg:x1="11.4cm" svg:y1="10cm" svg:x2="12.717cm" svg:y2="9.283cm" draw:start-shape="id171" draw:start-glue-point="10" draw:end-shape="id170" draw:end-glue-point="7" svg:d="M11400 10000l1317-717" svg:viewBox="0 0 1318 718">
          <text:p/>
        </draw:connector>
        <draw:connector draw:style-name="gr30" draw:text-style-name="P51" draw:layer="layout" draw:type="line" svg:x1="9.283cm" svg:y1="9.283cm" svg:x2="10.6cm" svg:y2="10cm" draw:start-shape="id172" draw:start-glue-point="9" draw:end-shape="id171" draw:end-glue-point="6" svg:d="M9283 9283l1317 717" svg:viewBox="0 0 1318 718">
          <text:p/>
        </draw:connector>
        <draw:connector draw:style-name="gr30" draw:text-style-name="P51" draw:layer="layout" draw:type="line" svg:x1="9cm" svg:y1="7.4cm" svg:x2="9cm" svg:y2="8.6cm" draw:start-shape="id167" draw:start-glue-point="8" draw:end-shape="id172" draw:end-glue-point="4" svg:d="M9000 7400v1200" svg:viewBox="0 0 1 1201">
          <text:p/>
        </draw:connector>
        <draw:custom-shape draw:style-name="gr29" draw:text-style-name="P50" xml:id="id173" draw:id="id173" draw:layer="layout" svg:width="0.8cm" svg:height="0.8cm" svg:x="14.6cm" svg:y="6.6cm">
          <text:p text:style-name="P23"><text:span text:style-name="T8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4" draw:id="id174" draw:layer="layout" svg:width="0.8cm" svg:height="0.8cm" svg:x="16.6cm" svg:y="5.6cm">
          <text:p text:style-name="P23"><text:span text:style-name="T8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8" draw:id="id178" draw:layer="layout" svg:width="0.8cm" svg:height="0.8cm" svg:x="14.6cm" svg:y="8.6cm">
          <text:p text:style-name="P23"><text:span text:style-name="T8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6" draw:id="id176" draw:layer="layout" svg:width="0.8cm" svg:height="0.8cm" svg:x="16.6cm" svg:y="9.6cm">
          <text:p text:style-name="P23"><text:span text:style-name="T8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5" draw:id="id175" draw:layer="layout" svg:width="0.8cm" svg:height="0.8cm" svg:x="18.6cm" svg:y="6.6cm">
          <text:p text:style-name="P23"><text:span text:style-name="T8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77" draw:id="id177" draw:layer="layout" svg:width="0.8cm" svg:height="0.8cm" svg:x="18.6cm" svg:y="8.6cm">
          <text:p text:style-name="P23"><text:span text:style-name="T8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15.283cm" svg:y1="6.717cm" svg:x2="16.6cm" svg:y2="6cm" draw:start-shape="id173" draw:start-glue-point="11" draw:end-shape="id174" draw:end-glue-point="6" svg:d="M15283 6717l1317-717" svg:viewBox="0 0 1318 718">
          <text:p/>
        </draw:connector>
        <draw:connector draw:style-name="gr30" draw:text-style-name="P51" draw:layer="layout" draw:type="line" svg:x1="17.4cm" svg:y1="6cm" svg:x2="18.717cm" svg:y2="6.717cm" draw:start-shape="id174" draw:start-glue-point="10" draw:end-shape="id175" draw:end-glue-point="5" svg:d="M17400 6000l1317 717" svg:viewBox="0 0 1318 718">
          <text:p/>
        </draw:connector>
        <draw:connector draw:style-name="gr30" draw:text-style-name="P51" draw:layer="layout" draw:type="line" svg:x1="18.6cm" svg:y1="7cm" svg:x2="15.4cm" svg:y2="7cm" draw:start-shape="id175" draw:start-glue-point="6" draw:end-shape="id173" draw:end-glue-point="10" svg:d="M18600 7000h-3200" svg:viewBox="0 0 3201 1">
          <text:p/>
        </draw:connector>
        <draw:connector draw:style-name="gr30" draw:text-style-name="P51" draw:layer="layout" draw:type="line" svg:x1="17.4cm" svg:y1="10cm" svg:x2="18.717cm" svg:y2="9.283cm" draw:start-shape="id176" draw:start-glue-point="10" draw:end-shape="id177" draw:end-glue-point="7" svg:d="M17400 10000l1317-717" svg:viewBox="0 0 1318 718">
          <text:p/>
        </draw:connector>
        <draw:connector draw:style-name="gr30" draw:text-style-name="P51" draw:layer="layout" draw:type="line" svg:x1="15.283cm" svg:y1="9.283cm" svg:x2="16.6cm" svg:y2="10cm" draw:start-shape="id178" draw:start-glue-point="9" draw:end-shape="id176" draw:end-glue-point="6" svg:d="M15283 9283l1317 717" svg:viewBox="0 0 1318 718">
          <text:p/>
        </draw:connector>
        <draw:connector draw:style-name="gr30" draw:text-style-name="P51" draw:layer="layout" draw:type="line" svg:x1="18.6cm" svg:y1="9cm" svg:x2="15.4cm" svg:y2="9cm" draw:start-shape="id177" draw:start-glue-point="6" draw:end-shape="id178" draw:end-glue-point="10" svg:d="M18600 9000h-3200" svg:viewBox="0 0 3201 1">
          <text:p/>
        </draw:connecto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: k= 2</text:span></text:p>
          </draw:text-box>
        </draw:frame>
        <draw:custom-shape draw:style-name="gr29" draw:text-style-name="P50" xml:id="id179" draw:id="id179" draw:layer="layout" svg:width="0.8cm" svg:height="0.8cm" svg:x="8.6cm" svg:y="6.6cm">
          <text:p text:style-name="P23"><text:span text:style-name="T8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0" draw:id="id180" draw:layer="layout" svg:width="0.8cm" svg:height="0.8cm" svg:x="10.6cm" svg:y="5.6cm">
          <text:p text:style-name="P23"><text:span text:style-name="T8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4" draw:id="id184" draw:layer="layout" svg:width="0.8cm" svg:height="0.8cm" svg:x="8.6cm" svg:y="8.6cm">
          <text:p text:style-name="P23"><text:span text:style-name="T8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3" draw:id="id183" draw:layer="layout" svg:width="0.8cm" svg:height="0.8cm" svg:x="10.6cm" svg:y="9.6cm">
          <text:p text:style-name="P23"><text:span text:style-name="T8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1" draw:id="id181" draw:layer="layout" svg:width="0.8cm" svg:height="0.8cm" svg:x="12.6cm" svg:y="6.6cm">
          <text:p text:style-name="P23"><text:span text:style-name="T8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2" draw:id="id182" draw:layer="layout" svg:width="0.8cm" svg:height="0.8cm" svg:x="12.6cm" svg:y="8.6cm">
          <text:p text:style-name="P23"><text:span text:style-name="T8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9.283cm" svg:y1="6.717cm" svg:x2="10.6cm" svg:y2="6cm" draw:start-shape="id179" draw:start-glue-point="11" draw:end-shape="id180" draw:end-glue-point="6" svg:d="M9283 6717l1317-717" svg:viewBox="0 0 1318 718">
          <text:p/>
        </draw:connector>
        <draw:connector draw:style-name="gr30" draw:text-style-name="P51" draw:layer="layout" draw:type="line" svg:x1="11.4cm" svg:y1="6cm" svg:x2="12.717cm" svg:y2="6.717cm" draw:start-shape="id180" draw:start-glue-point="10" draw:end-shape="id181" draw:end-glue-point="5" svg:d="M11400 6000l1317 717" svg:viewBox="0 0 1318 718">
          <text:p/>
        </draw:connector>
        <draw:connector draw:style-name="gr30" draw:text-style-name="P51" draw:layer="layout" draw:type="line" svg:x1="13cm" svg:y1="7.4cm" svg:x2="13cm" svg:y2="8.6cm" draw:start-shape="id181" draw:start-glue-point="8" draw:end-shape="id182" draw:end-glue-point="4" svg:d="M13000 7400v1200" svg:viewBox="0 0 1 1201">
          <text:p/>
        </draw:connector>
        <draw:connector draw:style-name="gr30" draw:text-style-name="P51" draw:layer="layout" draw:type="line" svg:x1="11.4cm" svg:y1="10cm" svg:x2="12.717cm" svg:y2="9.283cm" draw:start-shape="id183" draw:start-glue-point="10" draw:end-shape="id182" draw:end-glue-point="7" svg:d="M11400 10000l1317-717" svg:viewBox="0 0 1318 718">
          <text:p/>
        </draw:connector>
        <draw:connector draw:style-name="gr30" draw:text-style-name="P51" draw:layer="layout" draw:type="line" svg:x1="9.283cm" svg:y1="9.283cm" svg:x2="10.6cm" svg:y2="10cm" draw:start-shape="id184" draw:start-glue-point="9" draw:end-shape="id183" draw:end-glue-point="6" svg:d="M9283 9283l1317 717" svg:viewBox="0 0 1318 718">
          <text:p/>
        </draw:connector>
        <draw:connector draw:style-name="gr30" draw:text-style-name="P51" draw:layer="layout" draw:type="line" svg:x1="9cm" svg:y1="7.4cm" svg:x2="9cm" svg:y2="8.6cm" draw:start-shape="id179" draw:start-glue-point="8" draw:end-shape="id184" draw:end-glue-point="4" svg:d="M9000 7400v1200" svg:viewBox="0 0 1 1201">
          <text:p/>
        </draw:connector>
        <draw:custom-shape draw:style-name="gr29" draw:text-style-name="P50" xml:id="id185" draw:id="id185" draw:layer="layout" svg:width="0.8cm" svg:height="0.8cm" svg:x="14.6cm" svg:y="6.6cm">
          <text:p text:style-name="P23"><text:span text:style-name="T8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6" draw:id="id186" draw:layer="layout" svg:width="0.8cm" svg:height="0.8cm" svg:x="16.6cm" svg:y="5.6cm">
          <text:p text:style-name="P23"><text:span text:style-name="T8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0" draw:id="id190" draw:layer="layout" svg:width="0.8cm" svg:height="0.8cm" svg:x="14.6cm" svg:y="8.6cm">
          <text:p text:style-name="P23"><text:span text:style-name="T8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8" draw:id="id188" draw:layer="layout" svg:width="0.8cm" svg:height="0.8cm" svg:x="16.6cm" svg:y="9.6cm">
          <text:p text:style-name="P23"><text:span text:style-name="T8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7" draw:id="id187" draw:layer="layout" svg:width="0.8cm" svg:height="0.8cm" svg:x="18.6cm" svg:y="6.6cm">
          <text:p text:style-name="P23"><text:span text:style-name="T8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89" draw:id="id189" draw:layer="layout" svg:width="0.8cm" svg:height="0.8cm" svg:x="18.6cm" svg:y="8.6cm">
          <text:p text:style-name="P23"><text:span text:style-name="T8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15.283cm" svg:y1="6.717cm" svg:x2="16.6cm" svg:y2="6cm" draw:start-shape="id185" draw:start-glue-point="11" draw:end-shape="id186" draw:end-glue-point="6" svg:d="M15283 6717l1317-717" svg:viewBox="0 0 1318 718">
          <text:p/>
        </draw:connector>
        <draw:connector draw:style-name="gr30" draw:text-style-name="P51" draw:layer="layout" draw:type="line" svg:x1="17.4cm" svg:y1="6cm" svg:x2="18.717cm" svg:y2="6.717cm" draw:start-shape="id186" draw:start-glue-point="10" draw:end-shape="id187" draw:end-glue-point="5" svg:d="M17400 6000l1317 717" svg:viewBox="0 0 1318 718">
          <text:p/>
        </draw:connector>
        <draw:connector draw:style-name="gr30" draw:text-style-name="P51" draw:layer="layout" draw:type="line" svg:x1="18.6cm" svg:y1="7cm" svg:x2="15.4cm" svg:y2="7cm" draw:start-shape="id187" draw:start-glue-point="6" draw:end-shape="id185" draw:end-glue-point="10" svg:d="M18600 7000h-3200" svg:viewBox="0 0 3201 1">
          <text:p/>
        </draw:connector>
        <draw:connector draw:style-name="gr30" draw:text-style-name="P51" draw:layer="layout" draw:type="line" svg:x1="17.4cm" svg:y1="10cm" svg:x2="18.717cm" svg:y2="9.283cm" draw:start-shape="id188" draw:start-glue-point="10" draw:end-shape="id189" draw:end-glue-point="7" svg:d="M17400 10000l1317-717" svg:viewBox="0 0 1318 718">
          <text:p/>
        </draw:connector>
        <draw:connector draw:style-name="gr30" draw:text-style-name="P51" draw:layer="layout" draw:type="line" svg:x1="15.283cm" svg:y1="9.283cm" svg:x2="16.6cm" svg:y2="10cm" draw:start-shape="id190" draw:start-glue-point="9" draw:end-shape="id188" draw:end-glue-point="6" svg:d="M15283 9283l1317 717" svg:viewBox="0 0 1318 718">
          <text:p/>
        </draw:connector>
        <draw:connector draw:style-name="gr30" draw:text-style-name="P51" draw:layer="layout" draw:type="line" svg:x1="18.6cm" svg:y1="9cm" svg:x2="15.4cm" svg:y2="9cm" draw:start-shape="id189" draw:start-glue-point="6" draw:end-shape="id190" draw:end-glue-point="10" svg:d="M18600 9000h-3200" svg:viewBox="0 0 3201 1">
          <text:p/>
        </draw:connector>
        <draw:custom-shape draw:style-name="gr29" draw:text-style-name="P40" draw:layer="layout" svg:width="0.8cm" svg:height="0.8cm" svg:x="8.6cm" svg:y="11.6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: k= 3</text:span></text:p>
          </draw:text-box>
        </draw:frame>
        <draw:custom-shape draw:style-name="gr29" draw:text-style-name="P50" xml:id="id191" draw:id="id191" draw:layer="layout" svg:width="0.8cm" svg:height="0.8cm" svg:x="8.6cm" svg:y="6.6cm">
          <text:p text:style-name="P23"><text:span text:style-name="T8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2" draw:id="id192" draw:layer="layout" svg:width="0.8cm" svg:height="0.8cm" svg:x="10.6cm" svg:y="5.6cm">
          <text:p text:style-name="P23"><text:span text:style-name="T8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6" draw:id="id196" draw:layer="layout" svg:width="0.8cm" svg:height="0.8cm" svg:x="8.6cm" svg:y="8.6cm">
          <text:p text:style-name="P23"><text:span text:style-name="T8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5" draw:id="id195" draw:layer="layout" svg:width="0.8cm" svg:height="0.8cm" svg:x="10.6cm" svg:y="9.6cm">
          <text:p text:style-name="P23"><text:span text:style-name="T8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3" draw:id="id193" draw:layer="layout" svg:width="0.8cm" svg:height="0.8cm" svg:x="12.6cm" svg:y="6.6cm">
          <text:p text:style-name="P23"><text:span text:style-name="T8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4" draw:id="id194" draw:layer="layout" svg:width="0.8cm" svg:height="0.8cm" svg:x="12.6cm" svg:y="8.6cm">
          <text:p text:style-name="P23"><text:span text:style-name="T8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9.283cm" svg:y1="6.717cm" svg:x2="10.6cm" svg:y2="6cm" draw:start-shape="id191" draw:start-glue-point="11" draw:end-shape="id192" draw:end-glue-point="6" svg:d="M9283 6717l1317-717" svg:viewBox="0 0 1318 718">
          <text:p/>
        </draw:connector>
        <draw:connector draw:style-name="gr30" draw:text-style-name="P51" draw:layer="layout" draw:type="line" svg:x1="11.4cm" svg:y1="6cm" svg:x2="12.717cm" svg:y2="6.717cm" draw:start-shape="id192" draw:start-glue-point="10" draw:end-shape="id193" draw:end-glue-point="5" svg:d="M11400 6000l1317 717" svg:viewBox="0 0 1318 718">
          <text:p/>
        </draw:connector>
        <draw:connector draw:style-name="gr30" draw:text-style-name="P51" draw:layer="layout" draw:type="line" svg:x1="13cm" svg:y1="7.4cm" svg:x2="13cm" svg:y2="8.6cm" draw:start-shape="id193" draw:start-glue-point="8" draw:end-shape="id194" draw:end-glue-point="4" svg:d="M13000 7400v1200" svg:viewBox="0 0 1 1201">
          <text:p/>
        </draw:connector>
        <draw:connector draw:style-name="gr30" draw:text-style-name="P51" draw:layer="layout" draw:type="line" svg:x1="11.4cm" svg:y1="10cm" svg:x2="12.717cm" svg:y2="9.283cm" draw:start-shape="id195" draw:start-glue-point="10" draw:end-shape="id194" draw:end-glue-point="7" svg:d="M11400 10000l1317-717" svg:viewBox="0 0 1318 718">
          <text:p/>
        </draw:connector>
        <draw:connector draw:style-name="gr30" draw:text-style-name="P51" draw:layer="layout" draw:type="line" svg:x1="9.283cm" svg:y1="9.283cm" svg:x2="10.6cm" svg:y2="10cm" draw:start-shape="id196" draw:start-glue-point="9" draw:end-shape="id195" draw:end-glue-point="6" svg:d="M9283 9283l1317 717" svg:viewBox="0 0 1318 718">
          <text:p/>
        </draw:connector>
        <draw:connector draw:style-name="gr30" draw:text-style-name="P51" draw:layer="layout" draw:type="line" svg:x1="9cm" svg:y1="7.4cm" svg:x2="9cm" svg:y2="8.6cm" draw:start-shape="id191" draw:start-glue-point="8" draw:end-shape="id196" draw:end-glue-point="4" svg:d="M9000 7400v1200" svg:viewBox="0 0 1 1201">
          <text:p/>
        </draw:connector>
        <draw:custom-shape draw:style-name="gr29" draw:text-style-name="P50" xml:id="id197" draw:id="id197" draw:layer="layout" svg:width="0.8cm" svg:height="0.8cm" svg:x="14.6cm" svg:y="6.6cm">
          <text:p text:style-name="P23"><text:span text:style-name="T8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8" draw:id="id198" draw:layer="layout" svg:width="0.8cm" svg:height="0.8cm" svg:x="16.6cm" svg:y="5.6cm">
          <text:p text:style-name="P23"><text:span text:style-name="T8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2" draw:id="id202" draw:layer="layout" svg:width="0.8cm" svg:height="0.8cm" svg:x="14.6cm" svg:y="8.6cm">
          <text:p text:style-name="P23"><text:span text:style-name="T8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0" draw:id="id200" draw:layer="layout" svg:width="0.8cm" svg:height="0.8cm" svg:x="16.6cm" svg:y="9.6cm">
          <text:p text:style-name="P23"><text:span text:style-name="T8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199" draw:id="id199" draw:layer="layout" svg:width="0.8cm" svg:height="0.8cm" svg:x="18.6cm" svg:y="6.6cm">
          <text:p text:style-name="P23"><text:span text:style-name="T8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1" draw:id="id201" draw:layer="layout" svg:width="0.8cm" svg:height="0.8cm" svg:x="18.6cm" svg:y="8.6cm">
          <text:p text:style-name="P23"><text:span text:style-name="T8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15.283cm" svg:y1="6.717cm" svg:x2="16.6cm" svg:y2="6cm" draw:start-shape="id197" draw:start-glue-point="11" draw:end-shape="id198" draw:end-glue-point="6" svg:d="M15283 6717l1317-717" svg:viewBox="0 0 1318 718">
          <text:p/>
        </draw:connector>
        <draw:connector draw:style-name="gr30" draw:text-style-name="P51" draw:layer="layout" draw:type="line" svg:x1="17.4cm" svg:y1="6cm" svg:x2="18.717cm" svg:y2="6.717cm" draw:start-shape="id198" draw:start-glue-point="10" draw:end-shape="id199" draw:end-glue-point="5" svg:d="M17400 6000l1317 717" svg:viewBox="0 0 1318 718">
          <text:p/>
        </draw:connector>
        <draw:connector draw:style-name="gr30" draw:text-style-name="P51" draw:layer="layout" draw:type="line" svg:x1="18.6cm" svg:y1="7cm" svg:x2="15.4cm" svg:y2="7cm" draw:start-shape="id199" draw:start-glue-point="6" draw:end-shape="id197" draw:end-glue-point="10" svg:d="M18600 7000h-3200" svg:viewBox="0 0 3201 1">
          <text:p/>
        </draw:connector>
        <draw:connector draw:style-name="gr30" draw:text-style-name="P51" draw:layer="layout" draw:type="line" svg:x1="17.4cm" svg:y1="10cm" svg:x2="18.717cm" svg:y2="9.283cm" draw:start-shape="id200" draw:start-glue-point="10" draw:end-shape="id201" draw:end-glue-point="7" svg:d="M17400 10000l1317-717" svg:viewBox="0 0 1318 718">
          <text:p/>
        </draw:connector>
        <draw:connector draw:style-name="gr30" draw:text-style-name="P51" draw:layer="layout" draw:type="line" svg:x1="15.283cm" svg:y1="9.283cm" svg:x2="16.6cm" svg:y2="10cm" draw:start-shape="id202" draw:start-glue-point="9" draw:end-shape="id200" draw:end-glue-point="6" svg:d="M15283 9283l1317 717" svg:viewBox="0 0 1318 718">
          <text:p/>
        </draw:connector>
        <draw:connector draw:style-name="gr30" draw:text-style-name="P51" draw:layer="layout" draw:type="line" svg:x1="18.6cm" svg:y1="9cm" svg:x2="15.4cm" svg:y2="9cm" draw:start-shape="id201" draw:start-glue-point="6" draw:end-shape="id202" draw:end-glue-point="10" svg:d="M18600 9000h-3200" svg:viewBox="0 0 3201 1">
          <text:p/>
        </draw:connecto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Game Theory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Bijective k-pebble game : k= 3</text:span></text:p>
          </draw:text-box>
        </draw:frame>
        <draw:custom-shape draw:style-name="gr29" draw:text-style-name="P50" xml:id="id203" draw:id="id203" draw:layer="layout" svg:width="0.8cm" svg:height="0.8cm" svg:x="8.6cm" svg:y="6.6cm">
          <text:p text:style-name="P23"><text:span text:style-name="T8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4" draw:id="id204" draw:layer="layout" svg:width="0.8cm" svg:height="0.8cm" svg:x="10.6cm" svg:y="5.6cm">
          <text:p text:style-name="P23"><text:span text:style-name="T8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8" draw:id="id208" draw:layer="layout" svg:width="0.8cm" svg:height="0.8cm" svg:x="8.6cm" svg:y="8.6cm">
          <text:p text:style-name="P23"><text:span text:style-name="T8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7" draw:id="id207" draw:layer="layout" svg:width="0.8cm" svg:height="0.8cm" svg:x="10.6cm" svg:y="9.6cm">
          <text:p text:style-name="P23"><text:span text:style-name="T8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5" draw:id="id205" draw:layer="layout" svg:width="0.8cm" svg:height="0.8cm" svg:x="12.6cm" svg:y="6.6cm">
          <text:p text:style-name="P23"><text:span text:style-name="T8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06" draw:id="id206" draw:layer="layout" svg:width="0.8cm" svg:height="0.8cm" svg:x="12.6cm" svg:y="8.6cm">
          <text:p text:style-name="P23"><text:span text:style-name="T8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9.283cm" svg:y1="6.717cm" svg:x2="10.6cm" svg:y2="6cm" draw:start-shape="id203" draw:start-glue-point="11" draw:end-shape="id204" draw:end-glue-point="6" svg:d="M9283 6717l1317-717" svg:viewBox="0 0 1318 718">
          <text:p/>
        </draw:connector>
        <draw:connector draw:style-name="gr30" draw:text-style-name="P51" draw:layer="layout" draw:type="line" svg:x1="11.4cm" svg:y1="6cm" svg:x2="12.717cm" svg:y2="6.717cm" draw:start-shape="id204" draw:start-glue-point="10" draw:end-shape="id205" draw:end-glue-point="5" svg:d="M11400 6000l1317 717" svg:viewBox="0 0 1318 718">
          <text:p/>
        </draw:connector>
        <draw:connector draw:style-name="gr30" draw:text-style-name="P51" draw:layer="layout" draw:type="line" svg:x1="13cm" svg:y1="7.4cm" svg:x2="13cm" svg:y2="8.6cm" draw:start-shape="id205" draw:start-glue-point="8" draw:end-shape="id206" draw:end-glue-point="4" svg:d="M13000 7400v1200" svg:viewBox="0 0 1 1201">
          <text:p/>
        </draw:connector>
        <draw:connector draw:style-name="gr30" draw:text-style-name="P51" draw:layer="layout" draw:type="line" svg:x1="11.4cm" svg:y1="10cm" svg:x2="12.717cm" svg:y2="9.283cm" draw:start-shape="id207" draw:start-glue-point="10" draw:end-shape="id206" draw:end-glue-point="7" svg:d="M11400 10000l1317-717" svg:viewBox="0 0 1318 718">
          <text:p/>
        </draw:connector>
        <draw:connector draw:style-name="gr30" draw:text-style-name="P51" draw:layer="layout" draw:type="line" svg:x1="9.283cm" svg:y1="9.283cm" svg:x2="10.6cm" svg:y2="10cm" draw:start-shape="id208" draw:start-glue-point="9" draw:end-shape="id207" draw:end-glue-point="6" svg:d="M9283 9283l1317 717" svg:viewBox="0 0 1318 718">
          <text:p/>
        </draw:connector>
        <draw:connector draw:style-name="gr30" draw:text-style-name="P51" draw:layer="layout" draw:type="line" svg:x1="9cm" svg:y1="7.4cm" svg:x2="9cm" svg:y2="8.6cm" draw:start-shape="id203" draw:start-glue-point="8" draw:end-shape="id208" draw:end-glue-point="4" svg:d="M9000 7400v1200" svg:viewBox="0 0 1 1201">
          <text:p/>
        </draw:connector>
        <draw:custom-shape draw:style-name="gr29" draw:text-style-name="P50" xml:id="id209" draw:id="id209" draw:layer="layout" svg:width="0.8cm" svg:height="0.8cm" svg:x="14.6cm" svg:y="6.6cm">
          <text:p text:style-name="P23"><text:span text:style-name="T8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10" draw:id="id210" draw:layer="layout" svg:width="0.8cm" svg:height="0.8cm" svg:x="16.6cm" svg:y="5.6cm">
          <text:p text:style-name="P23"><text:span text:style-name="T8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14" draw:id="id214" draw:layer="layout" svg:width="0.8cm" svg:height="0.8cm" svg:x="14.6cm" svg:y="8.6cm">
          <text:p text:style-name="P23"><text:span text:style-name="T8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12" draw:id="id212" draw:layer="layout" svg:width="0.8cm" svg:height="0.8cm" svg:x="16.6cm" svg:y="9.6cm">
          <text:p text:style-name="P23"><text:span text:style-name="T8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11" draw:id="id211" draw:layer="layout" svg:width="0.8cm" svg:height="0.8cm" svg:x="18.6cm" svg:y="6.6cm">
          <text:p text:style-name="P23"><text:span text:style-name="T8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0" xml:id="id213" draw:id="id213" draw:layer="layout" svg:width="0.8cm" svg:height="0.8cm" svg:x="18.6cm" svg:y="8.6cm">
          <text:p text:style-name="P23"><text:span text:style-name="T8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51" draw:layer="layout" draw:type="line" svg:x1="15.283cm" svg:y1="6.717cm" svg:x2="16.6cm" svg:y2="6cm" draw:start-shape="id209" draw:start-glue-point="11" draw:end-shape="id210" draw:end-glue-point="6" svg:d="M15283 6717l1317-717" svg:viewBox="0 0 1318 718">
          <text:p/>
        </draw:connector>
        <draw:connector draw:style-name="gr30" draw:text-style-name="P51" draw:layer="layout" draw:type="line" svg:x1="17.4cm" svg:y1="6cm" svg:x2="18.717cm" svg:y2="6.717cm" draw:start-shape="id210" draw:start-glue-point="10" draw:end-shape="id211" draw:end-glue-point="5" svg:d="M17400 6000l1317 717" svg:viewBox="0 0 1318 718">
          <text:p/>
        </draw:connector>
        <draw:connector draw:style-name="gr30" draw:text-style-name="P51" draw:layer="layout" draw:type="line" svg:x1="18.6cm" svg:y1="7cm" svg:x2="15.4cm" svg:y2="7cm" draw:start-shape="id211" draw:start-glue-point="6" draw:end-shape="id209" draw:end-glue-point="10" svg:d="M18600 7000h-3200" svg:viewBox="0 0 3201 1">
          <text:p/>
        </draw:connector>
        <draw:connector draw:style-name="gr30" draw:text-style-name="P51" draw:layer="layout" draw:type="line" svg:x1="17.4cm" svg:y1="10cm" svg:x2="18.717cm" svg:y2="9.283cm" draw:start-shape="id212" draw:start-glue-point="10" draw:end-shape="id213" draw:end-glue-point="7" svg:d="M17400 10000l1317-717" svg:viewBox="0 0 1318 718">
          <text:p/>
        </draw:connector>
        <draw:connector draw:style-name="gr30" draw:text-style-name="P51" draw:layer="layout" draw:type="line" svg:x1="15.283cm" svg:y1="9.283cm" svg:x2="16.6cm" svg:y2="10cm" draw:start-shape="id214" draw:start-glue-point="9" draw:end-shape="id212" draw:end-glue-point="6" svg:d="M15283 9283l1317 717" svg:viewBox="0 0 1318 718">
          <text:p/>
        </draw:connector>
        <draw:connector draw:style-name="gr30" draw:text-style-name="P51" draw:layer="layout" draw:type="line" svg:x1="18.6cm" svg:y1="9cm" svg:x2="15.4cm" svg:y2="9cm" draw:start-shape="id213" draw:start-glue-point="6" draw:end-shape="id214" draw:end-glue-point="10" svg:d="M18600 9000h-3200" svg:viewBox="0 0 3201 1">
          <text:p/>
        </draw:connector>
        <draw:custom-shape draw:style-name="gr29" draw:text-style-name="P40" draw:layer="layout" svg:width="0.8cm" svg:height="0.8cm" svg:x="8.6cm" svg:y="11.6cm">
          <text:p text:style-name="P23"><text:span text:style-name="T8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4.6cm" svg:y="11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2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5.6cm">
          <text:p text:style-name="P23"><text:span text:style-name="T8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5.4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6.93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6.93cm">
          <text:p text:style-name="P23"><text:span text:style-name="T80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6.7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2.6cm" svg:y="8.23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5.6cm" svg:y="8.23cm">
          <text:p text:style-name="P23"><text:span text:style-name="T80">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4" draw:layer="layout" svg:width="1.3cm" svg:height="1.17cm" svg:x="3.9cm" svg:y="8.03cm">
          <draw:text-box>
            <text:p><text:span text:style-name="T30">↦</text:span></text:p>
          </draw:text-box>
        </draw:frame>
        <draw:custom-shape draw:style-name="gr29" draw:text-style-name="P40" draw:layer="layout" svg:width="0.8cm" svg:height="0.8cm" svg:x="10cm" svg:y="11.6cm">
          <text:p text:style-name="P23"><text:span text:style-name="T8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draw:layer="layout" svg:width="0.8cm" svg:height="0.8cm" svg:x="16cm" svg:y="11.6cm">
          <text:p text:style-name="P23"><text:span text:style-name="T80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Logic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C</text:span><text:span text:style-name="T87">k+1 </text:span><text:span text:style-name="T88">logic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item>
                <text:p text:style-name="P9"><text:span text:style-name="T29">C</text:span><text:span text:style-name="T89">k+1 </text:span><text:span text:style-name="T65">logic</text:span><text:span text:style-name="T5"> </text:span></text:p>
                <text:list>
                  <text:list-item>
                    <text:p><text:span text:style-name="T20">first-order Logic</text:span></text:p>
                  </text:list-item>
                  <text:list-item>
                    <text:p><text:span text:style-name="T20">Counting quantifier, e.g. </text:span><text:span text:style-name="T30">∃</text:span><text:span text:style-name="T75">≥i</text:span><text:span text:style-name="T30">x φ(x)</text:span></text:p>
                  </text:list-item>
                  <text:list-item>
                    <text:p><text:span text:style-name="T20">k-variable fragment</text:span></text:p>
                  </text:list-item>
                </text:list>
              </text:list-item>
              <text:list-item>
                <text:p><text:span text:style-name="T23">G </text:span><text:span text:style-name="T26">≣</text:span><text:span text:style-name="T90">C</text:span><text:span text:style-name="T91">k+1</text:span><text:span text:style-name="T23"> H :</text:span><text:span text:style-name="T26">⟺</text:span><text:span text:style-name="T23"> </text:span><text:span text:style-name="T26">∀φ ∈ </text:span><text:span text:style-name="T23">C</text:span><text:span text:style-name="T27">k+1</text:span><text:span text:style-name="T23"> G </text:span><text:span text:style-name="T26">⊧</text:span><text:span text:style-name="T23"> </text:span><text:span text:style-name="T26">φ ⇔ H</text:span><text:span text:style-name="T23"> </text:span><text:span text:style-name="T26">⊧</text:span><text:span text:style-name="T23"> </text:span><text:span text:style-name="T26">φ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rrespondence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Specific</text:span></text:p>
          </draw:text-box>
        </draw:frame>
        <draw:frame draw:style-name="gr19" draw:text-style-name="P26" draw:layer="layout" svg:width="13.4cm" svg:height="1.559cm" svg:x="7.3cm" svg:y="4.6cm">
          <draw:text-box>
            <text:p text:style-name="P23"><text:span text:style-name="T61">k-Weisfeiler-Leman</text:span></text:p>
          </draw:text-box>
        </draw:frame>
        <draw:frame draw:style-name="gr20" draw:text-style-name="P28" draw:layer="layout" svg:width="6cm" svg:height="8.401cm" svg:x="4.6cm" svg:y="10.301cm">
          <draw:text-box>
            <text:p text:style-name="P27"><text:span text:style-name="T62">C</text:span><text:span text:style-name="T63">k+1 </text:span><text:span text:style-name="T64">logic</text:span></text:p>
          </draw:text-box>
        </draw:frame>
        <draw:frame draw:style-name="gr17" draw:text-style-name="P29" draw:layer="layout" svg:width="6.2cm" svg:height="3.511cm" svg:x="17.2cm" svg:y="10.201cm">
          <draw:text-box>
            <text:p><text:span text:style-name="T61">k-pebble </text:span></text:p>
            <text:p><text:span text:style-name="T61">game</text:span></text:p>
          </draw:text-box>
        </draw:frame>
        <draw:custom-shape draw:style-name="gr18" draw:text-style-name="P19" draw:layer="layout" svg:width="6cm" svg:height="4.4cm" svg:x="10.9cm" svg:y="6.2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rrespondence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Theorems</text:span></text:p>
          </draw:text-box>
        </draw:frame>
        <draw:frame presentation:style-name="pr5" draw:text-style-name="P57" draw:layer="layout" svg:width="24.899cm" svg:height="10.234cm" svg:x="1.601cm" svg:y="4.72cm" presentation:class="outline" presentation:user-transformed="true">
          <draw:text-box>
            <text:list text:style-name="L3">
              <text:list-item>
                <text:p text:style-name="P55"><text:span text:style-name="T19">For the graphs </text:span><text:span text:style-name="T23">G</text:span><text:span text:style-name="T19"> and </text:span><text:span text:style-name="T23">H</text:span></text:p>
                <text:list>
                  <text:list-item>
                    <text:p text:style-name="P56"><text:span text:style-name="T31">G </text:span><text:span text:style-name="T30">≃</text:span><text:span text:style-name="T92">k</text:span><text:span text:style-name="T31"> H</text:span><text:span text:style-name="T20"> <text:s/></text:span><text:span text:style-name="T40">⟺</text:span><text:span text:style-name="T20"> <text:s/>Duplicator wins </text:span><text:span text:style-name="T31">BP</text:span><text:span text:style-name="T67">k+1</text:span><text:span text:style-name="T31">(G,H)</text:span><text:span text:style-name="T20">.</text:span></text:p>
                  </text:list-item>
                  <text:list-item>
                    <text:p text:style-name="P56"><text:span text:style-name="T31">G </text:span><text:span text:style-name="T30">≃</text:span><text:span text:style-name="T92">k</text:span><text:span text:style-name="T31"> H</text:span><text:span text:style-name="T20"> <text:s/></text:span><text:span text:style-name="T40">⟺</text:span><text:span text:style-name="T20"> <text:s/></text:span><text:span text:style-name="T31">G </text:span><text:span text:style-name="T30">≣</text:span><text:span text:style-name="T93">C</text:span><text:span text:style-name="T94">k+1</text:span><text:span text:style-name="T31"> H</text:span></text:p>
                  </text:list-item>
                  <text:list-item>
                    <text:p text:style-name="P56"><text:span text:style-name="T31">G </text:span><text:span text:style-name="T20">(k)-identified </text:span><text:span text:style-name="T30">⟹</text:span><text:span text:style-name="T31"> </text:span><text:span text:style-name="T30">φ</text:span><text:span text:style-name="T67">G </text:span><text:span text:style-name="T30">∈ </text:span><text:span text:style-name="T31">C</text:span><text:span text:style-name="T95">k+1</text:span><text:span text:style-name="T31"> </text:span><text:span text:style-name="T20">characterises</text:span><text:span text:style-name="T31"> G</text:span></text:p>
                  </text:list-item>
                </text:list>
              </text:list-item>
              <text:list-item>
                <text:p text:style-name="P9"><text:span text:style-name="T20"/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Slide" presentation:presentation-page-layout-name="AL1T1">
        <office:forms form:automatic-focus="false" form:apply-design-mode="false"/>
        <draw:frame presentation:style-name="pr1" draw:text-style-name="P22" draw:layer="layout" svg:width="29cm" svg:height="4.547cm" svg:x="2.4cm" svg:y="5.1cm" presentation:class="title" presentation:user-transformed="true">
          <draw:text-box>
            <text:p text:style-name="P4"><text:span text:style-name="T59">Split and Flip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Why?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General Idea </text:span></text:p>
          </draw:text-box>
        </draw:frame>
        <draw:frame presentation:style-name="pr5" draw:text-style-name="P58" draw:layer="layout" svg:width="24.899cm" svg:height="10.234cm" svg:x="1.601cm" svg:y="4.72cm" presentation:class="outline" presentation:user-transformed="true">
          <draw:text-box>
            <text:list text:style-name="L3">
              <text:list-item>
                <text:p text:style-name="P55"><text:span text:style-name="T96">For </text:span><text:span text:style-name="T23">l </text:span><text:span text:style-name="T26">∈</text:span><text:span text:style-name="T23"> O(k),</text:span><text:span text:style-name="T96"> <text:s/></text:span><text:span text:style-name="T23">l</text:span><text:span text:style-name="T96">-WLA identifies </text:span><text:span text:style-name="T23">G</text:span><text:span text:style-name="T96"> if </text:span><text:span text:style-name="T23">rw(G)</text:span><text:span text:style-name="T26">≤</text:span><text:span text:style-name="T23"> k</text:span></text:p>
                <text:list>
                  <text:list-item>
                    <text:p text:style-name="P56"><text:span text:style-name="T20">For </text:span><text:span text:style-name="T31">X </text:span><text:span text:style-name="T30">⊆</text:span><text:span text:style-name="T31"> V(G)</text:span><text:span text:style-name="T20">, s.t. </text:span><text:span text:style-name="T30">ρ</text:span><text:span text:style-name="T67">G</text:span><text:span text:style-name="T31">(X) </text:span><text:span text:style-name="T30">≤ </text:span><text:span text:style-name="T31">k</text:span></text:p>
                  </text:list-item>
                  <text:list-item>
                    <text:p text:style-name="P56"><text:span text:style-name="T20">Pebbling splits</text:span><text:span text:style-name="T31"> G </text:span><text:span text:style-name="T20">in</text:span><text:span text:style-name="T31"> C </text:span></text:p>
                    <text:list>
                      <text:list-item>
                        <text:p text:style-name="P56"><text:span text:style-name="T31">C </text:span><text:span text:style-name="T30">⊆ X </text:span><text:span text:style-name="T20">or</text:span><text:span text:style-name="T30"> </text:span><text:span text:style-name="T31">C </text:span><text:span text:style-name="T30">⊆ </text:span><text:span text:style-name="T33">X</text:span></text:p>
                      </text:list-item>
                      <text:list-item>
                        <text:p text:style-name="P56"><text:span text:style-name="T20"><text:s/></text:span><text:span text:style-name="T20">independent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20"/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Split Pair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Definition</text:span></text:p>
          </draw:text-box>
        </draw:frame>
        <draw:frame presentation:style-name="pr5" draw:text-style-name="P58" draw:layer="layout" svg:width="24.899cm" svg:height="10.234cm" svg:x="1.601cm" svg:y="4.72cm" presentation:class="outline" presentation:user-transformed="true">
          <draw:text-box>
            <text:list text:style-name="L3">
              <text:list-item>
                <text:p text:style-name="P55"><text:span text:style-name="T23">(A,B) </text:span><text:span text:style-name="T19">(ordered)</text:span><text:span text:style-name="T23"> </text:span><text:span text:style-name="T19">split pair for</text:span><text:span text:style-name="T23"> X </text:span><text:span text:style-name="T26">⊆</text:span><text:span text:style-name="T23"> V(G)</text:span></text:p>
                <text:list>
                  <text:list-item>
                    <text:p text:style-name="P56"><text:span text:style-name="T31">A </text:span><text:span text:style-name="T30">⊆ X </text:span><text:span text:style-name="T20">and</text:span><text:span text:style-name="T30"> B</text:span><text:span text:style-name="T31"> </text:span><text:span text:style-name="T30">⊆ </text:span><text:span text:style-name="T33">X</text:span><text:span text:style-name="T31"> (A,B </text:span><text:span text:style-name="T20">tuple</text:span><text:span text:style-name="T31">)</text:span></text:p>
                  </text:list-item>
                  <text:list-item>
                    <text:p><text:span text:style-name="T31">vec</text:span><text:span text:style-name="T67">X</text:span><text:span text:style-name="T31">(A) </text:span><text:span text:style-name="T97">basis of</text:span><text:span text:style-name="T31"> </text:span><text:span text:style-name="T30">⟨</text:span><text:span text:style-name="T31">vec</text:span><text:span text:style-name="T67">X</text:span><text:span text:style-name="T31">(X)</text:span><text:span text:style-name="T30">⟩</text:span></text:p>
                  </text:list-item>
                  <text:list-item>
                    <text:p text:style-name="P59"><text:span text:style-name="T31">vec</text:span><text:span text:style-name="T98">X</text:span><text:span text:style-name="T31">(B) </text:span><text:span text:style-name="T99">basis of</text:span><text:span text:style-name="T31"> </text:span><text:span text:style-name="T30">⟨</text:span><text:span text:style-name="T31">vec</text:span><text:span text:style-name="T98">X</text:span><text:span text:style-name="T31">(</text:span><text:span text:style-name="T33">X</text:span><text:span text:style-name="T31">)</text:span><text:span text:style-name="T30">⟩</text:span></text:p>
                  </text:list-item>
                </text:list>
              </text:list-item>
              <text:list-item>
                <text:p><text:span text:style-name="T19">And</text:span></text:p>
                <text:list>
                  <text:list-item>
                    <text:p><text:span text:style-name="T31">v </text:span><text:span text:style-name="T30">∈</text:span><text:span text:style-name="T31"> X, <text:s/>vec</text:span><text:span text:style-name="T67">X</text:span><text:span text:style-name="T31">(v) = (a</text:span><text:span text:style-name="T67">vw</text:span><text:span text:style-name="T31">)</text:span><text:span text:style-name="T67">w</text:span><text:span text:style-name="T36">∈</text:span><text:span text:style-name="T98">X </text:span><text:span text:style-name="T30"><text:s/>with </text:span><text:span text:style-name="T31">a</text:span><text:span text:style-name="T67">vw</text:span><text:span text:style-name="T31">= 1 </text:span><text:span text:style-name="T30">⇔</text:span><text:span text:style-name="T31"> vw </text:span><text:span text:style-name="T30">∈</text:span><text:span text:style-name="T31"> E(G)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Split Pair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29" draw:text-style-name="P39" xml:id="id217" draw:id="id217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218" draw:id="id218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219" draw:id="id219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717cm" svg:y1="8.283cm" svg:x2="6.283cm" svg:y2="9.717cm" draw:start-shape="id215" draw:start-glue-point="7" draw:end-shape="id216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17" draw:start-glue-point="8" draw:end-shape="id218" draw:end-glue-point="4" svg:d="M10000 6400v3200" svg:viewBox="0 0 1 3201">
          <text:p/>
        </draw:connector>
        <draw:custom-shape draw:style-name="gr29" draw:text-style-name="P39" xml:id="id216" draw:id="id216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8.283cm" svg:y1="8.283cm" svg:x2="9.717cm" svg:y2="9.717cm" draw:start-shape="id215" draw:start-glue-point="9" draw:end-shape="id218" draw:end-glue-point="5" svg:d="M8283 8283l1434 1434" svg:viewBox="0 0 1435 1435">
          <text:p/>
        </draw:connector>
        <draw:custom-shape draw:style-name="gr29" draw:text-style-name="P39" xml:id="id215" draw:id="id215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16" draw:start-glue-point="4" draw:end-shape="id219" draw:end-glue-point="8" svg:d="M6000 9600v-3200" svg:viewBox="0 0 1 3201">
          <text:p/>
        </draw:connector>
        <draw:connector draw:style-name="gr23" draw:text-style-name="P41" draw:layer="layout" draw:type="line" svg:x1="7.717cm" svg:y1="7.717cm" svg:x2="6.283cm" svg:y2="6.283cm" draw:start-shape="id215" draw:start-glue-point="5" draw:end-shape="id219" draw:end-glue-point="9" svg:d="M7717 7717l-1434-1434" svg:viewBox="0 0 1435 1435">
          <text:p/>
        </draw:connecto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Split Pair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22" draw:id="id222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23" draw:id="id223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24" draw:id="id224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7.717cm" svg:y1="8.283cm" svg:x2="6.283cm" svg:y2="9.717cm" draw:start-shape="id220" draw:start-glue-point="7" draw:end-shape="id221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22" draw:start-glue-point="8" draw:end-shape="id223" draw:end-glue-point="4" svg:d="M10000 6400v3200" svg:viewBox="0 0 1 3201">
          <text:p/>
        </draw:connector>
        <draw:custom-shape draw:style-name="gr35" draw:text-style-name="P48" xml:id="id221" draw:id="id221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8.283cm" svg:y1="8.283cm" svg:x2="9.717cm" svg:y2="9.717cm" draw:start-shape="id220" draw:start-glue-point="9" draw:end-shape="id223" draw:end-glue-point="5" svg:d="M8283 8283l1434 1434" svg:viewBox="0 0 1435 1435">
          <text:p/>
        </draw:connector>
        <draw:custom-shape draw:style-name="gr31" draw:text-style-name="P43" xml:id="id220" draw:id="id220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21" draw:start-glue-point="4" draw:end-shape="id224" draw:end-glue-point="8" svg:d="M6000 9600v-3200" svg:viewBox="0 0 1 3201">
          <text:p/>
        </draw:connector>
        <draw:connector draw:style-name="gr32" draw:text-style-name="P45" draw:layer="layout" draw:type="line" svg:x1="7.717cm" svg:y1="7.717cm" svg:x2="6.283cm" svg:y2="6.283cm" draw:start-shape="id220" draw:start-glue-point="5" draw:end-shape="id224" draw:end-glue-point="9" svg:d="M7717 7717l-1434-1434" svg:viewBox="0 0 1435 1435">
          <text:p/>
        </draw:connecto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Split Pair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27" draw:id="id227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28" draw:id="id228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29" draw:id="id229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7.717cm" svg:y1="8.283cm" svg:x2="6.283cm" svg:y2="9.717cm" draw:start-shape="id225" draw:start-glue-point="7" draw:end-shape="id226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27" draw:start-glue-point="8" draw:end-shape="id228" draw:end-glue-point="4" svg:d="M10000 6400v3200" svg:viewBox="0 0 1 3201">
          <text:p/>
        </draw:connector>
        <draw:custom-shape draw:style-name="gr35" draw:text-style-name="P48" xml:id="id226" draw:id="id226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8.283cm" svg:y1="8.283cm" svg:x2="9.717cm" svg:y2="9.717cm" draw:start-shape="id225" draw:start-glue-point="9" draw:end-shape="id228" draw:end-glue-point="5" svg:d="M8283 8283l1434 1434" svg:viewBox="0 0 1435 1435">
          <text:p/>
        </draw:connector>
        <draw:custom-shape draw:style-name="gr31" draw:text-style-name="P43" xml:id="id225" draw:id="id225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26" draw:start-glue-point="4" draw:end-shape="id229" draw:end-glue-point="8" svg:d="M6000 9600v-3200" svg:viewBox="0 0 1 3201">
          <text:p/>
        </draw:connector>
        <draw:connector draw:style-name="gr32" draw:text-style-name="P45" draw:layer="layout" draw:type="line" svg:x1="7.717cm" svg:y1="7.717cm" svg:x2="6.283cm" svg:y2="6.283cm" draw:start-shape="id225" draw:start-glue-point="5" draw:end-shape="id229" draw:end-glue-point="9" svg:d="M7717 7717l-1434-1434" svg:viewBox="0 0 1435 1435">
          <text:p/>
        </draw:connector>
        <draw:frame draw:style-name="gr42" draw:text-style-name="P60" draw:layer="layout" svg:width="0.992cm" svg:height="1.171cm" svg:x="17.508cm" svg:y="4.529cm">
          <draw:text-box>
            <text:p><text:span text:style-name="T100">0</text:span></text:p>
          </draw:text-box>
        </draw:frame>
        <draw:custom-shape draw:style-name="gr31" draw:text-style-name="P44" draw:layer="layout" svg:width="0.8cm" svg:height="0.8cm" svg:x="15.6cm" svg:y="4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15.6cm" svg:y="5.8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1" draw:layer="layout" svg:width="0.8cm" svg:height="0.8cm" svg:x="15.6cm" svg:y="7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7.6cm" svg:y="3.2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9.6cm" svg:y="3.2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0" draw:layer="layout" svg:width="0.992cm" svg:height="1.171cm" svg:x="19.608cm" svg:y="4.529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7.508cm" svg:y="5.629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08cm" svg:y="5.629cm">
          <draw:text-box>
            <text:p><text:span text:style-name="T100">0</text:span></text:p>
          </draw:text-box>
        </draw:frame>
        <draw:frame draw:style-name="gr42" draw:text-style-name="P60" draw:layer="layout" svg:width="0.992cm" svg:height="1.171cm" svg:x="17.508cm" svg:y="6.83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08cm" svg:y="6.83cm">
          <draw:text-box>
            <text:p><text:span text:style-name="T100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Split Pair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32" draw:id="id232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33" draw:id="id233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34" draw:id="id234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7.717cm" svg:y1="8.283cm" svg:x2="6.283cm" svg:y2="9.717cm" draw:start-shape="id230" draw:start-glue-point="7" draw:end-shape="id231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32" draw:start-glue-point="8" draw:end-shape="id233" draw:end-glue-point="4" svg:d="M10000 6400v3200" svg:viewBox="0 0 1 3201">
          <text:p/>
        </draw:connector>
        <draw:custom-shape draw:style-name="gr35" draw:text-style-name="P48" xml:id="id231" draw:id="id231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8.283cm" svg:y1="8.283cm" svg:x2="9.717cm" svg:y2="9.717cm" draw:start-shape="id230" draw:start-glue-point="9" draw:end-shape="id233" draw:end-glue-point="5" svg:d="M8283 8283l1434 1434" svg:viewBox="0 0 1435 1435">
          <text:p/>
        </draw:connector>
        <draw:custom-shape draw:style-name="gr31" draw:text-style-name="P43" xml:id="id230" draw:id="id230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31" draw:start-glue-point="4" draw:end-shape="id234" draw:end-glue-point="8" svg:d="M6000 9600v-3200" svg:viewBox="0 0 1 3201">
          <text:p/>
        </draw:connector>
        <draw:connector draw:style-name="gr32" draw:text-style-name="P45" draw:layer="layout" draw:type="line" svg:x1="7.717cm" svg:y1="7.717cm" svg:x2="6.283cm" svg:y2="6.283cm" draw:start-shape="id230" draw:start-glue-point="5" draw:end-shape="id234" draw:end-glue-point="9" svg:d="M7717 7717l-1434-1434" svg:viewBox="0 0 1435 1435">
          <text:p/>
        </draw:connector>
        <draw:frame draw:style-name="gr42" draw:text-style-name="P60" draw:layer="layout" svg:width="0.992cm" svg:height="1.171cm" svg:x="17.508cm" svg:y="4.529cm">
          <draw:text-box>
            <text:p><text:span text:style-name="T100">0</text:span></text:p>
          </draw:text-box>
        </draw:frame>
        <draw:custom-shape draw:style-name="gr31" draw:text-style-name="P44" draw:layer="layout" svg:width="0.8cm" svg:height="0.8cm" svg:x="15.6cm" svg:y="4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15.6cm" svg:y="5.8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1" draw:layer="layout" svg:width="0.8cm" svg:height="0.8cm" svg:x="15.6cm" svg:y="7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5.6cm" svg:y="10.4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5.6cm" svg:y="11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7.6cm" svg:y="3.2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9.6cm" svg:y="3.2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draw:layer="layout" svg:width="0.8cm" svg:height="0.8cm" svg:x="17.6cm" svg:y="9.2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19.6cm" svg:y="9.2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1" draw:layer="layout" svg:width="0.8cm" svg:height="0.8cm" svg:x="21.6cm" svg:y="9.2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0" draw:layer="layout" svg:width="0.992cm" svg:height="1.171cm" svg:x="19.608cm" svg:y="4.529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7.508cm" svg:y="5.629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08cm" svg:y="5.629cm">
          <draw:text-box>
            <text:p><text:span text:style-name="T100">0</text:span></text:p>
          </draw:text-box>
        </draw:frame>
        <draw:frame draw:style-name="gr42" draw:text-style-name="P60" draw:layer="layout" svg:width="0.992cm" svg:height="1.171cm" svg:x="17.508cm" svg:y="6.83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08cm" svg:y="6.83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7.5cm" svg:y="10.3cm">
          <draw:text-box>
            <text:p><text:span text:style-name="T100">0</text:span></text:p>
          </draw:text-box>
        </draw:frame>
        <draw:frame draw:style-name="gr42" draw:text-style-name="P60" draw:layer="layout" svg:width="0.992cm" svg:height="1.171cm" svg:x="19.6cm" svg:y="10.3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21.5cm" svg:y="10.301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7.5cm" svg:y="11.5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cm" svg:y="11.5cm">
          <draw:text-box>
            <text:p><text:span text:style-name="T100">0</text:span></text:p>
          </draw:text-box>
        </draw:frame>
        <draw:frame draw:style-name="gr42" draw:text-style-name="P60" draw:layer="layout" svg:width="0.992cm" svg:height="1.171cm" svg:x="21.5cm" svg:y="11.501cm">
          <draw:text-box>
            <text:p><text:span text:style-name="T100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Split Pair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37" draw:id="id237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38" draw:id="id238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39" draw:id="id239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5" draw:layer="layout" draw:type="line" svg:x1="7.717cm" svg:y1="8.283cm" svg:x2="6.283cm" svg:y2="9.717cm" draw:start-shape="id235" draw:start-glue-point="7" draw:end-shape="id236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37" draw:start-glue-point="8" draw:end-shape="id238" draw:end-glue-point="4" svg:d="M10000 6400v3200" svg:viewBox="0 0 1 3201">
          <text:p/>
        </draw:connector>
        <draw:custom-shape draw:style-name="gr35" draw:text-style-name="P48" xml:id="id236" draw:id="id236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2" draw:layer="layout" draw:type="line" svg:x1="8.283cm" svg:y1="8.283cm" svg:x2="9.717cm" svg:y2="9.717cm" draw:start-shape="id235" draw:start-glue-point="9" draw:end-shape="id238" draw:end-glue-point="5" svg:d="M8283 8283l1434 1434" svg:viewBox="0 0 1435 1435">
          <text:p/>
        </draw:connector>
        <draw:custom-shape draw:style-name="gr31" draw:text-style-name="P43" xml:id="id235" draw:id="id235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36" draw:start-glue-point="4" draw:end-shape="id239" draw:end-glue-point="8" svg:d="M6000 9600v-3200" svg:viewBox="0 0 1 3201">
          <text:p/>
        </draw:connector>
        <draw:connector draw:style-name="gr32" draw:text-style-name="P45" draw:layer="layout" draw:type="line" svg:x1="7.717cm" svg:y1="7.717cm" svg:x2="6.283cm" svg:y2="6.283cm" draw:start-shape="id235" draw:start-glue-point="5" draw:end-shape="id239" draw:end-glue-point="9" svg:d="M7717 7717l-1434-1434" svg:viewBox="0 0 1435 1435">
          <text:p/>
        </draw:connector>
        <draw:frame draw:style-name="gr42" draw:text-style-name="P60" draw:layer="layout" svg:width="0.992cm" svg:height="1.171cm" svg:x="17.508cm" svg:y="4.529cm">
          <draw:text-box>
            <text:p><text:span text:style-name="T100">0</text:span></text:p>
          </draw:text-box>
        </draw:frame>
        <draw:custom-shape draw:style-name="gr31" draw:text-style-name="P44" draw:layer="layout" svg:width="0.8cm" svg:height="0.8cm" svg:x="15.6cm" svg:y="4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15.6cm" svg:y="5.8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2" draw:layer="layout" svg:width="0.8cm" svg:height="0.8cm" svg:x="15.6cm" svg:y="7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5.6cm" svg:y="10.4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5.6cm" svg:y="11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7.6cm" svg:y="3.2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19.6cm" svg:y="3.2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draw:layer="layout" svg:width="0.8cm" svg:height="0.8cm" svg:x="17.6cm" svg:y="9.2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19.6cm" svg:y="9.2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1" draw:layer="layout" svg:width="0.8cm" svg:height="0.8cm" svg:x="21.6cm" svg:y="9.2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0" draw:layer="layout" svg:width="0.992cm" svg:height="1.171cm" svg:x="19.608cm" svg:y="4.529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7.508cm" svg:y="5.629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08cm" svg:y="5.629cm">
          <draw:text-box>
            <text:p><text:span text:style-name="T100">0</text:span></text:p>
          </draw:text-box>
        </draw:frame>
        <draw:frame draw:style-name="gr42" draw:text-style-name="P63" draw:layer="layout" svg:width="0.992cm" svg:height="1.171cm" svg:x="17.508cm" svg:y="6.83cm">
          <draw:text-box>
            <text:p><text:span text:style-name="T101">1</text:span></text:p>
          </draw:text-box>
        </draw:frame>
        <draw:frame draw:style-name="gr42" draw:text-style-name="P63" draw:layer="layout" svg:width="0.992cm" svg:height="1.171cm" svg:x="19.608cm" svg:y="6.83cm">
          <draw:text-box>
            <text:p><text:span text:style-name="T101">1</text:span></text:p>
          </draw:text-box>
        </draw:frame>
        <draw:frame draw:style-name="gr42" draw:text-style-name="P60" draw:layer="layout" svg:width="0.992cm" svg:height="1.171cm" svg:x="17.5cm" svg:y="10.3cm">
          <draw:text-box>
            <text:p><text:span text:style-name="T100">0</text:span></text:p>
          </draw:text-box>
        </draw:frame>
        <draw:frame draw:style-name="gr42" draw:text-style-name="P60" draw:layer="layout" svg:width="0.992cm" svg:height="1.171cm" svg:x="19.6cm" svg:y="10.3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21.5cm" svg:y="10.301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7.5cm" svg:y="11.5cm">
          <draw:text-box>
            <text:p><text:span text:style-name="T100">1</text:span></text:p>
          </draw:text-box>
        </draw:frame>
        <draw:frame draw:style-name="gr42" draw:text-style-name="P60" draw:layer="layout" svg:width="0.992cm" svg:height="1.171cm" svg:x="19.6cm" svg:y="11.5cm">
          <draw:text-box>
            <text:p><text:span text:style-name="T100">0</text:span></text:p>
          </draw:text-box>
        </draw:frame>
        <draw:frame draw:style-name="gr42" draw:text-style-name="P60" draw:layer="layout" svg:width="0.992cm" svg:height="1.171cm" svg:x="21.5cm" svg:y="11.501cm">
          <draw:text-box>
            <text:p><text:span text:style-name="T100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Definition</text:span></text:p>
          </draw:text-box>
        </draw:frame>
        <draw:frame presentation:style-name="pr5" draw:text-style-name="P58" draw:layer="layout" svg:width="24.899cm" svg:height="10.234cm" svg:x="1.601cm" svg:y="4.72cm" presentation:class="outline" presentation:user-transformed="true">
          <draw:text-box>
            <text:list text:style-name="L3">
              <text:list-item>
                <text:p text:style-name="P55"><text:span text:style-name="T19">For</text:span><text:span text:style-name="T26"> χ</text:span><text:span text:style-name="T23">:V </text:span><text:span text:style-name="T26">→</text:span><text:span text:style-name="T23"> </text:span><text:span text:style-name="T26">𝒞, </text:span><text:span text:style-name="T23"><text:s/>f: </text:span><text:span text:style-name="T26">𝒞×𝒞→{0,1} </text:span><text:span text:style-name="T19">is a flip function</text:span></text:p>
                <text:list>
                  <text:list-item>
                    <text:p text:style-name="P56"><text:span text:style-name="T20">If <text:s/></text:span><text:span text:style-name="T30">f(c</text:span><text:span text:style-name="T36">1</text:span><text:span text:style-name="T30">, c</text:span><text:span text:style-name="T36">2</text:span><text:span text:style-name="T30">)= f(c</text:span><text:span text:style-name="T36">2</text:span><text:span text:style-name="T30">, c</text:span><text:span text:style-name="T36">1</text:span><text:span text:style-name="T30">) <text:s/></text:span><text:span text:style-name="T20">for all <text:s text:c="2"/></text:span><text:span text:style-name="T30">c</text:span><text:span text:style-name="T36">1</text:span><text:span text:style-name="T30">, c</text:span><text:span text:style-name="T38">2 </text:span><text:span text:style-name="T30">∈ 𝒞</text:span><text:span text:style-name="T39"> </text:span></text:p>
                  </text:list-item>
                </text:list>
              </text:list-item>
              <text:list-item>
                <text:p><text:span text:style-name="T23"/></text:p>
              </text:list-item>
              <text:list-item>
                <text:p><text:span text:style-name="T23">G</text:span><text:span text:style-name="T27">f</text:span><text:span text:style-name="T23">=(V,E</text:span><text:span text:style-name="T27">f</text:span><text:span text:style-name="T23">,</text:span><text:span text:style-name="T26">χ</text:span><text:span text:style-name="T23">)</text:span><text:span text:style-name="T19"> is a flipped graph of </text:span><text:span text:style-name="T23">G </text:span><text:span text:style-name="T19">where</text:span></text:p>
                <text:list>
                  <text:list-item>
                    <text:p><text:span text:style-name="T31">E</text:span><text:span text:style-name="T95">f</text:span><text:span text:style-name="T31">:= {vw | vw </text:span><text:span text:style-name="T30">∈ E(G) ∧ f(χ(v),χ(w))=0</text:span><text:span text:style-name="T31">} </text:span><text:span text:style-name="T30">∪</text:span></text:p>
                    <text:p><text:span text:style-name="T31"><text:s text:c="7"/></text:span><text:span text:style-name="T31">{vw | v </text:span><text:span text:style-name="T30">≠</text:span><text:span text:style-name="T31"> w </text:span><text:span text:style-name="T30">∧ vw ∉ E(G) ∧ f(χ(v),χ(w))=1</text:span><text:span text:style-name="T31">}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42" draw:id="id242" draw:layer="layout" svg:width="0.8cm" svg:height="0.8cm" svg:x="8.4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43" draw:id="id243" draw:layer="layout" svg:width="0.8cm" svg:height="0.8cm" svg:x="8.4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44" draw:id="id244" draw:layer="layout" svg:width="0.8cm" svg:height="0.8cm" svg:x="4.4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.517cm" svg:y1="8.283cm" svg:x2="5.083cm" svg:y2="9.717cm" draw:start-shape="id240" draw:start-glue-point="7" draw:end-shape="id241" draw:end-glue-point="11" svg:d="M6517 8283l-1434 1434" svg:viewBox="0 0 1435 1435">
          <text:p/>
        </draw:connector>
        <draw:connector draw:style-name="gr23" draw:text-style-name="P41" draw:layer="layout" draw:type="line" svg:x1="8.8cm" svg:y1="6.4cm" svg:x2="8.8cm" svg:y2="9.6cm" draw:start-shape="id242" draw:start-glue-point="8" draw:end-shape="id243" draw:end-glue-point="4" svg:d="M8800 6400v3200" svg:viewBox="0 0 1 3201">
          <text:p/>
        </draw:connector>
        <draw:custom-shape draw:style-name="gr34" draw:text-style-name="P47" xml:id="id241" draw:id="id241" draw:layer="layout" svg:width="0.8cm" svg:height="0.8cm" svg:x="4.4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083cm" svg:y1="8.283cm" svg:x2="8.517cm" svg:y2="9.717cm" draw:start-shape="id240" draw:start-glue-point="9" draw:end-shape="id243" draw:end-glue-point="5" svg:d="M7083 8283l1434 1434" svg:viewBox="0 0 1435 1435">
          <text:p/>
        </draw:connector>
        <draw:custom-shape draw:style-name="gr35" draw:text-style-name="P48" xml:id="id240" draw:id="id240" draw:layer="layout" svg:width="0.8cm" svg:height="0.8cm" svg:x="6.4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4.8cm" svg:y1="9.6cm" svg:x2="4.8cm" svg:y2="6.4cm" draw:start-shape="id241" draw:start-glue-point="4" draw:end-shape="id244" draw:end-glue-point="8" svg:d="M4800 9600v-3200" svg:viewBox="0 0 1 3201">
          <text:p/>
        </draw:connector>
        <draw:connector draw:style-name="gr23" draw:text-style-name="P41" draw:layer="layout" draw:type="line" svg:x1="6.517cm" svg:y1="7.717cm" svg:x2="5.083cm" svg:y2="6.283cm" draw:start-shape="id240" draw:start-glue-point="5" draw:end-shape="id244" draw:end-glue-point="9" svg:d="M6517 7717l-1434-1434" svg:viewBox="0 0 1435 1435">
          <text:p/>
        </draw:connector>
        <draw:frame draw:style-name="gr28" draw:text-style-name="P60" draw:layer="layout" svg:width="5.3cm" svg:height="1.2cm" svg:x="11.7cm" svg:y="5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4" draw:layer="layout" svg:width="0.8cm" svg:height="0.8cm" svg:x="14.1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6cm">
          <draw:text-box>
            <text:p><text:span text:style-name="T102">f( <text:s text:c="3"/>, <text:s text:c="3"/>)=1</text:span></text:p>
          </draw:text-box>
        </draw:frame>
        <draw:custom-shape draw:style-name="gr22" draw:text-style-name="P49" draw:layer="layout" svg:width="0.8cm" svg:height="0.8cm" svg:x="12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3cm" svg:height="1.2cm" svg:x="11.7cm" svg:y="7cm">
          <draw:text-box>
            <text:p><text:span text:style-name="T102">f( <text:s text:c="3"/>, <text:s text:c="3"/>)=0</text:span></text:p>
          </draw:text-box>
        </draw:frame>
        <draw:custom-shape draw:style-name="gr11" draw:text-style-name="P64" draw:layer="layout" svg:width="0.8cm" svg:height="0.8cm" svg:x="12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8cm">
          <draw:text-box>
            <text:p><text:span text:style-name="T102">f( <text:s text:c="3"/>, <text:s text:c="3"/>)=1</text:span></text:p>
          </draw:text-box>
        </draw:frame>
        <draw:custom-shape draw:style-name="gr6" draw:text-style-name="P44" draw:layer="layout" svg:width="0.8cm" svg:height="0.8cm" svg:x="12.6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9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10cm">
          <draw:text-box>
            <text:p><text:span text:style-name="T102">f( <text:s text:c="3"/>, <text:s text:c="3"/>)=1</text:span></text:p>
          </draw:text-box>
        </draw:frame>
        <draw:custom-shape draw:style-name="gr11" draw:text-style-name="P64" draw:layer="layout" svg:width="0.8cm" svg:height="0.8cm" svg:x="12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47" draw:id="id247" draw:layer="layout" svg:width="0.8cm" svg:height="0.8cm" svg:x="8.4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48" draw:id="id248" draw:layer="layout" svg:width="0.8cm" svg:height="0.8cm" svg:x="8.4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49" draw:id="id249" draw:layer="layout" svg:width="0.8cm" svg:height="0.8cm" svg:x="4.4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.517cm" svg:y1="8.283cm" svg:x2="5.083cm" svg:y2="9.717cm" draw:start-shape="id245" draw:start-glue-point="7" draw:end-shape="id246" draw:end-glue-point="11" svg:d="M6517 8283l-1434 1434" svg:viewBox="0 0 1435 1435">
          <text:p/>
        </draw:connector>
        <draw:connector draw:style-name="gr23" draw:text-style-name="P41" draw:layer="layout" draw:type="line" svg:x1="8.8cm" svg:y1="6.4cm" svg:x2="8.8cm" svg:y2="9.6cm" draw:start-shape="id247" draw:start-glue-point="8" draw:end-shape="id248" draw:end-glue-point="4" svg:d="M8800 6400v3200" svg:viewBox="0 0 1 3201">
          <text:p/>
        </draw:connector>
        <draw:custom-shape draw:style-name="gr34" draw:text-style-name="P47" xml:id="id246" draw:id="id246" draw:layer="layout" svg:width="0.8cm" svg:height="0.8cm" svg:x="4.4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083cm" svg:y1="8.283cm" svg:x2="8.517cm" svg:y2="9.717cm" draw:start-shape="id245" draw:start-glue-point="9" draw:end-shape="id248" draw:end-glue-point="5" svg:d="M7083 8283l1434 1434" svg:viewBox="0 0 1435 1435">
          <text:p/>
        </draw:connector>
        <draw:custom-shape draw:style-name="gr35" draw:text-style-name="P48" xml:id="id245" draw:id="id245" draw:layer="layout" svg:width="0.8cm" svg:height="0.8cm" svg:x="6.4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4.8cm" svg:y1="9.6cm" svg:x2="4.8cm" svg:y2="6.4cm" draw:start-shape="id246" draw:start-glue-point="4" draw:end-shape="id249" draw:end-glue-point="8" svg:d="M4800 9600v-3200" svg:viewBox="0 0 1 3201">
          <text:p/>
        </draw:connector>
        <draw:connector draw:style-name="gr23" draw:text-style-name="P41" draw:layer="layout" draw:type="line" svg:x1="6.517cm" svg:y1="7.717cm" svg:x2="5.083cm" svg:y2="6.283cm" draw:start-shape="id245" draw:start-glue-point="5" draw:end-shape="id249" draw:end-glue-point="9" svg:d="M6517 7717l-1434-1434" svg:viewBox="0 0 1435 1435">
          <text:p/>
        </draw:connector>
        <draw:frame draw:style-name="gr28" draw:text-style-name="P60" draw:layer="layout" svg:width="5.3cm" svg:height="1.2cm" svg:x="11.7cm" svg:y="5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4" draw:layer="layout" svg:width="0.8cm" svg:height="0.8cm" svg:x="14.1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6cm">
          <draw:text-box>
            <text:p><text:span text:style-name="T102">f( <text:s text:c="3"/>, <text:s text:c="3"/>)=1</text:span></text:p>
          </draw:text-box>
        </draw:frame>
        <draw:custom-shape draw:style-name="gr22" draw:text-style-name="P49" draw:layer="layout" svg:width="0.8cm" svg:height="0.8cm" svg:x="12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3cm" svg:height="1.2cm" svg:x="11.7cm" svg:y="7cm">
          <draw:text-box>
            <text:p><text:span text:style-name="T102">f( <text:s text:c="3"/>, <text:s text:c="3"/>)=0</text:span></text:p>
          </draw:text-box>
        </draw:frame>
        <draw:custom-shape draw:style-name="gr11" draw:text-style-name="P64" draw:layer="layout" svg:width="0.8cm" svg:height="0.8cm" svg:x="12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8cm">
          <draw:text-box>
            <text:p><text:span text:style-name="T102">f( <text:s text:c="3"/>, <text:s text:c="3"/>)=1</text:span></text:p>
          </draw:text-box>
        </draw:frame>
        <draw:custom-shape draw:style-name="gr6" draw:text-style-name="P44" draw:layer="layout" svg:width="0.8cm" svg:height="0.8cm" svg:x="12.6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9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10cm">
          <draw:text-box>
            <text:p><text:span text:style-name="T102">f( <text:s text:c="3"/>, <text:s text:c="3"/>)=1</text:span></text:p>
          </draw:text-box>
        </draw:frame>
        <draw:custom-shape draw:style-name="gr11" draw:text-style-name="P64" draw:layer="layout" svg:width="0.8cm" svg:height="0.8cm" svg:x="12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23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23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51" draw:id="id251" draw:layer="layout" svg:width="0.8cm" svg:height="0.8cm" svg:x="19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xml:id="id250" draw:id="id250" draw:layer="layout" svg:width="0.8cm" svg:height="0.8cm" svg:x="19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21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0cm" svg:y1="9.6cm" svg:x2="20cm" svg:y2="6.4cm" draw:start-shape="id250" draw:start-glue-point="4" draw:end-shape="id251" draw:end-glue-point="8" svg:d="M20000 9600v-3200" svg:viewBox="0 0 1 3201">
          <text:p/>
        </draw:connector>
        <draw:frame draw:style-name="gr44" draw:text-style-name="P54" draw:layer="layout" svg:width="21.101cm" svg:height="3.008cm" svg:x="3.899cm" svg:y="11.792cm">
          <draw:text-box>
            <text:p><text:span text:style-name="T31">{vw | vw </text:span><text:span text:style-name="T30">∈ E(G) ∧ f(χ(v),χ(w))=0</text:span><text:span text:style-name="T31">}</text:span></text:p>
            <text:p><text:span text:style-name="T31"/></text:p>
            <text:p><text:span text:style-name="T31">{vw | v </text:span><text:span text:style-name="T30">≠</text:span><text:span text:style-name="T31"> w </text:span><text:span text:style-name="T30">∧ vw ∉ E(G) ∧ f(χ(v),χ(w))=1</text:span><text:span text:style-name="T31">}</text:span></text:p>
          </draw:text-box>
        </draw:frame>
        <draw:custom-shape draw:style-name="gr31" draw:text-style-name="P43" xml:id="id254" draw:id="id254" draw:layer="layout" svg:width="0.8cm" svg:height="0.8cm" svg:x="8.4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55" draw:id="id255" draw:layer="layout" svg:width="0.8cm" svg:height="0.8cm" svg:x="8.4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56" draw:id="id256" draw:layer="layout" svg:width="0.8cm" svg:height="0.8cm" svg:x="4.4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.517cm" svg:y1="8.283cm" svg:x2="5.083cm" svg:y2="9.717cm" draw:start-shape="id252" draw:start-glue-point="7" draw:end-shape="id253" draw:end-glue-point="11" svg:d="M6517 8283l-1434 1434" svg:viewBox="0 0 1435 1435">
          <text:p/>
        </draw:connector>
        <draw:connector draw:style-name="gr23" draw:text-style-name="P41" draw:layer="layout" draw:type="line" svg:x1="8.8cm" svg:y1="6.4cm" svg:x2="8.8cm" svg:y2="9.6cm" draw:start-shape="id254" draw:start-glue-point="8" draw:end-shape="id255" draw:end-glue-point="4" svg:d="M8800 6400v3200" svg:viewBox="0 0 1 3201">
          <text:p/>
        </draw:connector>
        <draw:custom-shape draw:style-name="gr34" draw:text-style-name="P47" xml:id="id253" draw:id="id253" draw:layer="layout" svg:width="0.8cm" svg:height="0.8cm" svg:x="4.4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083cm" svg:y1="8.283cm" svg:x2="8.517cm" svg:y2="9.717cm" draw:start-shape="id252" draw:start-glue-point="9" draw:end-shape="id255" draw:end-glue-point="5" svg:d="M7083 8283l1434 1434" svg:viewBox="0 0 1435 1435">
          <text:p/>
        </draw:connector>
        <draw:custom-shape draw:style-name="gr35" draw:text-style-name="P48" xml:id="id252" draw:id="id252" draw:layer="layout" svg:width="0.8cm" svg:height="0.8cm" svg:x="6.4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4.8cm" svg:y1="9.6cm" svg:x2="4.8cm" svg:y2="6.4cm" draw:start-shape="id253" draw:start-glue-point="4" draw:end-shape="id256" draw:end-glue-point="8" svg:d="M4800 9600v-3200" svg:viewBox="0 0 1 3201">
          <text:p/>
        </draw:connector>
        <draw:connector draw:style-name="gr23" draw:text-style-name="P41" draw:layer="layout" draw:type="line" svg:x1="6.517cm" svg:y1="7.717cm" svg:x2="5.083cm" svg:y2="6.283cm" draw:start-shape="id252" draw:start-glue-point="5" draw:end-shape="id256" draw:end-glue-point="9" svg:d="M6517 7717l-1434-1434" svg:viewBox="0 0 1435 1435">
          <text:p/>
        </draw:connector>
        <draw:custom-shape draw:style-name="gr31" draw:text-style-name="P43" xml:id="id259" draw:id="id259" draw:layer="layout" svg:width="0.8cm" svg:height="0.8cm" svg:x="23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60" draw:id="id260" draw:layer="layout" svg:width="0.8cm" svg:height="0.8cm" svg:x="23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61" draw:id="id261" draw:layer="layout" svg:width="0.8cm" svg:height="0.8cm" svg:x="19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1.717cm" svg:y1="8.283cm" svg:x2="20.283cm" svg:y2="9.717cm" draw:start-shape="id257" draw:start-glue-point="7" draw:end-shape="id258" draw:end-glue-point="11" svg:d="M21717 8283l-1434 1434" svg:viewBox="0 0 1435 1435">
          <text:p/>
        </draw:connector>
        <draw:connector draw:style-name="gr23" draw:text-style-name="P41" draw:layer="layout" draw:type="line" svg:x1="24cm" svg:y1="6.4cm" svg:x2="24cm" svg:y2="9.6cm" draw:start-shape="id259" draw:start-glue-point="8" draw:end-shape="id260" draw:end-glue-point="4" svg:d="M24000 6400v3200" svg:viewBox="0 0 1 3201">
          <text:p/>
        </draw:connector>
        <draw:custom-shape draw:style-name="gr34" draw:text-style-name="P47" xml:id="id258" draw:id="id258" draw:layer="layout" svg:width="0.8cm" svg:height="0.8cm" svg:x="19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2.283cm" svg:y1="8.283cm" svg:x2="23.717cm" svg:y2="9.717cm" draw:start-shape="id257" draw:start-glue-point="9" draw:end-shape="id260" draw:end-glue-point="5" svg:d="M22283 8283l1434 1434" svg:viewBox="0 0 1435 1435">
          <text:p/>
        </draw:connector>
        <draw:custom-shape draw:style-name="gr35" draw:text-style-name="P48" xml:id="id257" draw:id="id257" draw:layer="layout" svg:width="0.8cm" svg:height="0.8cm" svg:x="21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0cm" svg:y1="9.6cm" svg:x2="20cm" svg:y2="6.4cm" draw:start-shape="id258" draw:start-glue-point="4" draw:end-shape="id261" draw:end-glue-point="8" svg:d="M20000 9600v-3200" svg:viewBox="0 0 1 3201">
          <text:p/>
        </draw:connector>
        <draw:connector draw:style-name="gr23" draw:text-style-name="P41" draw:layer="layout" draw:type="line" svg:x1="21.717cm" svg:y1="7.717cm" svg:x2="20.283cm" svg:y2="6.283cm" draw:start-shape="id257" draw:start-glue-point="5" draw:end-shape="id261" draw:end-glue-point="9" svg:d="M21717 7717l-1434-1434" svg:viewBox="0 0 1435 1435">
          <text:p/>
        </draw:connector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64" draw:id="id264" draw:layer="layout" svg:width="0.8cm" svg:height="0.8cm" svg:x="8.4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65" draw:id="id265" draw:layer="layout" svg:width="0.8cm" svg:height="0.8cm" svg:x="8.4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66" draw:id="id266" draw:layer="layout" svg:width="0.8cm" svg:height="0.8cm" svg:x="4.4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.517cm" svg:y1="8.283cm" svg:x2="5.083cm" svg:y2="9.717cm" draw:start-shape="id262" draw:start-glue-point="7" draw:end-shape="id263" draw:end-glue-point="11" svg:d="M6517 8283l-1434 1434" svg:viewBox="0 0 1435 1435">
          <text:p/>
        </draw:connector>
        <draw:connector draw:style-name="gr23" draw:text-style-name="P41" draw:layer="layout" draw:type="line" svg:x1="8.8cm" svg:y1="6.4cm" svg:x2="8.8cm" svg:y2="9.6cm" draw:start-shape="id264" draw:start-glue-point="8" draw:end-shape="id265" draw:end-glue-point="4" svg:d="M8800 6400v3200" svg:viewBox="0 0 1 3201">
          <text:p/>
        </draw:connector>
        <draw:custom-shape draw:style-name="gr34" draw:text-style-name="P47" xml:id="id263" draw:id="id263" draw:layer="layout" svg:width="0.8cm" svg:height="0.8cm" svg:x="4.4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083cm" svg:y1="8.283cm" svg:x2="8.517cm" svg:y2="9.717cm" draw:start-shape="id262" draw:start-glue-point="9" draw:end-shape="id265" draw:end-glue-point="5" svg:d="M7083 8283l1434 1434" svg:viewBox="0 0 1435 1435">
          <text:p/>
        </draw:connector>
        <draw:custom-shape draw:style-name="gr35" draw:text-style-name="P48" xml:id="id262" draw:id="id262" draw:layer="layout" svg:width="0.8cm" svg:height="0.8cm" svg:x="6.4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4.8cm" svg:y1="9.6cm" svg:x2="4.8cm" svg:y2="6.4cm" draw:start-shape="id263" draw:start-glue-point="4" draw:end-shape="id266" draw:end-glue-point="8" svg:d="M4800 9600v-3200" svg:viewBox="0 0 1 3201">
          <text:p/>
        </draw:connector>
        <draw:connector draw:style-name="gr23" draw:text-style-name="P41" draw:layer="layout" draw:type="line" svg:x1="6.517cm" svg:y1="7.717cm" svg:x2="5.083cm" svg:y2="6.283cm" draw:start-shape="id262" draw:start-glue-point="5" draw:end-shape="id266" draw:end-glue-point="9" svg:d="M6517 7717l-1434-1434" svg:viewBox="0 0 1435 1435">
          <text:p/>
        </draw:connector>
        <draw:frame draw:style-name="gr28" draw:text-style-name="P60" draw:layer="layout" svg:width="5.3cm" svg:height="1.2cm" svg:x="11.7cm" svg:y="5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4" draw:layer="layout" svg:width="0.8cm" svg:height="0.8cm" svg:x="14.1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6cm">
          <draw:text-box>
            <text:p><text:span text:style-name="T102">f( <text:s text:c="3"/>, <text:s text:c="3"/>)=1</text:span></text:p>
          </draw:text-box>
        </draw:frame>
        <draw:custom-shape draw:style-name="gr22" draw:text-style-name="P49" draw:layer="layout" svg:width="0.8cm" svg:height="0.8cm" svg:x="12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3cm" svg:height="1.2cm" svg:x="11.7cm" svg:y="7cm">
          <draw:text-box>
            <text:p><text:span text:style-name="T102">f( <text:s text:c="3"/>, <text:s text:c="3"/>)=0</text:span></text:p>
          </draw:text-box>
        </draw:frame>
        <draw:custom-shape draw:style-name="gr11" draw:text-style-name="P64" draw:layer="layout" svg:width="0.8cm" svg:height="0.8cm" svg:x="12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8cm">
          <draw:text-box>
            <text:p><text:span text:style-name="T102">f( <text:s text:c="3"/>, <text:s text:c="3"/>)=1</text:span></text:p>
          </draw:text-box>
        </draw:frame>
        <draw:custom-shape draw:style-name="gr6" draw:text-style-name="P44" draw:layer="layout" svg:width="0.8cm" svg:height="0.8cm" svg:x="12.6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9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10cm">
          <draw:text-box>
            <text:p><text:span text:style-name="T102">f( <text:s text:c="3"/>, <text:s text:c="3"/>)=1</text:span></text:p>
          </draw:text-box>
        </draw:frame>
        <draw:custom-shape draw:style-name="gr11" draw:text-style-name="P64" draw:layer="layout" svg:width="0.8cm" svg:height="0.8cm" svg:x="12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draw:layer="layout" svg:width="0.8cm" svg:height="0.8cm" svg:x="23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23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68" draw:id="id268" draw:layer="layout" svg:width="0.8cm" svg:height="0.8cm" svg:x="19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xml:id="id267" draw:id="id267" draw:layer="layout" svg:width="0.8cm" svg:height="0.8cm" svg:x="19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draw:layer="layout" svg:width="0.8cm" svg:height="0.8cm" svg:x="21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0cm" svg:y1="9.6cm" svg:x2="20cm" svg:y2="6.4cm" draw:start-shape="id267" draw:start-glue-point="4" draw:end-shape="id268" draw:end-glue-point="8" svg:d="M20000 9600v-3200" svg:viewBox="0 0 1 3201">
          <text:p/>
        </draw:connector>
        <draw:frame draw:style-name="gr44" draw:text-style-name="P54" draw:layer="layout" svg:width="21.101cm" svg:height="3.008cm" svg:x="3.899cm" svg:y="11.792cm">
          <draw:text-box>
            <text:p><text:span text:style-name="T31">{vw | vw </text:span><text:span text:style-name="T30">∈ E(G) ∧ f(χ(v),χ(w))=0</text:span><text:span text:style-name="T31">}</text:span></text:p>
            <text:p><text:span text:style-name="T31"/></text:p>
            <text:p><text:span text:style-name="T31">{vw | v </text:span><text:span text:style-name="T30">≠</text:span><text:span text:style-name="T31"> w </text:span><text:span text:style-name="T30">∧ vw ∉ E(G) ∧ f(χ(v),χ(w))=1</text:span><text:span text:style-name="T3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1" draw:text-style-name="P43" xml:id="id271" draw:id="id271" draw:layer="layout" svg:width="0.8cm" svg:height="0.8cm" svg:x="8.4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72" draw:id="id272" draw:layer="layout" svg:width="0.8cm" svg:height="0.8cm" svg:x="8.4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73" draw:id="id273" draw:layer="layout" svg:width="0.8cm" svg:height="0.8cm" svg:x="4.4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.517cm" svg:y1="8.283cm" svg:x2="5.083cm" svg:y2="9.717cm" draw:start-shape="id269" draw:start-glue-point="7" draw:end-shape="id270" draw:end-glue-point="11" svg:d="M6517 8283l-1434 1434" svg:viewBox="0 0 1435 1435">
          <text:p/>
        </draw:connector>
        <draw:connector draw:style-name="gr23" draw:text-style-name="P41" draw:layer="layout" draw:type="line" svg:x1="8.8cm" svg:y1="6.4cm" svg:x2="8.8cm" svg:y2="9.6cm" draw:start-shape="id271" draw:start-glue-point="8" draw:end-shape="id272" draw:end-glue-point="4" svg:d="M8800 6400v3200" svg:viewBox="0 0 1 3201">
          <text:p/>
        </draw:connector>
        <draw:custom-shape draw:style-name="gr34" draw:text-style-name="P47" xml:id="id270" draw:id="id270" draw:layer="layout" svg:width="0.8cm" svg:height="0.8cm" svg:x="4.4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083cm" svg:y1="8.283cm" svg:x2="8.517cm" svg:y2="9.717cm" draw:start-shape="id269" draw:start-glue-point="9" draw:end-shape="id272" draw:end-glue-point="5" svg:d="M7083 8283l1434 1434" svg:viewBox="0 0 1435 1435">
          <text:p/>
        </draw:connector>
        <draw:custom-shape draw:style-name="gr35" draw:text-style-name="P48" xml:id="id269" draw:id="id269" draw:layer="layout" svg:width="0.8cm" svg:height="0.8cm" svg:x="6.4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4.8cm" svg:y1="9.6cm" svg:x2="4.8cm" svg:y2="6.4cm" draw:start-shape="id270" draw:start-glue-point="4" draw:end-shape="id273" draw:end-glue-point="8" svg:d="M4800 9600v-3200" svg:viewBox="0 0 1 3201">
          <text:p/>
        </draw:connector>
        <draw:connector draw:style-name="gr23" draw:text-style-name="P41" draw:layer="layout" draw:type="line" svg:x1="6.517cm" svg:y1="7.717cm" svg:x2="5.083cm" svg:y2="6.283cm" draw:start-shape="id269" draw:start-glue-point="5" draw:end-shape="id273" draw:end-glue-point="9" svg:d="M6517 7717l-1434-1434" svg:viewBox="0 0 1435 1435">
          <text:p/>
        </draw:connector>
        <draw:frame draw:style-name="gr28" draw:text-style-name="P60" draw:layer="layout" svg:width="5.3cm" svg:height="1.2cm" svg:x="11.7cm" svg:y="5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4" draw:layer="layout" svg:width="0.8cm" svg:height="0.8cm" svg:x="14.1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6cm">
          <draw:text-box>
            <text:p><text:span text:style-name="T102">f( <text:s text:c="3"/>, <text:s text:c="3"/>)=1</text:span></text:p>
          </draw:text-box>
        </draw:frame>
        <draw:custom-shape draw:style-name="gr22" draw:text-style-name="P49" draw:layer="layout" svg:width="0.8cm" svg:height="0.8cm" svg:x="12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3cm" svg:height="1.2cm" svg:x="11.7cm" svg:y="7cm">
          <draw:text-box>
            <text:p><text:span text:style-name="T102">f( <text:s text:c="3"/>, <text:s text:c="3"/>)=0</text:span></text:p>
          </draw:text-box>
        </draw:frame>
        <draw:custom-shape draw:style-name="gr11" draw:text-style-name="P64" draw:layer="layout" svg:width="0.8cm" svg:height="0.8cm" svg:x="12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8cm">
          <draw:text-box>
            <text:p><text:span text:style-name="T102">f( <text:s text:c="3"/>, <text:s text:c="3"/>)=1</text:span></text:p>
          </draw:text-box>
        </draw:frame>
        <draw:custom-shape draw:style-name="gr6" draw:text-style-name="P44" draw:layer="layout" svg:width="0.8cm" svg:height="0.8cm" svg:x="12.6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9cm">
          <draw:text-box>
            <text:p><text:span text:style-name="T102">f( <text:s text:c="3"/>, <text:s text:c="3"/>)=0</text:span></text:p>
          </draw:text-box>
        </draw:frame>
        <draw:custom-shape draw:style-name="gr6" draw:text-style-name="P44" draw:layer="layout" svg:width="0.8cm" svg:height="0.8cm" svg:x="12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4" draw:layer="layout" svg:width="0.8cm" svg:height="0.8cm" svg:x="14.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0" draw:layer="layout" svg:width="5.1cm" svg:height="1.2cm" svg:x="11.7cm" svg:y="10cm">
          <draw:text-box>
            <text:p><text:span text:style-name="T102">f( <text:s text:c="3"/>, <text:s text:c="3"/>)=1</text:span></text:p>
          </draw:text-box>
        </draw:frame>
        <draw:custom-shape draw:style-name="gr11" draw:text-style-name="P64" draw:layer="layout" svg:width="0.8cm" svg:height="0.8cm" svg:x="12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9" draw:layer="layout" svg:width="0.8cm" svg:height="0.8cm" svg:x="14.1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3" xml:id="id277" draw:id="id277" draw:layer="layout" svg:width="0.8cm" svg:height="0.8cm" svg:x="23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76" draw:id="id276" draw:layer="layout" svg:width="0.8cm" svg:height="0.8cm" svg:x="23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4" xml:id="id275" draw:id="id275" draw:layer="layout" svg:width="0.8cm" svg:height="0.8cm" svg:x="19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xml:id="id274" draw:id="id274" draw:layer="layout" svg:width="0.8cm" svg:height="0.8cm" svg:x="19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8" xml:id="id278" draw:id="id278" draw:layer="layout" svg:width="0.8cm" svg:height="0.8cm" svg:x="21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0cm" svg:y1="9.6cm" svg:x2="20cm" svg:y2="6.4cm" draw:start-shape="id274" draw:start-glue-point="4" draw:end-shape="id275" draw:end-glue-point="8" svg:d="M20000 9600v-3200" svg:viewBox="0 0 1 3201">
          <text:p/>
        </draw:connector>
        <draw:frame draw:style-name="gr44" draw:text-style-name="P54" draw:layer="layout" svg:width="21.101cm" svg:height="3.008cm" svg:x="3.899cm" svg:y="11.792cm">
          <draw:text-box>
            <text:p><text:span text:style-name="T31">{vw | vw </text:span><text:span text:style-name="T30">∈ E(G) ∧ f(χ(v),χ(w))=0</text:span><text:span text:style-name="T31">}</text:span></text:p>
            <text:p><text:span text:style-name="T31"/></text:p>
            <text:p><text:span text:style-name="T31">{vw | v </text:span><text:span text:style-name="T30">≠</text:span><text:span text:style-name="T31"> w </text:span><text:span text:style-name="T30">∧ vw ∉ E(G) ∧ f(χ(v),χ(w))=1</text:span><text:span text:style-name="T31">}</text:span></text:p>
          </draw:text-box>
        </draw:frame>
        <draw:connector draw:style-name="gr23" draw:text-style-name="P41" draw:layer="layout" draw:type="line" svg:x1="20.4cm" svg:y1="10cm" svg:x2="23.6cm" svg:y2="10cm" draw:start-shape="id274" draw:start-glue-point="10" draw:end-shape="id276" draw:end-glue-point="6" svg:d="M20400 10000h3200" svg:viewBox="0 0 3201 1">
          <text:p/>
        </draw:connector>
        <draw:connector draw:style-name="gr23" draw:text-style-name="P41" draw:layer="layout" draw:type="line" svg:x1="23.717cm" svg:y1="6.283cm" svg:x2="22.283cm" svg:y2="7.717cm" draw:start-shape="id277" draw:start-glue-point="7" draw:end-shape="id278" draw:end-glue-point="11" svg:d="M23717 6283l-1434 1434" svg:viewBox="0 0 1435 1435">
          <text:p/>
        </draw:connector>
        <draw:connector draw:style-name="gr23" draw:text-style-name="P41" draw:layer="layout" draw:type="line" svg:x1="20.4cm" svg:y1="10cm" svg:x2="23.6cm" svg:y2="10cm" svg:d="M20400 10000h3200" svg:viewBox="0 0 3201 1">
          <text:p/>
        </draw:connecto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Theorem</text:span></text:p>
          </draw:text-box>
        </draw:frame>
        <draw:frame presentation:style-name="pr5" draw:text-style-name="P58" draw:layer="layout" svg:width="24.899cm" svg:height="10.234cm" svg:x="1.601cm" svg:y="4.72cm" presentation:class="outline" presentation:user-transformed="true">
          <draw:text-box>
            <text:list text:style-name="L3">
              <text:list-item>
                <text:p text:style-name="P55"><text:span text:style-name="T19">There exists a flip function </text:span><text:span text:style-name="T26">f </text:span><text:span text:style-name="T19">for </text:span><text:span text:style-name="T26">G':=(G, χ</text:span><text:span text:style-name="T74">∞</text:span><text:span text:style-name="T103">(</text:span><text:span text:style-name="T104">a</text:span><text:span text:style-name="T103">,</text:span><text:span text:style-name="T104">b</text:span><text:span text:style-name="T103">)</text:span><text:span text:style-name="T26">)</text:span></text:p>
                <text:list>
                  <text:list-item>
                    <text:p text:style-name="P56"><text:span text:style-name="T30">C ∈ Comp(G</text:span><text:span text:style-name="T26">'</text:span><text:span text:style-name="T30">,f) s.t. C ⊆ X or C ⊆ </text:span><text:span text:style-name="T105">X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29" draw:text-style-name="P39" xml:id="id281" draw:id="id281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xml:id="id282" draw:id="id282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0" xml:id="id283" draw:id="id283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717cm" svg:y1="8.283cm" svg:x2="6.283cm" svg:y2="9.717cm" draw:start-shape="id279" draw:start-glue-point="7" draw:end-shape="id280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81" draw:start-glue-point="8" draw:end-shape="id282" draw:end-glue-point="4" svg:d="M10000 6400v3200" svg:viewBox="0 0 1 3201">
          <text:p/>
        </draw:connector>
        <draw:custom-shape draw:style-name="gr29" draw:text-style-name="P39" xml:id="id280" draw:id="id280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8.283cm" svg:y1="8.283cm" svg:x2="9.717cm" svg:y2="9.717cm" draw:start-shape="id279" draw:start-glue-point="9" draw:end-shape="id282" draw:end-glue-point="5" svg:d="M8283 8283l1434 1434" svg:viewBox="0 0 1435 1435">
          <text:p/>
        </draw:connector>
        <draw:custom-shape draw:style-name="gr29" draw:text-style-name="P39" xml:id="id279" draw:id="id279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80" draw:start-glue-point="4" draw:end-shape="id283" draw:end-glue-point="8" svg:d="M6000 9600v-3200" svg:viewBox="0 0 1 3201">
          <text:p/>
        </draw:connector>
        <draw:connector draw:style-name="gr23" draw:text-style-name="P41" draw:layer="layout" draw:type="line" svg:x1="7.717cm" svg:y1="7.717cm" svg:x2="6.283cm" svg:y2="6.283cm" draw:start-shape="id279" draw:start-glue-point="5" draw:end-shape="id283" draw:end-glue-point="9" svg:d="M7717 7717l-1434-1434" svg:viewBox="0 0 1435 1435">
          <text:p/>
        </draw:connector>
        <draw:custom-shape draw:style-name="gr45" draw:text-style-name="P65" draw:layer="layout" svg:width="6cm" svg:height="3.6cm" draw:transform="skewX (-0.0132645023151569) rotate (-0.0134390352403557) translate (5cm 5.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4" draw:layer="layout" svg:width="12.12cm" svg:height="3.182cm" svg:x="12.28cm" svg:y="4.16cm">
          <draw:text-box>
            <text:p><text:span text:style-name="T26">Χ</text:span><text:span text:style-name="T103">((1,2),(3,4) )</text:span><text:span text:style-name="T26"> ⇒ <text:s text:c="2"/>Χ</text:span><text:span text:style-name="T74">∞</text:span><text:span text:style-name="T103">((1,2),(3,4) )</text:span></text:p>
          </draw:text-box>
        </draw:frame>
        <draw:custom-shape draw:style-name="gr47" draw:text-style-name="P66" draw:layer="layout" svg:width="5.201cm" svg:height="1.625cm" draw:transform="skewX (-0.0136135681655558) rotate (-0.0134390352403557) translate (5.4cm 5.3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7" draw:layer="layout" svg:width="5.201cm" svg:height="1.625cm" draw:transform="skewX (-0.0136135681655558) rotate (-0.0134390352403557) translate (5.4cm 9.1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4" draw:text-style-name="P47" xml:id="id286" draw:id="id286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8" xml:id="id287" draw:id="id287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9" xml:id="id288" draw:id="id288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717cm" svg:y1="8.283cm" svg:x2="6.283cm" svg:y2="9.717cm" draw:start-shape="id284" draw:start-glue-point="7" draw:end-shape="id285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86" draw:start-glue-point="8" draw:end-shape="id287" draw:end-glue-point="4" svg:d="M10000 6400v3200" svg:viewBox="0 0 1 3201">
          <text:p/>
        </draw:connector>
        <draw:custom-shape draw:style-name="gr51" draw:text-style-name="P70" xml:id="id285" draw:id="id285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8.283cm" svg:y1="8.283cm" svg:x2="9.717cm" svg:y2="9.717cm" draw:start-shape="id284" draw:start-glue-point="9" draw:end-shape="id287" draw:end-glue-point="5" svg:d="M8283 8283l1434 1434" svg:viewBox="0 0 1435 1435">
          <text:p/>
        </draw:connector>
        <draw:custom-shape draw:style-name="gr52" draw:text-style-name="P71" xml:id="id284" draw:id="id284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85" draw:start-glue-point="4" draw:end-shape="id288" draw:end-glue-point="8" svg:d="M6000 9600v-3200" svg:viewBox="0 0 1 3201">
          <text:p/>
        </draw:connector>
        <draw:connector draw:style-name="gr23" draw:text-style-name="P41" draw:layer="layout" draw:type="line" svg:x1="7.717cm" svg:y1="7.717cm" svg:x2="6.283cm" svg:y2="6.283cm" draw:start-shape="id284" draw:start-glue-point="5" draw:end-shape="id288" draw:end-glue-point="9" svg:d="M7717 7717l-1434-1434" svg:viewBox="0 0 1435 1435">
          <text:p/>
        </draw:connector>
        <draw:frame draw:style-name="gr53" draw:text-style-name="P72" draw:layer="layout" svg:width="4.2cm" svg:height="1.392cm" svg:x="12cm" svg:y="6.6cm">
          <draw:text-box>
            <text:p><text:span text:style-name="T106">else </text:span><text:span text:style-name="T107">↦</text:span><text:span text:style-name="T106"> 1 </text:span></text:p>
          </draw:text-box>
        </draw:frame>
        <draw:custom-shape draw:style-name="gr34" draw:text-style-name="P47" xml:id="id291" draw:id="id291" draw:layer="layout" svg:width="0.8cm" svg:height="0.8cm" svg:x="21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8" xml:id="id289" draw:id="id289" draw:layer="layout" svg:width="0.8cm" svg:height="0.8cm" svg:x="21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9" xml:id="id293" draw:id="id293" draw:layer="layout" svg:width="0.8cm" svg:height="0.8cm" svg:x="17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1.6cm" svg:y1="10cm" svg:x2="18.4cm" svg:y2="10cm" draw:start-shape="id289" draw:start-glue-point="6" draw:end-shape="id290" draw:end-glue-point="10" svg:d="M21600 10000h-3200" svg:viewBox="0 0 3201 1">
          <text:p/>
        </draw:connector>
        <draw:connector draw:style-name="gr23" draw:text-style-name="P41" draw:layer="layout" draw:type="line" svg:x1="21.717cm" svg:y1="6.283cm" svg:x2="20.283cm" svg:y2="7.717cm" draw:start-shape="id291" draw:start-glue-point="7" draw:end-shape="id292" draw:end-glue-point="11" svg:d="M21717 6283l-1434 1434" svg:viewBox="0 0 1435 1435">
          <text:p/>
        </draw:connector>
        <draw:custom-shape draw:style-name="gr51" draw:text-style-name="P70" xml:id="id290" draw:id="id290" draw:layer="layout" svg:width="0.8cm" svg:height="0.8cm" svg:x="17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1" xml:id="id292" draw:id="id292" draw:layer="layout" svg:width="0.8cm" svg:height="0.8cm" svg:x="19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1.6cm" svg:y1="6cm" svg:x2="18.4cm" svg:y2="6cm" draw:start-shape="id291" draw:start-glue-point="6" draw:end-shape="id293" draw:end-glue-point="10" svg:d="M21600 6000h-3200" svg:viewBox="0 0 3201 1">
          <text:p/>
        </draw:connector>
        <draw:frame draw:style-name="gr54" draw:text-style-name="P54" draw:layer="layout" svg:width="4.151cm" svg:height="1.239cm" svg:x="12.049cm" svg:y="3.561cm">
          <draw:text-box>
            <text:p><text:span text:style-name="T106">f(x,y):=</text:span></text:p>
          </draw:text-box>
        </draw:frame>
        <draw:frame draw:style-name="gr53" draw:text-style-name="P72" draw:layer="layout" svg:width="5.36cm" svg:height="1.392cm" svg:x="12cm" svg:y="5.008cm">
          <draw:text-box>
            <text:p><text:span text:style-name="T106"><text:s text:c="6"/></text:span><text:span text:style-name="T107">↦</text:span><text:span text:style-name="T106"> </text:span><text:span text:style-name="T106">0 </text:span></text:p>
          </draw:text-box>
        </draw:frame>
        <draw:custom-shape draw:style-name="gr34" draw:text-style-name="P47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7" draw:layer="layout" svg:width="0.8cm" svg:height="0.8cm" svg:x="13.2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0" draw:layer="layout" svg:width="0.8cm" svg:height="0.8cm" svg:x="12.2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Example</text:span></text:p>
          </draw:text-box>
        </draw:frame>
        <draw:custom-shape draw:style-name="gr34" draw:text-style-name="P47" xml:id="id296" draw:id="id296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8" xml:id="id297" draw:id="id297" draw:layer="layout" svg:width="0.8cm" svg:height="0.8cm" svg:x="9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9" xml:id="id298" draw:id="id298" draw:layer="layout" svg:width="0.8cm" svg:height="0.8cm" svg:x="5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7.717cm" svg:y1="8.283cm" svg:x2="6.283cm" svg:y2="9.717cm" draw:start-shape="id294" draw:start-glue-point="7" draw:end-shape="id295" draw:end-glue-point="11" svg:d="M7717 8283l-1434 1434" svg:viewBox="0 0 1435 1435">
          <text:p/>
        </draw:connector>
        <draw:connector draw:style-name="gr23" draw:text-style-name="P41" draw:layer="layout" draw:type="line" svg:x1="10cm" svg:y1="6.4cm" svg:x2="10cm" svg:y2="9.6cm" draw:start-shape="id296" draw:start-glue-point="8" draw:end-shape="id297" draw:end-glue-point="4" svg:d="M10000 6400v3200" svg:viewBox="0 0 1 3201">
          <text:p/>
        </draw:connector>
        <draw:custom-shape draw:style-name="gr51" draw:text-style-name="P70" xml:id="id295" draw:id="id295" draw:layer="layout" svg:width="0.8cm" svg:height="0.8cm" svg:x="5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8.283cm" svg:y1="8.283cm" svg:x2="9.717cm" svg:y2="9.717cm" draw:start-shape="id294" draw:start-glue-point="9" draw:end-shape="id297" draw:end-glue-point="5" svg:d="M8283 8283l1434 1434" svg:viewBox="0 0 1435 1435">
          <text:p/>
        </draw:connector>
        <draw:custom-shape draw:style-name="gr52" draw:text-style-name="P71" xml:id="id294" draw:id="id294" draw:layer="layout" svg:width="0.8cm" svg:height="0.8cm" svg:x="7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6cm" svg:y1="9.6cm" svg:x2="6cm" svg:y2="6.4cm" draw:start-shape="id295" draw:start-glue-point="4" draw:end-shape="id298" draw:end-glue-point="8" svg:d="M6000 9600v-3200" svg:viewBox="0 0 1 3201">
          <text:p/>
        </draw:connector>
        <draw:connector draw:style-name="gr23" draw:text-style-name="P41" draw:layer="layout" draw:type="line" svg:x1="7.717cm" svg:y1="7.717cm" svg:x2="6.283cm" svg:y2="6.283cm" draw:start-shape="id294" draw:start-glue-point="5" draw:end-shape="id298" draw:end-glue-point="9" svg:d="M7717 7717l-1434-1434" svg:viewBox="0 0 1435 1435">
          <text:p/>
        </draw:connector>
        <draw:frame draw:style-name="gr53" draw:text-style-name="P72" draw:layer="layout" svg:width="4.2cm" svg:height="1.392cm" svg:x="12cm" svg:y="6.6cm">
          <draw:text-box>
            <text:p><text:span text:style-name="T106">else </text:span><text:span text:style-name="T107">↦</text:span><text:span text:style-name="T106"> 1 </text:span></text:p>
          </draw:text-box>
        </draw:frame>
        <draw:custom-shape draw:style-name="gr34" draw:text-style-name="P47" xml:id="id301" draw:id="id301" draw:layer="layout" svg:width="0.8cm" svg:height="0.8cm" svg:x="21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8" xml:id="id299" draw:id="id299" draw:layer="layout" svg:width="0.8cm" svg:height="0.8cm" svg:x="21.6cm" svg:y="9.6cm">
          <text:p text:style-name="P23"><text:span text:style-name="T7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9" xml:id="id303" draw:id="id303" draw:layer="layout" svg:width="0.8cm" svg:height="0.8cm" svg:x="17.6cm" svg:y="5.6cm">
          <text:p text:style-name="P23"><text:span text:style-name="T8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1.6cm" svg:y1="10cm" svg:x2="18.4cm" svg:y2="10cm" draw:start-shape="id299" draw:start-glue-point="6" draw:end-shape="id300" draw:end-glue-point="10" svg:d="M21600 10000h-3200" svg:viewBox="0 0 3201 1">
          <text:p/>
        </draw:connector>
        <draw:connector draw:style-name="gr23" draw:text-style-name="P41" draw:layer="layout" draw:type="line" svg:x1="21.717cm" svg:y1="6.283cm" svg:x2="20.283cm" svg:y2="7.717cm" draw:start-shape="id301" draw:start-glue-point="7" draw:end-shape="id302" draw:end-glue-point="11" svg:d="M21717 6283l-1434 1434" svg:viewBox="0 0 1435 1435">
          <text:p/>
        </draw:connector>
        <draw:custom-shape draw:style-name="gr51" draw:text-style-name="P70" xml:id="id300" draw:id="id300" draw:layer="layout" svg:width="0.8cm" svg:height="0.8cm" svg:x="17.6cm" svg:y="9.6cm">
          <text:p text:style-name="P23"><text:span text:style-name="T7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1" xml:id="id302" draw:id="id302" draw:layer="layout" svg:width="0.8cm" svg:height="0.8cm" svg:x="19.6cm" svg:y="7.6cm">
          <text:p text:style-name="P23"><text:span text:style-name="T7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1" draw:layer="layout" draw:type="line" svg:x1="21.6cm" svg:y1="6cm" svg:x2="18.4cm" svg:y2="6cm" draw:start-shape="id301" draw:start-glue-point="6" draw:end-shape="id303" draw:end-glue-point="10" svg:d="M21600 6000h-3200" svg:viewBox="0 0 3201 1">
          <text:p/>
        </draw:connector>
        <draw:frame draw:style-name="gr54" draw:text-style-name="P54" draw:layer="layout" svg:width="4.151cm" svg:height="1.239cm" svg:x="12.049cm" svg:y="3.561cm">
          <draw:text-box>
            <text:p><text:span text:style-name="T106">f(x,y):=</text:span></text:p>
          </draw:text-box>
        </draw:frame>
        <draw:frame draw:style-name="gr53" draw:text-style-name="P72" draw:layer="layout" svg:width="5.36cm" svg:height="1.392cm" svg:x="12cm" svg:y="5.008cm">
          <draw:text-box>
            <text:p><text:span text:style-name="T106"><text:s text:c="6"/></text:span><text:span text:style-name="T107">↦</text:span><text:span text:style-name="T106"> </text:span><text:span text:style-name="T106">0 </text:span></text:p>
          </draw:text-box>
        </draw:frame>
        <draw:custom-shape draw:style-name="gr34" draw:text-style-name="P47" draw:layer="layout" svg:width="0.8cm" svg:height="0.8cm" svg:x="9.6cm" svg:y="5.6cm">
          <text:p text:style-name="P23"><text:span text:style-name="T7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7" draw:layer="layout" svg:width="0.8cm" svg:height="0.8cm" svg:x="13.2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0" draw:layer="layout" svg:width="0.8cm" svg:height="0.8cm" svg:x="12.2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5" draw:layer="layout" svg:width="6cm" svg:height="3.6cm" draw:transform="skewX (-0.0132645023151569) rotate (-0.0134390352403557) translate (17cm 5.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Flip Function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Theorem</text:span></text:p>
          </draw:text-box>
        </draw:frame>
        <draw:frame presentation:style-name="pr5" draw:text-style-name="P58" draw:layer="layout" svg:width="24.899cm" svg:height="10.234cm" svg:x="1.601cm" svg:y="4.72cm" presentation:class="outline" presentation:user-transformed="true">
          <draw:text-box>
            <text:list text:style-name="L3">
              <text:list-item>
                <text:p text:style-name="P55"><text:span text:style-name="T26">φ: V(G) ↦ V(H), </text:span><text:span text:style-name="T19">bijection</text:span></text:p>
                <text:list>
                  <text:list-item>
                    <text:p text:style-name="P56"><text:span text:style-name="T30">φ: G ≅ H ⇔ G</text:span><text:span text:style-name="T108">f</text:span><text:span text:style-name="T30"> ≅ H</text:span><text:span text:style-name="T108">f</text:span></text:p>
                  </text:list-item>
                </text:list>
              </text:list-item>
              <text:list-item>
                <text:p text:style-name="P56"><text:span text:style-name="T19">Similarly,</text:span></text:p>
                <text:list>
                  <text:list-item>
                    <text:p text:style-name="P56"><text:span text:style-name="T20">Stable colouring</text:span></text:p>
                  </text:list-item>
                  <text:list-item>
                    <text:p text:style-name="P56"><text:span text:style-name="T20">Game </text:span></text:p>
                    <text:list>
                      <text:list-item>
                        <text:p text:style-name="P56"><text:span text:style-name="T20">Wins from the same posi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leSlide" presentation:presentation-page-layout-name="AL1T1">
        <office:forms form:automatic-focus="false" form:apply-design-mode="false"/>
        <draw:frame presentation:style-name="pr1" draw:text-style-name="P22" draw:layer="layout" svg:width="29cm" svg:height="4.547cm" svg:x="2.4cm" svg:y="5.1cm" presentation:class="title" presentation:user-transformed="true">
          <draw:text-box>
            <text:p text:style-name="P4"><text:span text:style-name="T59">Proof (Ide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Idea</text:span></text:p>
          </draw:text-box>
        </draw:frame>
        <draw:custom-shape draw:style-name="gr57" draw:text-style-name="P40" xml:id="id304" draw:id="id304" draw:layer="layout" svg:width="1.2cm" svg:height="1.2cm" svg:x="20.3cm" svg:y="3.143cm">
          <text:p text:style-name="P23"><text:span text:style-name="T80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3" xml:id="id305" draw:id="id305" draw:layer="layout" svg:width="1.2cm" svg:height="1.2cm" svg:x="17.3cm" svg:y="7.343cm">
          <text:p text:style-name="P23"><text:span text:style-name="T109">t</text:span><text:span text:style-name="T1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3" xml:id="id306" draw:id="id306" draw:layer="layout" svg:width="1.2cm" svg:height="1.2cm" svg:x="23.4cm" svg:y="7.343cm">
          <text:p text:style-name="P23"><text:span text:style-name="T109">t</text:span><text:span text:style-name="T1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74" draw:layer="layout" svg:width="5cm" svg:height="1.743cm" svg:x="15.4cm" svg:y="9cm">
          <draw:text-box>
            <text:p text:style-name="P23"><text:span text:style-name="T30">X</text:span><text:span text:style-name="T36">1</text:span><text:span text:style-name="T30">:= γ(t</text:span><text:span text:style-name="T36">1</text:span><text:span text:style-name="T30">)</text:span></text:p>
          </draw:text-box>
        </draw:frame>
        <draw:frame draw:style-name="gr58" draw:text-style-name="P74" draw:layer="layout" svg:width="5cm" svg:height="1.743cm" svg:x="21.4cm" svg:y="9cm">
          <draw:text-box>
            <text:p text:style-name="P23"><text:span text:style-name="T30">X</text:span><text:span text:style-name="T36">2</text:span><text:span text:style-name="T30">:= γ(t</text:span><text:span text:style-name="T36">2</text:span><text:span text:style-name="T30">)</text:span></text:p>
          </draw:text-box>
        </draw:frame>
        <draw:frame draw:style-name="gr59" draw:text-style-name="P74" draw:layer="layout" svg:width="7.8cm" svg:height="1.397cm" svg:x="16.9cm" svg:y="1.2cm">
          <draw:text-box>
            <text:p text:style-name="P23"><text:span text:style-name="T30">X= X</text:span><text:span text:style-name="T36">1</text:span><text:span text:style-name="T30"> ⊎X</text:span><text:span text:style-name="T36">2</text:span></text:p>
          </draw:text-box>
        </draw:frame>
        <draw:connector draw:style-name="gr30" draw:text-style-name="P51" draw:layer="layout" draw:type="line" svg:x1="20.475cm" svg:y1="4.168cm" svg:x2="17.9cm" svg:y2="7.343cm" draw:start-shape="id304" draw:start-glue-point="7" draw:end-shape="id305" draw:end-glue-point="4" svg:d="M20475 4168l-2575 3175" svg:viewBox="0 0 2576 3176">
          <text:p/>
        </draw:connector>
        <draw:connector draw:style-name="gr30" draw:text-style-name="P51" draw:layer="layout" draw:type="line" svg:x1="21.325cm" svg:y1="4.168cm" svg:x2="24cm" svg:y2="7.343cm" draw:start-shape="id304" draw:start-glue-point="9" draw:end-shape="id306" draw:end-glue-point="4" svg:d="M21325 4168l2675 3175" svg:viewBox="0 0 2676 3176">
          <text:p/>
        </draw:connector>
        <draw:frame presentation:style-name="pr5" draw:text-style-name="P58" draw:layer="layout" svg:width="15.663cm" svg:height="10.234cm" svg:x="1.537cm" svg:y="4.478cm" presentation:class="outline" presentation:user-transformed="true">
          <draw:text-box>
            <text:list text:style-name="L3">
              <text:list-item>
                <text:p text:style-name="P55"><text:span text:style-name="T111">Rank decomposition</text:span></text:p>
                <text:list>
                  <text:list-item>
                    <text:p text:style-name="P56"><text:span text:style-name="T112">Play along </text:span></text:p>
                  </text:list-item>
                  <text:list-item>
                    <text:p text:style-name="P56"><text:span text:style-name="T66">For </text:span><text:span text:style-name="T113">X</text:span><text:span text:style-name="T66"> (small rank) find </text:span><text:span text:style-name="T113"><text:s/>C</text:span><text:span text:style-name="T114">‘s</text:span></text:p>
                    <text:list>
                      <text:list-item>
                        <text:p text:style-name="P56"><text:span text:style-name="T115">C </text:span><text:span text:style-name="T30">⊆</text:span><text:span text:style-name="T113"> X </text:span><text:span text:style-name="T66">or</text:span><text:span text:style-name="T113"> </text:span><text:span text:style-name="T116">C </text:span><text:span text:style-name="T117">⊆</text:span><text:span text:style-name="T116"> </text:span><text:span text:style-name="T118">X</text:span></text:p>
                      </text:list-item>
                    </text:list>
                  </text:list-item>
                  <text:list-item>
                    <text:p text:style-name="P56"><text:span text:style-name="T112">Can be treated independently</text:span></text:p>
                  </text:list-item>
                </text:list>
              </text:list-item>
              <text:list-item>
                <text:p text:style-name="P56"><text:span text:style-name="T119">Can remove pebbles from parent! </text:span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Induction Hypothesis</text:span></text:p>
          </draw:text-box>
        </draw:frame>
        <draw:frame presentation:style-name="pr5" draw:text-style-name="P58" draw:layer="layout" svg:width="24.899cm" svg:height="10.234cm" svg:x="1.602cm" svg:y="4.72cm" presentation:class="outline" presentation:user-transformed="true">
          <draw:text-box>
            <text:list text:style-name="L3">
              <text:list-item>
                <text:p text:style-name="P55"><text:span text:style-name="T19">Position </text:span><text:span text:style-name="T26">((</text:span><text:span text:style-name="T120">a</text:span><text:span text:style-name="T26">,</text:span><text:span text:style-name="T120">b</text:span><text:span text:style-name="T26">,v),(</text:span><text:span text:style-name="T120">a</text:span><text:span text:style-name="T26">',</text:span><text:span text:style-name="T120">b</text:span><text:span text:style-name="T26">',v')) ⇒ </text:span><text:span text:style-name="T19">Spoiler wins </text:span></text:p>
                <text:list>
                  <text:list-item>
                    <text:p text:style-name="P56"><text:span text:style-name="T30">(</text:span><text:span text:style-name="T121">a</text:span><text:span text:style-name="T30">,</text:span><text:span text:style-name="T121">b</text:span><text:span text:style-name="T30">) </text:span><text:span text:style-name="T20">ordered split pair</text:span><text:span text:style-name="T30"> t ∈ V(T) (i.e. γ(t))</text:span></text:p>
                  </text:list-item>
                  <text:list-item>
                    <text:p text:style-name="P56"><text:span text:style-name="T30">v ∈ γ(t)</text:span></text:p>
                  </text:list-item>
                  <text:list-item>
                    <text:p text:style-name="P56"><text:span text:style-name="T30">f </text:span><text:span text:style-name="T20">flip function wrt.</text:span><text:span text:style-name="T30"> X = γ(t)</text:span></text:p>
                    <text:list>
                      <text:list-item>
                        <text:p text:style-name="P56"><text:span text:style-name="T30">C ∈ Comp((G, χ</text:span><text:span text:style-name="T38">∞</text:span><text:span text:style-name="T108">(</text:span><text:span text:style-name="T122">a</text:span><text:span text:style-name="T108">,</text:span><text:span text:style-name="T122">b</text:span><text:span text:style-name="T108">)</text:span><text:span text:style-name="T30">),f) s.t. v ∈ C</text:span></text:p>
                      </text:list-item>
                      <text:list-item>
                        <text:p text:style-name="P56"><text:span text:style-name="T30">C' ∈ Comp((H, χ</text:span><text:span text:style-name="T38">∞</text:span><text:span text:style-name="T123">(</text:span><text:span text:style-name="T124">a</text:span><text:span text:style-name="T123">',</text:span><text:span text:style-name="T124">b</text:span><text:span text:style-name="T123">')</text:span><text:span text:style-name="T30">),f) s.t. v' ∈ C'</text:span></text:p>
                      </text:list-item>
                    </text:list>
                  </text:list-item>
                  <text:list-item>
                    <text:p text:style-name="P56"><text:span text:style-name="T30">(G[C], χ</text:span><text:span text:style-name="T38">∞</text:span><text:span text:style-name="T108">(</text:span><text:span text:style-name="T122">a</text:span><text:span text:style-name="T108">,</text:span><text:span text:style-name="T122">b</text:span><text:span text:style-name="T108">,v)</text:span><text:span text:style-name="T30">) ≇ (H[C'], χ</text:span><text:span text:style-name="T38">∞</text:span><text:span text:style-name="T123">(</text:span><text:span text:style-name="T124">a</text:span><text:span text:style-name="T123">',</text:span><text:span text:style-name="T124">b</text:span><text:span text:style-name="T123">',v')</text:span><text:span text:style-name="T30">)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Induction Step: Idea</text:span></text:p>
          </draw:text-box>
        </draw:frame>
        <draw:custom-shape draw:style-name="gr57" draw:text-style-name="P50" xml:id="id307" draw:id="id307" draw:layer="layout" svg:width="1.2cm" svg:height="1.2cm" svg:x="17.4cm" svg:y="3.4cm">
          <text:p text:style-name="P23"><text:span text:style-name="T8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5" xml:id="id308" draw:id="id308" draw:layer="layout" svg:width="1.2cm" svg:height="1.2cm" svg:x="14.4cm" svg:y="7.6cm">
          <text:p text:style-name="P23"><text:span text:style-name="T125">t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5" xml:id="id309" draw:id="id309" draw:layer="layout" svg:width="1.2cm" svg:height="1.2cm" svg:x="20.5cm" svg:y="7.6cm">
          <text:p text:style-name="P23"><text:span text:style-name="T125">t</text:span><text:span text:style-name="T12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2" draw:layer="layout" svg:width="8.506cm" svg:height="1.771cm" svg:x="2.494cm" svg:y="4.629cm">
          <draw:text-box>
            <text:p><text:span text:style-name="T30">|γ(t)|&gt;1</text:span><text:span text:style-name="T26">⇒ </text:span><text:span text:style-name="T85">children</text:span><text:span text:style-name="T30"> </text:span></text:p>
          </draw:text-box>
        </draw:frame>
        <draw:frame draw:style-name="gr58" draw:text-style-name="P76" draw:layer="layout" svg:width="5cm" svg:height="1.743cm" svg:x="12.5cm" svg:y="9.257cm">
          <draw:text-box>
            <text:p text:style-name="P23"><text:span text:style-name="T30">X</text:span><text:span text:style-name="T36">1</text:span><text:span text:style-name="T30">:= γ(t</text:span><text:span text:style-name="T36">1</text:span><text:span text:style-name="T30">)</text:span></text:p>
          </draw:text-box>
        </draw:frame>
        <draw:frame draw:style-name="gr58" draw:text-style-name="P76" draw:layer="layout" svg:width="5cm" svg:height="1.743cm" svg:x="18.5cm" svg:y="9.257cm">
          <draw:text-box>
            <text:p text:style-name="P23"><text:span text:style-name="T30">X</text:span><text:span text:style-name="T36">2</text:span><text:span text:style-name="T30">:= γ(t</text:span><text:span text:style-name="T36">2</text:span><text:span text:style-name="T30">)</text:span></text:p>
          </draw:text-box>
        </draw:frame>
        <draw:frame draw:style-name="gr59" draw:text-style-name="P76" draw:layer="layout" svg:width="7.8cm" svg:height="1.397cm" svg:x="14cm" svg:y="1.457cm">
          <draw:text-box>
            <text:p text:style-name="P23"><text:span text:style-name="T30">X= X</text:span><text:span text:style-name="T36">1</text:span><text:span text:style-name="T30"> ⊎X</text:span><text:span text:style-name="T36">2</text:span></text:p>
          </draw:text-box>
        </draw:frame>
        <draw:connector draw:style-name="gr30" draw:text-style-name="P51" draw:layer="layout" draw:type="line" svg:x1="17.575cm" svg:y1="4.425cm" svg:x2="15cm" svg:y2="7.6cm" draw:start-shape="id307" draw:start-glue-point="7" draw:end-shape="id308" draw:end-glue-point="4" svg:d="M17575 4425l-2575 3175" svg:viewBox="0 0 2576 3176">
          <text:p/>
        </draw:connector>
        <draw:connector draw:style-name="gr30" draw:text-style-name="P51" draw:layer="layout" draw:type="line" svg:x1="18.425cm" svg:y1="4.425cm" svg:x2="21.1cm" svg:y2="7.6cm" draw:start-shape="id307" draw:start-glue-point="9" draw:end-shape="id309" draw:end-glue-point="4" svg:d="M18425 4425l2675 3175" svg:viewBox="0 0 2676 3176">
          <text:p/>
        </draw:connector>
        <draw:frame draw:style-name="gr61" draw:text-style-name="P77" draw:layer="layout" svg:width="8.706cm" svg:height="2.39cm" svg:x="1.694cm" svg:y="10.81cm">
          <draw:text-box>
            <text:p><text:span text:style-name="T19">Spoiler moves to: </text:span><text:span text:style-name="T23"><text:s/></text:span></text:p>
          </draw:text-box>
        </draw:frame>
        <draw:frame draw:style-name="gr62" draw:text-style-name="P32" draw:layer="layout" svg:width="21.6cm" svg:height="1.6cm" svg:x="2.9cm" svg:y="12.8cm">
          <draw:text-box>
            <text:p><text:span text:style-name="T23">(</text:span><text:span text:style-name="T26">α</text:span><text:span text:style-name="T23">,</text:span><text:span text:style-name="T26">α</text:span><text:span text:style-name="T23">'):=((</text:span><text:span text:style-name="T127">a</text:span><text:span text:style-name="T23">,</text:span><text:span text:style-name="T127">b</text:span><text:span text:style-name="T23">,</text:span><text:span text:style-name="T127">a</text:span><text:span text:style-name="T34">1</text:span><text:span text:style-name="T23">,</text:span><text:span text:style-name="T127">b</text:span><text:span text:style-name="T34">1</text:span><text:span text:style-name="T23">,</text:span><text:span text:style-name="T127">a</text:span><text:span text:style-name="T34">2</text:span><text:span text:style-name="T23">,</text:span><text:span text:style-name="T127">b</text:span><text:span text:style-name="T34">2</text:span><text:span text:style-name="T23">,v),(</text:span><text:span text:style-name="T127">a</text:span><text:span text:style-name="T23">',</text:span><text:span text:style-name="T127">b</text:span><text:span text:style-name="T23">',</text:span><text:span text:style-name="T127">a</text:span><text:span text:style-name="T34">1</text:span><text:span text:style-name="T23">',</text:span><text:span text:style-name="T127">b</text:span><text:span text:style-name="T34">1</text:span><text:span text:style-name="T23">',</text:span><text:span text:style-name="T127">a</text:span><text:span text:style-name="T34">2</text:span><text:span text:style-name="T23">',</text:span><text:span text:style-name="T127">b</text:span><text:span text:style-name="T34">2</text:span><text:span text:style-name="T23">',v')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Induction Step: Idea</text:span></text:p>
          </draw:text-box>
        </draw:frame>
        <draw:frame draw:style-name="gr61" draw:text-style-name="P77" draw:layer="layout" svg:width="8.706cm" svg:height="2.39cm" svg:x="1.8cm" svg:y="4.4cm">
          <draw:text-box>
            <text:p><text:span text:style-name="T19">From: </text:span><text:span text:style-name="T23"><text:s/></text:span></text:p>
          </draw:text-box>
        </draw:frame>
        <draw:frame draw:style-name="gr63" draw:text-style-name="P77" draw:layer="layout" svg:width="17.906cm" svg:height="2.555cm" svg:x="1.694cm" svg:y="8.21cm">
          <draw:text-box>
            <text:p><text:span text:style-name="T19">Goal: </text:span></text:p>
          </draw:text-box>
        </draw:frame>
        <draw:frame draw:style-name="gr64" draw:text-style-name="P32" draw:layer="layout" svg:width="20.747cm" svg:height="2.715cm" svg:x="5.253cm" svg:y="10.4cm">
          <draw:text-box>
            <text:p><text:span text:style-name="T23">((</text:span><text:span text:style-name="T127">a</text:span><text:span text:style-name="T34">1</text:span><text:span text:style-name="T23">,</text:span><text:span text:style-name="T127">b</text:span><text:span text:style-name="T34">1</text:span><text:span text:style-name="T23">,z),(</text:span><text:span text:style-name="T127">a</text:span><text:span text:style-name="T34">1</text:span><text:span text:style-name="T23">',</text:span><text:span text:style-name="T127">b</text:span><text:span text:style-name="T34">1</text:span><text:span text:style-name="T23">',z')) or ((</text:span><text:span text:style-name="T127">a</text:span><text:span text:style-name="T34">2</text:span><text:span text:style-name="T23">,</text:span><text:span text:style-name="T127">b</text:span><text:span text:style-name="T34">2</text:span><text:span text:style-name="T23">,z),(</text:span><text:span text:style-name="T127">a</text:span><text:span text:style-name="T34">2</text:span><text:span text:style-name="T23">',</text:span><text:span text:style-name="T127">b</text:span><text:span text:style-name="T34">2</text:span><text:span text:style-name="T23">',z'))</text:span></text:p>
          </draw:text-box>
        </draw:frame>
        <draw:frame draw:style-name="gr65" draw:text-style-name="P32" draw:layer="layout" svg:width="4.904cm" svg:height="1.404cm" svg:x="1.8cm" svg:y="12.4cm">
          <draw:text-box>
            <text:p><text:span text:style-name="T26">⇒ </text:span><text:span text:style-name="T19">IH</text:span></text:p>
          </draw:text-box>
        </draw:frame>
        <draw:frame draw:style-name="gr62" draw:text-style-name="P32" draw:layer="layout" svg:width="21.6cm" svg:height="1.6cm" svg:x="3.2cm" svg:y="6.2cm">
          <draw:text-box>
            <text:p><text:span text:style-name="T23">(</text:span><text:span text:style-name="T26">α</text:span><text:span text:style-name="T23">,</text:span><text:span text:style-name="T26">α</text:span><text:span text:style-name="T23">'):=((</text:span><text:span text:style-name="T127">a</text:span><text:span text:style-name="T23">,</text:span><text:span text:style-name="T127">b</text:span><text:span text:style-name="T23">,</text:span><text:span text:style-name="T127">a</text:span><text:span text:style-name="T34">1</text:span><text:span text:style-name="T23">,</text:span><text:span text:style-name="T127">b</text:span><text:span text:style-name="T34">1</text:span><text:span text:style-name="T23">,</text:span><text:span text:style-name="T127">a</text:span><text:span text:style-name="T34">2</text:span><text:span text:style-name="T23">,</text:span><text:span text:style-name="T127">b</text:span><text:span text:style-name="T34">2</text:span><text:span text:style-name="T23">,v),(</text:span><text:span text:style-name="T127">a</text:span><text:span text:style-name="T23">',</text:span><text:span text:style-name="T127">b</text:span><text:span text:style-name="T23">',</text:span><text:span text:style-name="T127">a</text:span><text:span text:style-name="T34">1</text:span><text:span text:style-name="T23">',</text:span><text:span text:style-name="T127">b</text:span><text:span text:style-name="T34">1</text:span><text:span text:style-name="T23">',</text:span><text:span text:style-name="T127">a</text:span><text:span text:style-name="T34">2</text:span><text:span text:style-name="T23">',</text:span><text:span text:style-name="T127">b</text:span><text:span text:style-name="T34">2</text:span><text:span text:style-name="T23">',v')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Induction Step: Idea Case 1</text:span></text:p>
          </draw:text-box>
        </draw:frame>
        <draw:frame presentation:style-name="pr5" draw:text-style-name="P58" draw:layer="layout" svg:width="24.899cm" svg:height="10.234cm" svg:x="1.57cm" svg:y="4.51cm" presentation:class="outline" presentation:user-transformed="true">
          <draw:text-box>
            <text:list text:style-name="L3">
              <text:list-item>
                <text:p text:style-name="P55"><text:span text:style-name="T83">Can find</text:span><text:span text:style-name="T86"> </text:span></text:p>
                <text:list>
                  <text:list-item>
                    <text:p text:style-name="P56"><text:span text:style-name="T26">C</text:span><text:span text:style-name="T37">1</text:span><text:span text:style-name="T26"> ∈ Comp((G, χ</text:span><text:span text:style-name="T74">∞</text:span><text:span text:style-name="T103">(</text:span><text:span text:style-name="T104">a</text:span><text:span text:style-name="T103">1,</text:span><text:span text:style-name="T104">b</text:span><text:span text:style-name="T103">1)</text:span><text:span text:style-name="T26">),f</text:span><text:span text:style-name="T37">1</text:span><text:span text:style-name="T26">),</text:span></text:p>
                  </text:list-item>
                  <text:list-item>
                    <text:p text:style-name="P56"><text:span text:style-name="T26">C</text:span><text:span text:style-name="T37">1</text:span><text:span text:style-name="T30">'</text:span><text:span text:style-name="T26"> ∈ Comp((H, χ</text:span><text:span text:style-name="T74">∞</text:span><text:span text:style-name="T103">(</text:span><text:span text:style-name="T104">a</text:span><text:span text:style-name="T103">1</text:span><text:span text:style-name="T128">'</text:span><text:span text:style-name="T103">,</text:span><text:span text:style-name="T104">b</text:span><text:span text:style-name="T103">1</text:span><text:span text:style-name="T123">'</text:span><text:span text:style-name="T103">)</text:span><text:span text:style-name="T26">),f</text:span><text:span text:style-name="T37">1</text:span><text:span text:style-name="T26">)</text:span></text:p>
                  </text:list-item>
                  <text:list-item>
                    <text:p text:style-name="P56"><text:span text:style-name="T30">(G[C</text:span><text:span text:style-name="T36">1</text:span><text:span text:style-name="T30">], χ</text:span><text:span text:style-name="T38">∞</text:span><text:span text:style-name="T123">(α)</text:span><text:span text:style-name="T30">) ≇ (H[C</text:span><text:span text:style-name="T36">1</text:span><text:span text:style-name="T30">'], χ</text:span><text:span text:style-name="T38">∞</text:span><text:span text:style-name="T123">(α')</text:span><text:span text:style-name="T30">)</text:span></text:p>
                  </text:list-item>
                </text:list>
              </text:list-item>
              <text:list-item>
                <text:p text:style-name="P56"><text:span text:style-name="T13">Can find </text:span><text:span text:style-name="T26">z, z</text:span><text:span text:style-name="T30">'</text:span><text:span text:style-name="T26"> </text:span></text:p>
                <text:list>
                  <text:list-item>
                    <text:p text:style-name="P56"><text:span text:style-name="T26">z = v, z</text:span><text:span text:style-name="T30">'</text:span><text:span text:style-name="T26"> = v</text:span><text:span text:style-name="T30">'</text:span></text:p>
                  </text:list-item>
                  <text:list-item>
                    <text:p text:style-name="P56"><text:span text:style-name="T30">z = w, z' = 𝜎(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Induction Step: Idea Case 1</text:span></text:p>
          </draw:text-box>
        </draw:frame>
        <draw:frame presentation:style-name="pr5" draw:text-style-name="P58" draw:layer="layout" svg:width="24.899cm" svg:height="10.234cm" svg:x="1.57cm" svg:y="4.51cm" presentation:class="outline" presentation:user-transformed="true">
          <draw:text-box>
            <text:list text:style-name="L3">
              <text:list-item>
                <text:p text:style-name="P55"><text:span text:style-name="T83">Obtain</text:span><text:span text:style-name="T86"> </text:span><text:span text:style-name="T26">(G[C</text:span><text:span text:style-name="T37">1</text:span><text:span text:style-name="T26">], χ</text:span><text:span text:style-name="T74">∞</text:span><text:span text:style-name="T128">(α,z)</text:span><text:span text:style-name="T26">) ≇ (H[C</text:span><text:span text:style-name="T37">1</text:span><text:span text:style-name="T26">'], χ</text:span><text:span text:style-name="T74">∞</text:span><text:span text:style-name="T128">(α',z')</text:span><text:span text:style-name="T26">)</text:span></text:p>
                <text:list>
                  <text:list-item>
                    <text:p text:style-name="P56"><text:span text:style-name="T26">C</text:span><text:span text:style-name="T37">1 </text:span><text:span text:style-name="T85"><text:s/>connected component in</text:span><text:span text:style-name="T26"> G</text:span><text:span text:style-name="T32">f1</text:span></text:p>
                  </text:list-item>
                  <text:list-item>
                    <text:p text:style-name="P56"><text:span text:style-name="T26">C</text:span><text:span text:style-name="T37">1</text:span><text:span text:style-name="T26">'</text:span><text:span text:style-name="T37"> </text:span><text:span text:style-name="T85"><text:s/>connected component in</text:span><text:span text:style-name="T26"> H</text:span><text:span text:style-name="T32">f1</text:span></text:p>
                  </text:list-item>
                  <text:list-item>
                    <text:p text:style-name="P56"><text:span text:style-name="T26">⇒ </text:span><text:span text:style-name="T85">can remove pebbles outside </text:span><text:span text:style-name="T26">C</text:span><text:span text:style-name="T37">1</text:span><text:span text:style-name="T85"> without worry </text:span></text:p>
                    <text:list>
                      <text:list-item>
                        <text:p text:style-name="P56"><text:span text:style-name="T85">without effecting the colouring restricted to </text:span><text:span text:style-name="T26">C</text:span><text:span text:style-name="T37">1</text:span><text:span text:style-name="T85"> 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6">⇒ </text:span><text:span text:style-name="T30">(G[C</text:span><text:span text:style-name="T36">1</text:span><text:span text:style-name="T30">], χ</text:span><text:span text:style-name="T38">∞</text:span><text:span text:style-name="T123">(</text:span><text:span text:style-name="T124">a1</text:span><text:span text:style-name="T123">,b</text:span><text:span text:style-name="T124">1</text:span><text:span text:style-name="T123">,z)</text:span><text:span text:style-name="T30">) ≇ (H[C</text:span><text:span text:style-name="T36">1</text:span><text:span text:style-name="T30">'], χ</text:span><text:span text:style-name="T38">∞</text:span><text:span text:style-name="T123">(</text:span><text:span text:style-name="T124">a1</text:span><text:span text:style-name="T128">'</text:span><text:span text:style-name="T123">,b</text:span><text:span text:style-name="T124">1</text:span><text:span text:style-name="T128">'</text:span><text:span text:style-name="T123">,z</text:span><text:span text:style-name="T128">'</text:span><text:span text:style-name="T123">)</text:span><text:span text:style-name="T30">) </text:span><text:span text:style-name="T26">⇒ </text:span><text:span text:style-name="T19">IH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Proof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What about the rank width?</text:span></text:p>
          </draw:text-box>
        </draw:frame>
        <draw:frame presentation:style-name="pr5" draw:text-style-name="P58" draw:layer="layout" svg:width="24.899cm" svg:height="10.234cm" svg:x="1.57cm" svg:y="4.51cm" presentation:class="outline" presentation:user-transformed="true">
          <draw:text-box>
            <text:list text:style-name="L3">
              <text:list-item>
                <text:p text:style-name="P55"><text:span text:style-name="T23">(</text:span><text:span text:style-name="T127">a</text:span><text:span text:style-name="T23">,</text:span><text:span text:style-name="T127">b</text:span><text:span text:style-name="T23">), (</text:span><text:span text:style-name="T127">a</text:span><text:span text:style-name="T34">1</text:span><text:span text:style-name="T23">,</text:span><text:span text:style-name="T127">b</text:span><text:span text:style-name="T34">1</text:span><text:span text:style-name="T23">) </text:span><text:span text:style-name="T19">and</text:span><text:span text:style-name="T23"> (</text:span><text:span text:style-name="T127">a</text:span><text:span text:style-name="T34">2</text:span><text:span text:style-name="T23">,</text:span><text:span text:style-name="T127">b</text:span><text:span text:style-name="T34">2</text:span><text:span text:style-name="T23">) </text:span></text:p>
                <text:list>
                  <text:list-item>
                    <text:p text:style-name="P56"><text:span text:style-name="T20">Linear basis of </text:span><text:span text:style-name="T31"><text:s/></text:span><text:span text:style-name="T30">γ(t), γ(t) </text:span><text:span text:style-name="T20">and</text:span><text:span text:style-name="T30"> γ(t) </text:span><text:span text:style-name="T31"><text:s/></text:span></text:p>
                  </text:list-item>
                </text:list>
              </text:list-item>
              <text:list-item>
                <text:p text:style-name="P56"><text:span text:style-name="T23">rw(G) = k </text:span><text:span text:style-name="T26">⇒</text:span><text:span text:style-name="T19"> size smaller </text:span><text:span text:style-name="T23">k</text:span><text:span text:style-name="T19"> </text:span><text:span text:style-name="T26">⇒ 6k </text:span></text:p>
                <text:list>
                  <text:list-item>
                    <text:p text:style-name="P56"><text:span text:style-name="T20">actually </text:span><text:span text:style-name="T30">6k + 5</text:span></text:p>
                  </text:list-item>
                </text:list>
              </text:list-item>
              <text:list-item>
                <text:p text:style-name="P56"><text:span text:style-name="T19">Can be improved to </text:span><text:span text:style-name="T26">3k + 5</text:span></text:p>
              </text:list-item>
              <text:list-item>
                <text:p text:style-name="P56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NormalSlide" presentation:presentation-page-layout-name="AL1T1">
        <office:forms form:automatic-focus="false" form:apply-design-mode="false"/>
        <draw:frame presentation:style-name="pr4" draw:text-style-name="P7" draw:layer="layout" svg:width="24.8cm" svg:height="1.972cm" svg:x="2.3cm" svg:y="1.028cm" presentation:class="title" presentation:user-transformed="true">
          <draw:text-box>
            <text:p><text:span text:style-name="T2">Contributions</text:span></text:p>
          </draw:text-box>
        </draw:frame>
        <draw:frame draw:style-name="gr4" draw:text-style-name="P8" draw:layer="layout" svg:width="10.1cm" svg:height="1.068cm" svg:x="2.1cm" svg:y="2.8cm">
          <draw:text-box>
            <text:p><text:span text:style-name="T4">Detail</text:span></text:p>
          </draw:text-box>
        </draw:frame>
        <draw:frame presentation:style-name="pr5" draw:text-style-name="P10" draw:layer="layout" svg:width="24.899cm" svg:height="10.234cm" svg:x="1.501cm" svg:y="4.4cm" presentation:class="outline" presentation:user-transformed="true">
          <draw:text-box>
            <text:list text:style-name="L3">
              <text:list-header>
                <text:p text:style-name="P9"><text:span text:style-name="T23">(3k+4)-</text:span><text:span text:style-name="T19">dim Weisfeiler-Leman algorithm i</text:span><text:span text:style-name="T24">dentifies</text:span></text:p>
                <text:list>
                  <text:list-item>
                    <text:p><text:span text:style-name="T20">graphs rank width at most k</text:span></text:p>
                  </text:list-item>
                </text:list>
              </text:list-header>
              <text:list-item>
                <text:p><text:span text:style-name="T19">Isomorphism in </text:span><text:span text:style-name="T23">O(n</text:span><text:span text:style-name="T25">3k+5 </text:span><text:span text:style-name="T23">log n), rw(G) </text:span><text:span text:style-name="T26">≤</text:span><text:span text:style-name="T23"> k</text:span></text:p>
              </text:list-item>
              <text:list-item>
                <text:p><text:span text:style-name="T19">Sentence from</text:span><text:span text:style-name="T23"> C</text:span><text:span text:style-name="T27">3k+5 </text:span><text:span text:style-name="T19">characterises,</text:span><text:span text:style-name="T23"> rw(G) </text:span><text:span text:style-name="T26">≤</text:span><text:span text:style-name="T23"> k</text:span></text:p>
              </text:list-item>
              <text:list-item>
                <text:p><text:span text:style-name="T19">Canonisation algorithm in</text:span><text:span text:style-name="T23"> O(n</text:span><text:span text:style-name="T25">3k+7 </text:span><text:span text:style-name="T23">log n), rw(G) </text:span><text:span text:style-name="T26">≤</text:span><text:span text:style-name="T23"> k</text:span></text:p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TitleSlide" presentation:presentation-page-layout-name="AL1T1">
        <office:forms form:automatic-focus="false" form:apply-design-mode="false"/>
        <draw:frame presentation:style-name="pr1" draw:text-style-name="P22" draw:layer="layout" svg:width="29cm" svg:height="4.547cm" svg:x="2.4cm" svg:y="5.1cm" presentation:class="title" presentation:user-transformed="true">
          <draw:text-box>
            <text:p text:style-name="P4"><text:span text:style-name="T59">Thank you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Helvetica1" svg:font-family="Helvetica" style:font-family-generic="swiss"/>
    <style:font-face style:name="Arial Unicode MS2" svg:font-family="'Arial Unicode MS'" style:font-pitch="variable"/>
    <style:font-face style:name="Gentium Basic1" svg:font-family="'Gentium Basic'" style:font-pitch="variable"/>
    <style:font-face style:name="Helvetica Neue1" svg:font-family="'Helvetica Neue'" style:font-pitch="variable"/>
    <style:font-face style:name="Latin Modern Math" svg:font-family="'Latin Modern Math'" style:font-pitch="variable"/>
    <style:font-face style:name="Liberation Sans2" svg:font-family="'Liberation Sans'" style:font-pitch="variable"/>
    <style:font-face style:name="PingFang SC2" svg:font-family="'PingFang SC'" style:font-pitch="variable"/>
    <style:font-face style:name="Gentium Basic" svg:font-family="'Gentium Basic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Helvetica Neue2" svg:font-family="'Helvetica Neue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miTitleSlide-background" style:family="presentation">
      <style:graphic-properties draw:stroke="none" draw:fill="none"/>
      <style:text-properties style:letter-kerning="true"/>
    </style:style>
    <style:style style:name="SemiTitle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miTitle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miTitleSlide-outline1" style:family="presentation">
      <style:graphic-properties draw:stroke="none" draw:fill="none" draw:auto-grow-height="false" draw:fit-to-size="shrink-to-fit" style:shrink-to-fit="true">
        <text:list-style style:name="SemiTitleSlide-outline1">
          <text:list-level-style-bullet text:level="1" text:bullet-char="|">
            <style:list-level-properties text:space-before="0.3cm" text:min-label-width="0.9cm"/>
            <style:text-properties fo:font-family="OpenSymbol" style:font-style-name="Regular" style:font-charset="x-symbol" fo:color="#ffffff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5983b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fo:color="#5983b0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66666" style:text-outline="false" style:text-line-through-style="none" style:text-line-through-type="none" style:font-name="Helvetica Neue1" fo:font-family="'Helvetica Neue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miTitleSlide-outline2" style:family="presentation" style:parent-style-name="SemiTitleSlide-outline1">
      <style:paragraph-properties fo:margin-top="0.4cm" fo:margin-bottom="0cm"/>
      <style:text-properties fo:font-size="28pt" style:font-size-asian="28pt" style:font-size-complex="28pt"/>
    </style:style>
    <style:style style:name="SemiTitleSlide-outline3" style:family="presentation" style:parent-style-name="SemiTitleSlide-outline2">
      <style:paragraph-properties fo:margin-top="0.3cm" fo:margin-bottom="0cm"/>
      <style:text-properties fo:font-size="24pt" style:font-size-asian="24pt" style:font-size-complex="24pt"/>
    </style:style>
    <style:style style:name="SemiTitleSlide-outline4" style:family="presentation" style:parent-style-name="SemiTitleSlide-outline3">
      <style:paragraph-properties fo:margin-top="0.2cm" fo:margin-bottom="0cm"/>
      <style:text-properties fo:font-size="20pt" style:font-size-asian="20pt" style:font-size-complex="20pt"/>
    </style:style>
    <style:style style:name="SemiTitleSlide-outline5" style:family="presentation" style:parent-style-name="SemiTitleSlide-outline4">
      <style:paragraph-properties fo:margin-top="0.1cm" fo:margin-bottom="0cm"/>
      <style:text-properties fo:font-size="20pt" style:font-size-asian="20pt" style:font-size-complex="20pt"/>
    </style:style>
    <style:style style:name="SemiTitleSlide-outline6" style:family="presentation" style:parent-style-name="SemiTitleSlide-outline5">
      <style:paragraph-properties fo:margin-top="0.1cm" fo:margin-bottom="0cm"/>
      <style:text-properties fo:font-size="20pt" style:font-size-asian="20pt" style:font-size-complex="20pt"/>
    </style:style>
    <style:style style:name="SemiTitleSlide-outline7" style:family="presentation" style:parent-style-name="SemiTitleSlide-outline6">
      <style:paragraph-properties fo:margin-top="0.1cm" fo:margin-bottom="0cm"/>
      <style:text-properties fo:font-size="20pt" style:font-size-asian="20pt" style:font-size-complex="20pt"/>
    </style:style>
    <style:style style:name="SemiTitleSlide-outline8" style:family="presentation" style:parent-style-name="SemiTitleSlide-outline7">
      <style:paragraph-properties fo:margin-top="0.1cm" fo:margin-bottom="0cm"/>
      <style:text-properties fo:font-size="20pt" style:font-size-asian="20pt" style:font-size-complex="20pt"/>
    </style:style>
    <style:style style:name="SemiTitleSlide-outline9" style:family="presentation" style:parent-style-name="SemiTitleSlide-outline8">
      <style:paragraph-properties fo:margin-top="0.1cm" fo:margin-bottom="0cm"/>
      <style:text-properties fo:font-size="20pt" style:font-size-asian="20pt" style:font-size-complex="20pt"/>
    </style:style>
    <style:style style:name="SemiTitleSlide-subtitle" style:family="presentation">
      <style:graphic-properties draw:stroke="none" draw:fill="none" draw:textarea-vertical-align="middle">
        <text:list-style style:name="SemiTitle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miTitleSlide-title" style:family="presentation">
      <style:graphic-properties draw:stroke="none" svg:stroke-color="#3465a4" draw:fill="none" draw:textarea-vertical-align="middle">
        <text:list-style style:name="SemiTitle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Helvetica Neue1" fo:font-family="'Helvetica Neue'" style:font-pitch="variable" fo:font-size="44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Slide-background" style:family="presentation">
      <style:graphic-properties draw:stroke="none" draw:fill="none"/>
      <style:text-properties style:letter-kerning="true"/>
    </style:style>
    <style:style style:name="Title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Slide-outline1" style:family="presentation">
      <style:graphic-properties draw:stroke="none" draw:fill="none" draw:auto-grow-height="false" draw:fit-to-size="shrink-to-fit" style:shrink-to-fit="true">
        <text:list-style style:name="TitleSlide-outline1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999999" style:text-outline="false" style:text-line-through-style="none" style:text-line-through-type="none" style:font-name="Gentium Basic1" fo:font-family="'Gentium Basic'" style:font-pitch="variable" fo:font-size="32pt" fo:font-style="italic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Slide-outline2" style:family="presentation" style:parent-style-name="TitleSlide-outline1">
      <style:paragraph-properties fo:margin-top="0.4cm" fo:margin-bottom="0cm"/>
      <style:text-properties fo:font-size="28pt" style:font-size-asian="28pt" style:font-size-complex="28pt"/>
    </style:style>
    <style:style style:name="TitleSlide-outline3" style:family="presentation" style:parent-style-name="TitleSlide-outline2">
      <style:paragraph-properties fo:margin-top="0.3cm" fo:margin-bottom="0cm"/>
      <style:text-properties fo:font-size="24pt" style:font-size-asian="24pt" style:font-size-complex="24pt"/>
    </style:style>
    <style:style style:name="TitleSlide-outline4" style:family="presentation" style:parent-style-name="TitleSlide-outline3">
      <style:paragraph-properties fo:margin-top="0.2cm" fo:margin-bottom="0cm"/>
      <style:text-properties fo:font-size="20pt" style:font-size-asian="20pt" style:font-size-complex="20pt"/>
    </style:style>
    <style:style style:name="TitleSlide-outline5" style:family="presentation" style:parent-style-name="TitleSlide-outline4">
      <style:paragraph-properties fo:margin-top="0.1cm" fo:margin-bottom="0cm"/>
      <style:text-properties fo:font-size="20pt" style:font-size-asian="20pt" style:font-size-complex="20pt"/>
    </style:style>
    <style:style style:name="TitleSlide-outline6" style:family="presentation" style:parent-style-name="TitleSlide-outline5">
      <style:paragraph-properties fo:margin-top="0.1cm" fo:margin-bottom="0cm"/>
      <style:text-properties fo:font-size="20pt" style:font-size-asian="20pt" style:font-size-complex="20pt"/>
    </style:style>
    <style:style style:name="TitleSlide-outline7" style:family="presentation" style:parent-style-name="TitleSlide-outline6">
      <style:paragraph-properties fo:margin-top="0.1cm" fo:margin-bottom="0cm"/>
      <style:text-properties fo:font-size="20pt" style:font-size-asian="20pt" style:font-size-complex="20pt"/>
    </style:style>
    <style:style style:name="TitleSlide-outline8" style:family="presentation" style:parent-style-name="TitleSlide-outline7">
      <style:paragraph-properties fo:margin-top="0.1cm" fo:margin-bottom="0cm"/>
      <style:text-properties fo:font-size="20pt" style:font-size-asian="20pt" style:font-size-complex="20pt"/>
    </style:style>
    <style:style style:name="TitleSlide-outline9" style:family="presentation" style:parent-style-name="TitleSlide-outline8">
      <style:paragraph-properties fo:margin-top="0.1cm" fo:margin-bottom="0cm"/>
      <style:text-properties fo:font-size="20pt" style:font-size-asian="20pt" style:font-size-complex="20pt"/>
    </style:style>
    <style:style style:name="TitleSlide-subtitle" style:family="presentation">
      <style:graphic-properties draw:stroke="none" draw:fill="none" draw:textarea-vertical-align="middle">
        <text:list-style style:name="Title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Slide-title" style:family="presentation">
      <style:graphic-properties draw:stroke="none" draw:fill="none" draw:textarea-vertical-align="middle">
        <text:list-style style:name="Title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33333" style:text-outline="false" style:text-line-through-style="none" style:text-line-through-type="none" style:font-name="Helvetica Neue1" fo:font-family="'Helvetica Neue'" style:font-pitch="variable" fo:font-size="44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Slide-background" style:family="presentation">
      <style:graphic-properties draw:stroke="none" draw:fill="none"/>
      <style:text-properties style:letter-kerning="true"/>
    </style:style>
    <style:style style:name="Norma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ormalSlide-outline1" style:family="presentation">
      <style:graphic-properties draw:stroke="none" draw:fill="none" draw:auto-grow-height="false" draw:fit-to-size="shrink-to-fit" style:shrink-to-fit="true">
        <text:list-style style:name="NormalSlide-outline1">
          <text:list-level-style-bullet text:level="1" text:bullet-char="|">
            <style:list-level-properties text:space-before="0.3cm" text:min-label-width="0.9cm"/>
            <style:text-properties fo:font-family="OpenSymbol" style:font-style-name="Regular" style:font-charset="x-symbol" fo:color="#ffffff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5983b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fo:color="#5983b0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666666" style:text-outline="false" style:text-line-through-style="none" style:text-line-through-type="none" style:font-name="Helvetica Neue1" fo:font-family="'Helvetica Neue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Slide-outline2" style:family="presentation" style:parent-style-name="Normal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ormalSlide-outline3" style:family="presentation" style:parent-style-name="Normal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ormalSlide-outline4" style:family="presentation" style:parent-style-name="Normal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ormalSlide-outline5" style:family="presentation" style:parent-style-name="Normal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rmalSlide-outline6" style:family="presentation" style:parent-style-name="Normal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rmalSlide-outline7" style:family="presentation" style:parent-style-name="Normal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rmalSlide-outline8" style:family="presentation" style:parent-style-name="Normal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rmalSlide-outline9" style:family="presentation" style:parent-style-name="Normal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rmalSlide-subtitle" style:family="presentation">
      <style:graphic-properties draw:stroke="none" draw:fill="none" draw:textarea-vertical-align="middle">
        <text:list-style style:name="Norma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Slide-title" style:family="presentation">
      <style:graphic-properties draw:stroke="none" svg:stroke-color="#3465a4" draw:fill="none" draw:textarea-vertical-align="middle">
        <text:list-style style:name="Norma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Helvetica Neue1" fo:font-family="'Helvetica Neue'" style:font-pitch="variable" fo:font-size="44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Mpr1" style:family="presentation" style:parent-style-name="SemiTitleSlide-backgroundobjects">
      <style:graphic-properties draw:stroke="none" draw:fill="none" draw:fill-color="#ffffff" draw:auto-grow-height="false" fo:min-height="1.086cm"/>
    </style:style>
    <style:style style:name="Mpr2" style:family="presentation" style:parent-style-name="SemiTitleSlide-backgroundobjects">
      <style:graphic-properties svg:stroke-width="0.053cm" svg:stroke-color="#b2b2b2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SemiTitleSlide-backgroundobjects">
      <style:graphic-properties svg:stroke-width="0.106cm" svg:stroke-color="#729fc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4" style:family="presentation" style:parent-style-name="SemiTitle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emiTitle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Slide-backgroundobjects">
      <style:graphic-properties draw:stroke="none" draw:fill="none" draw:fill-color="#ffffff" draw:auto-grow-height="false" fo:min-height="1.086cm"/>
    </style:style>
    <style:style style:name="Mpr10" style:family="presentation" style:parent-style-name="Title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NormalSlide-backgroundobjects">
      <style:graphic-properties draw:stroke="none" draw:fill="none" draw:fill-color="#ffffff" draw:auto-grow-height="false" fo:min-height="1.086cm"/>
    </style:style>
    <style:style style:name="Mpr13" style:family="presentation" style:parent-style-name="NormalSlide-backgroundobjects">
      <style:graphic-properties svg:stroke-width="0.053cm" svg:stroke-color="#b2b2b2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14" style:family="presentation" style:parent-style-name="NormalSlide-backgroundobjects">
      <style:graphic-properties svg:stroke-width="0.106cm" svg:stroke-color="#729fc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5" style:family="presentation" style:parent-style-name="NormalSlid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mal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color="#999999" fo:font-size="20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999999" fo:font-size="20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miTitleSlide" style:page-layout-name="PM1" draw:style-name="Mdp1">
      <draw:frame presentation:style-name="SemiTitleSlide-title" draw:layer="backgroundobjects" svg:width="24.8cm" svg:height="1.972cm" svg:x="2.3cm" svg:y="1.028cm" presentation:class="title" presentation:placeholder="true">
        <draw:text-box/>
      </draw:frame>
      <draw:frame presentation:style-name="SemiTitleSlide-outline1" draw:layer="backgroundobjects" svg:width="27.399cm" svg:height="10.234cm" svg:x="1.301cm" svg:y="4.4cm" presentation:class="outline" presentation:placeholder="true">
        <draw:text-box/>
      </draw:frame>
      <draw:frame presentation:style-name="Mpr1" draw:text-style-name="MP2" draw:layer="backgroundobjects" svg:width="6.523cm" svg:height="1.052cm" svg:x="0.8cm" svg:y="14.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7.4cm" svg:y="14.2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4cm" svg:height="1.085cm" svg:x="23.4cm" svg:y="14.365cm" presentation:class="page-number">
        <draw:text-box>
          <text:p text:style-name="MP7"><text:span text:style-name="MT2"><text:page-number>&lt;number&gt;</text:page-number></text:span></text:p>
        </draw:text-box>
      </draw:frame>
      <draw:line presentation:style-name="Mpr2" draw:text-style-name="MP9" draw:layer="backgroundobjects" svg:x1="27.6cm" svg:y1="14.4cm" svg:x2="27.6cm" svg:y2="15.2cm">
        <text:p/>
      </draw:line>
      <draw:line presentation:style-name="Mpr3" draw:text-style-name="MP9" draw:layer="backgroundobjects" svg:x1="2cm" svg:y1="1.2cm" svg:x2="2cm" svg:y2="2.9cm">
        <text:p/>
      </draw:line>
      <presentation:notes style:page-layout-name="PM0">
        <draw:page-thumbnail presentation:style-name="SemiTitleSlide-title" draw:layer="backgroundobjects" svg:width="19.798cm" svg:height="11.136cm" svg:x="0.6cm" svg:y="2.257cm" presentation:class="page"/>
        <draw:frame presentation:style-name="SemiTitle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Slide" style:page-layout-name="PM1" draw:style-name="Mdp1">
      <draw:frame presentation:style-name="TitleSlide-title" draw:layer="backgroundobjects" svg:width="29cm" svg:height="4.547cm" svg:x="2.5cm" svg:y="4.4cm" presentation:class="title" presentation:placeholder="true">
        <draw:text-box/>
      </draw:frame>
      <draw:frame presentation:style-name="TitleSlide-outline1" draw:layer="backgroundobjects" svg:width="25.199cm" svg:height="11.673cm" svg:x="1.9cm" svg:y="7.9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10" draw:layer="backgroundobjects" svg:x1="2cm" svg:y1="5.601cm" svg:x2="2cm" svg:y2="9.001cm">
        <text:p/>
      </draw:line>
      <presentation:notes style:page-layout-name="PM0">
        <draw:page-thumbnail presentation:style-name="TitleSlide-title" draw:layer="backgroundobjects" svg:width="19.798cm" svg:height="11.136cm" svg:x="0.6cm" svg:y="2.257cm" presentation:class="page"/>
        <draw:frame presentation:style-name="Title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Slide" style:page-layout-name="PM1" draw:style-name="Mdp1">
      <draw:frame presentation:style-name="NormalSlide-title" draw:layer="backgroundobjects" svg:width="24.8cm" svg:height="1.972cm" svg:x="2.3cm" svg:y="1.028cm" presentation:class="title" presentation:placeholder="true">
        <draw:text-box/>
      </draw:frame>
      <draw:frame presentation:style-name="NormalSlide-outline1" draw:layer="backgroundobjects" svg:width="27.399cm" svg:height="10.234cm" svg:x="1.301cm" svg:y="4.4cm" presentation:class="outline" presentation:placeholder="true">
        <draw:text-box/>
      </draw:frame>
      <draw:frame presentation:style-name="Mpr12" draw:text-style-name="MP2" draw:layer="backgroundobjects" svg:width="6.523cm" svg:height="1.052cm" svg:x="0.8cm" svg:y="14.2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085cm" svg:x="7.4cm" svg:y="14.248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8" draw:layer="backgroundobjects" svg:width="4cm" svg:height="1.085cm" svg:x="23.4cm" svg:y="14.365cm" presentation:class="page-number">
        <draw:text-box>
          <text:p text:style-name="MP7"><text:span text:style-name="MT2"><text:page-number>&lt;number&gt;</text:page-number></text:span></text:p>
        </draw:text-box>
      </draw:frame>
      <draw:line presentation:style-name="Mpr13" draw:text-style-name="MP9" draw:layer="backgroundobjects" svg:x1="27.6cm" svg:y1="14.4cm" svg:x2="27.6cm" svg:y2="15.2cm">
        <text:p/>
      </draw:line>
      <draw:line presentation:style-name="Mpr14" draw:text-style-name="MP9" draw:layer="backgroundobjects" svg:x1="2cm" svg:y1="1.2cm" svg:x2="2cm" svg:y2="3.7cm">
        <text:p/>
      </draw:line>
      <presentation:notes style:page-layout-name="PM0">
        <draw:page-thumbnail presentation:style-name="NormalSlide-title" draw:layer="backgroundobjects" svg:width="19.798cm" svg:height="11.136cm" svg:x="0.6cm" svg:y="2.257cm" presentation:class="page"/>
        <draw:frame presentation:style-name="Normal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57:59.839115570</meta:creation-date>
    <dc:date>2019-06-19T09:45:13.239972456</dc:date>
    <meta:editing-duration>P4DT4H58M28S</meta:editing-duration>
    <meta:editing-cycles>134</meta:editing-cycles>
    <meta:generator>LibreOffice/6.1.6.3$MacOSX_X86_64 LibreOffice_project/5896ab1714085361c45cf540f76f60673dd96a72</meta:generator>
    <meta:document-statistic meta:object-count="1573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\definecolor{darkgray}{RGB}{89, 89, 89}§%\pagecolor{bgcolor}\color{fgcolor}§</meta:user-defined>
  </office:meta>
</office:document-meta>
</file>